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586cm" svg:y="1.11cm">
            <draw:object draw:notify-on-update-of-ranges="Sheet1.B2:Sheet1.B2 Sheet1.B3:Sheet1.B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2.618cm" svg:y="1.136cm">
            <draw:object draw:notify-on-update-of-ranges="Sheet1.D2:Sheet1.D2 Sheet1.D3:Sheet1.D2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358cm" svg:y="11.018cm">
            <draw:object draw:notify-on-update-of-ranges="Sheet1.F2:Sheet1.F2 Sheet1.F3:Sheet1.F2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Ris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all</text:p>
          </table:table-cell>
          <table:covered-table-cell table:style-name="ce1"/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lative rise</text:p>
          </table:table-cell>
          <table:table-cell table:style-name="ce1" office:value-type="string" calcext:value-type="string">
            <text:p>Tau const</text:p>
          </table:table-cell>
          <table:table-cell table:style-name="ce1" office:value-type="string" calcext:value-type="string">
            <text:p>Relative fall</text:p>
          </table:table-cell>
          <table:table-cell table:style-name="ce1" office:value-type="string" calcext:value-type="string">
            <text:p>Tau const</text:p>
          </table:table-cell>
          <table:table-cell table:style-name="ce1" office:value-type="string" calcext:value-type="string">
            <text:p>Relative val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-POWER(EXP(1);(-[.A3]/[.C3]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POWER(EXP(1);(-[.A3]/[.E3]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B3]*[.D3]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1-POWER(EXP(1);(-[.A4]/[.C4]))" office:value-type="float" office:value="0.0605869371865242" calcext:value-type="float">
            <text:p>0.0605869371865242</text:p>
          </table:table-cell>
          <table:table-cell table:formula="of:=[.C3]" office:value-type="float" office:value="16" calcext:value-type="float">
            <text:p>16</text:p>
          </table:table-cell>
          <table:table-cell table:formula="of:=POWER(EXP(1);(-[.A4]/[.E4]))" office:value-type="float" office:value="0.939413062813476" calcext:value-type="float">
            <text:p>0.939413062813476</text:p>
          </table:table-cell>
          <table:table-cell table:formula="of:=[.E3]" office:value-type="float" office:value="16" calcext:value-type="float">
            <text:p>16</text:p>
          </table:table-cell>
          <table:table-cell table:formula="of:=[.B4]*[.D4]" office:value-type="float" office:value="0.0569161602288804" calcext:value-type="float">
            <text:p>0.0569161602288804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1-POWER(EXP(1);(-[.A5]/[.C5]))" office:value-type="float" office:value="0.117503097415405" calcext:value-type="float">
            <text:p>0.117503097415405</text:p>
          </table:table-cell>
          <table:table-cell table:formula="of:=[.C4]" office:value-type="float" office:value="16" calcext:value-type="float">
            <text:p>16</text:p>
          </table:table-cell>
          <table:table-cell table:formula="of:=POWER(EXP(1);(-[.A5]/[.E5]))" office:value-type="float" office:value="0.882496902584596" calcext:value-type="float">
            <text:p>0.882496902584596</text:p>
          </table:table-cell>
          <table:table-cell table:formula="of:=[.E4]" office:value-type="float" office:value="16" calcext:value-type="float">
            <text:p>16</text:p>
          </table:table-cell>
          <table:table-cell table:formula="of:=[.B5]*[.D5]" office:value-type="float" office:value="0.103696119513191" calcext:value-type="float">
            <text:p>0.103696119513191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1-POWER(EXP(1);(-[.A6]/[.C6]))" office:value-type="float" office:value="0.1709708818196" calcext:value-type="float">
            <text:p>0.1709708818196</text:p>
          </table:table-cell>
          <table:table-cell table:formula="of:=[.C5]" office:value-type="float" office:value="16" calcext:value-type="float">
            <text:p>16</text:p>
          </table:table-cell>
          <table:table-cell table:formula="of:=POWER(EXP(1);(-[.A6]/[.E6]))" office:value-type="float" office:value="0.8290291181804" calcext:value-type="float">
            <text:p>0.8290291181804</text:p>
          </table:table-cell>
          <table:table-cell table:formula="of:=[.E5]" office:value-type="float" office:value="16" calcext:value-type="float">
            <text:p>16</text:p>
          </table:table-cell>
          <table:table-cell table:formula="of:=[.B6]*[.D6]" office:value-type="float" office:value="0.141739839389428" calcext:value-type="float">
            <text:p>0.141739839389428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1-POWER(EXP(1);(-[.A7]/[.C7]))" office:value-type="float" office:value="0.221199216928595" calcext:value-type="float">
            <text:p>0.221199216928595</text:p>
          </table:table-cell>
          <table:table-cell table:formula="of:=[.C6]" office:value-type="float" office:value="16" calcext:value-type="float">
            <text:p>16</text:p>
          </table:table-cell>
          <table:table-cell table:formula="of:=POWER(EXP(1);(-[.A7]/[.E7]))" office:value-type="float" office:value="0.778800783071405" calcext:value-type="float">
            <text:p>0.778800783071405</text:p>
          </table:table-cell>
          <table:table-cell table:formula="of:=[.E6]" office:value-type="float" office:value="16" calcext:value-type="float">
            <text:p>16</text:p>
          </table:table-cell>
          <table:table-cell table:formula="of:=[.B7]*[.D7]" office:value-type="float" office:value="0.172270123358771" calcext:value-type="float">
            <text:p>0.172270123358771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1-POWER(EXP(1);(-[.A8]/[.C8]))" office:value-type="float" office:value="0.268384371053358" calcext:value-type="float">
            <text:p>0.268384371053358</text:p>
          </table:table-cell>
          <table:table-cell table:formula="of:=[.C7]" office:value-type="float" office:value="16" calcext:value-type="float">
            <text:p>16</text:p>
          </table:table-cell>
          <table:table-cell table:formula="of:=POWER(EXP(1);(-[.A8]/[.E8]))" office:value-type="float" office:value="0.731615628946642" calcext:value-type="float">
            <text:p>0.731615628946642</text:p>
          </table:table-cell>
          <table:table-cell table:formula="of:=[.E7]" office:value-type="float" office:value="16" calcext:value-type="float">
            <text:p>16</text:p>
          </table:table-cell>
          <table:table-cell table:formula="of:=[.B8]*[.D8]" office:value-type="float" office:value="0.196354200427652" calcext:value-type="float">
            <text:p>0.196354200427652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1-POWER(EXP(1);(-[.A9]/[.C9]))" office:value-type="float" office:value="0.312710721209028" calcext:value-type="float">
            <text:p>0.312710721209028</text:p>
          </table:table-cell>
          <table:table-cell table:formula="of:=[.C8]" office:value-type="float" office:value="16" calcext:value-type="float">
            <text:p>16</text:p>
          </table:table-cell>
          <table:table-cell table:formula="of:=POWER(EXP(1);(-[.A9]/[.E9]))" office:value-type="float" office:value="0.687289278790972" calcext:value-type="float">
            <text:p>0.687289278790972</text:p>
          </table:table-cell>
          <table:table-cell table:formula="of:=[.E8]" office:value-type="float" office:value="16" calcext:value-type="float">
            <text:p>16</text:p>
          </table:table-cell>
          <table:table-cell table:formula="of:=[.B9]*[.D9]" office:value-type="float" office:value="0.214922726049958" calcext:value-type="float">
            <text:p>0.214922726049958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1-POWER(EXP(1);(-[.A10]/[.C10]))" office:value-type="float" office:value="0.354351473572108" calcext:value-type="float">
            <text:p>0.354351473572108</text:p>
          </table:table-cell>
          <table:table-cell table:formula="of:=[.C9]" office:value-type="float" office:value="16" calcext:value-type="float">
            <text:p>16</text:p>
          </table:table-cell>
          <table:table-cell table:formula="of:=POWER(EXP(1);(-[.A10]/[.E10]))" office:value-type="float" office:value="0.645648526427892" calcext:value-type="float">
            <text:p>0.645648526427892</text:p>
          </table:table-cell>
          <table:table-cell table:formula="of:=[.E9]" office:value-type="float" office:value="16" calcext:value-type="float">
            <text:p>16</text:p>
          </table:table-cell>
          <table:table-cell table:formula="of:=[.B10]*[.D10]" office:value-type="float" office:value="0.228786506749384" calcext:value-type="float">
            <text:p>0.228786506749384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1-POWER(EXP(1);(-[.A11]/[.C11]))" office:value-type="float" office:value="0.393469340287367" calcext:value-type="float">
            <text:p>0.393469340287367</text:p>
          </table:table-cell>
          <table:table-cell table:formula="of:=[.C10]" office:value-type="float" office:value="16" calcext:value-type="float">
            <text:p>16</text:p>
          </table:table-cell>
          <table:table-cell table:formula="of:=POWER(EXP(1);(-[.A11]/[.E11]))" office:value-type="float" office:value="0.606530659712633" calcext:value-type="float">
            <text:p>0.606530659712633</text:p>
          </table:table-cell>
          <table:table-cell table:formula="of:=[.E10]" office:value-type="float" office:value="16" calcext:value-type="float">
            <text:p>16</text:p>
          </table:table-cell>
          <table:table-cell table:formula="of:=[.B11]*[.D11]" office:value-type="float" office:value="0.238651218541191" calcext:value-type="float">
            <text:p>0.238651218541191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1-POWER(EXP(1);(-[.A12]/[.C12]))" office:value-type="float" office:value="0.430217175269077" calcext:value-type="float">
            <text:p>0.430217175269077</text:p>
          </table:table-cell>
          <table:table-cell table:formula="of:=[.C11]" office:value-type="float" office:value="16" calcext:value-type="float">
            <text:p>16</text:p>
          </table:table-cell>
          <table:table-cell table:formula="of:=POWER(EXP(1);(-[.A12]/[.E12]))" office:value-type="float" office:value="0.569782824730923" calcext:value-type="float">
            <text:p>0.569782824730923</text:p>
          </table:table-cell>
          <table:table-cell table:formula="of:=[.E11]" office:value-type="float" office:value="16" calcext:value-type="float">
            <text:p>16</text:p>
          </table:table-cell>
          <table:table-cell table:formula="of:=[.B12]*[.D12]" office:value-type="float" office:value="0.245130357372573" calcext:value-type="float">
            <text:p>0.245130357372573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1-POWER(EXP(1);(-[.A13]/[.C13]))" office:value-type="float" office:value="0.46473857148101" calcext:value-type="float">
            <text:p>0.46473857148101</text:p>
          </table:table-cell>
          <table:table-cell table:formula="of:=[.C12]" office:value-type="float" office:value="16" calcext:value-type="float">
            <text:p>16</text:p>
          </table:table-cell>
          <table:table-cell table:formula="of:=POWER(EXP(1);(-[.A13]/[.E13]))" office:value-type="float" office:value="0.53526142851899" calcext:value-type="float">
            <text:p>0.53526142851899</text:p>
          </table:table-cell>
          <table:table-cell table:formula="of:=[.E12]" office:value-type="float" office:value="16" calcext:value-type="float">
            <text:p>16</text:p>
          </table:table-cell>
          <table:table-cell table:formula="of:=[.B13]*[.D13]" office:value-type="float" office:value="0.2487566316588" calcext:value-type="float">
            <text:p>0.2487566316588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1-POWER(EXP(1);(-[.A14]/[.C14]))" office:value-type="float" office:value="0.497168422029059" calcext:value-type="float">
            <text:p>0.497168422029059</text:p>
          </table:table-cell>
          <table:table-cell table:formula="of:=[.C13]" office:value-type="float" office:value="16" calcext:value-type="float">
            <text:p>16</text:p>
          </table:table-cell>
          <table:table-cell table:formula="of:=POWER(EXP(1);(-[.A14]/[.E14]))" office:value-type="float" office:value="0.502831577970941" calcext:value-type="float">
            <text:p>0.502831577970941</text:p>
          </table:table-cell>
          <table:table-cell table:formula="of:=[.E13]" office:value-type="float" office:value="16" calcext:value-type="float">
            <text:p>16</text:p>
          </table:table-cell>
          <table:table-cell table:formula="of:=[.B14]*[.D14]" office:value-type="float" office:value="0.249991982166194" calcext:value-type="float">
            <text:p>0.249991982166194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1-POWER(EXP(1);(-[.A15]/[.C15]))" office:value-type="float" office:value="0.527633447258985" calcext:value-type="float">
            <text:p>0.527633447258985</text:p>
          </table:table-cell>
          <table:table-cell table:formula="of:=[.C14]" office:value-type="float" office:value="16" calcext:value-type="float">
            <text:p>16</text:p>
          </table:table-cell>
          <table:table-cell table:formula="of:=POWER(EXP(1);(-[.A15]/[.E15]))" office:value-type="float" office:value="0.472366552741015" calcext:value-type="float">
            <text:p>0.472366552741015</text:p>
          </table:table-cell>
          <table:table-cell table:formula="of:=[.E14]" office:value-type="float" office:value="16" calcext:value-type="float">
            <text:p>16</text:p>
          </table:table-cell>
          <table:table-cell table:formula="of:=[.B15]*[.D15]" office:value-type="float" office:value="0.249236392592585" calcext:value-type="float">
            <text:p>0.249236392592585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1-POWER(EXP(1);(-[.A16]/[.C16]))" office:value-type="float" office:value="0.55625268991892" calcext:value-type="float">
            <text:p>0.55625268991892</text:p>
          </table:table-cell>
          <table:table-cell table:formula="of:=[.C15]" office:value-type="float" office:value="16" calcext:value-type="float">
            <text:p>16</text:p>
          </table:table-cell>
          <table:table-cell table:formula="of:=POWER(EXP(1);(-[.A16]/[.E16]))" office:value-type="float" office:value="0.44374731008108" calcext:value-type="float">
            <text:p>0.44374731008108</text:p>
          </table:table-cell>
          <table:table-cell table:formula="of:=[.E15]" office:value-type="float" office:value="16" calcext:value-type="float">
            <text:p>16</text:p>
          </table:table-cell>
          <table:table-cell table:formula="of:=[.B16]*[.D16]" office:value-type="float" office:value="0.246835634876886" calcext:value-type="float">
            <text:p>0.246835634876886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1-POWER(EXP(1);(-[.A17]/[.C17]))" office:value-type="float" office:value="0.583137980321492" calcext:value-type="float">
            <text:p>0.583137980321492</text:p>
          </table:table-cell>
          <table:table-cell table:formula="of:=[.C16]" office:value-type="float" office:value="16" calcext:value-type="float">
            <text:p>16</text:p>
          </table:table-cell>
          <table:table-cell table:formula="of:=POWER(EXP(1);(-[.A17]/[.E17]))" office:value-type="float" office:value="0.416862019678508" calcext:value-type="float">
            <text:p>0.416862019678508</text:p>
          </table:table-cell>
          <table:table-cell table:formula="of:=[.E16]" office:value-type="float" office:value="16" calcext:value-type="float">
            <text:p>16</text:p>
          </table:table-cell>
          <table:table-cell table:formula="of:=[.B17]*[.D17]" office:value-type="float" office:value="0.243088076228063" calcext:value-type="float">
            <text:p>0.243088076228063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1-POWER(EXP(1);(-[.A18]/[.C18]))" office:value-type="float" office:value="0.608394373323201" calcext:value-type="float">
            <text:p>0.608394373323201</text:p>
          </table:table-cell>
          <table:table-cell table:formula="of:=[.C17]" office:value-type="float" office:value="16" calcext:value-type="float">
            <text:p>16</text:p>
          </table:table-cell>
          <table:table-cell table:formula="of:=POWER(EXP(1);(-[.A18]/[.E18]))" office:value-type="float" office:value="0.391605626676799" calcext:value-type="float">
            <text:p>0.391605626676799</text:p>
          </table:table-cell>
          <table:table-cell table:formula="of:=[.E17]" office:value-type="float" office:value="16" calcext:value-type="float">
            <text:p>16</text:p>
          </table:table-cell>
          <table:table-cell table:formula="of:=[.B18]*[.D18]" office:value-type="float" office:value="0.238250659831871" calcext:value-type="float">
            <text:p>0.238250659831871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1-POWER(EXP(1);(-[.A19]/[.C19]))" office:value-type="float" office:value="0.632120558828558" calcext:value-type="float">
            <text:p>0.632120558828558</text:p>
          </table:table-cell>
          <table:table-cell table:formula="of:=[.C18]" office:value-type="float" office:value="16" calcext:value-type="float">
            <text:p>16</text:p>
          </table:table-cell>
          <table:table-cell table:formula="of:=POWER(EXP(1);(-[.A19]/[.E19]))" office:value-type="float" office:value="0.367879441171442" calcext:value-type="float">
            <text:p>0.367879441171442</text:p>
          </table:table-cell>
          <table:table-cell table:formula="of:=[.E18]" office:value-type="float" office:value="16" calcext:value-type="float">
            <text:p>16</text:p>
          </table:table-cell>
          <table:table-cell table:formula="of:=[.B19]*[.D19]" office:value-type="float" office:value="0.23254415793483" calcext:value-type="float">
            <text:p>0.23254415793483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1-POWER(EXP(1);(-[.A20]/[.C20]))" office:value-type="float" office:value="0.654409247423025" calcext:value-type="float">
            <text:p>0.654409247423025</text:p>
          </table:table-cell>
          <table:table-cell table:formula="of:=[.C19]" office:value-type="float" office:value="16" calcext:value-type="float">
            <text:p>16</text:p>
          </table:table-cell>
          <table:table-cell table:formula="of:=POWER(EXP(1);(-[.A20]/[.E20]))" office:value-type="float" office:value="0.345590752576975" calcext:value-type="float">
            <text:p>0.345590752576975</text:p>
          </table:table-cell>
          <table:table-cell table:formula="of:=[.E19]" office:value-type="float" office:value="16" calcext:value-type="float">
            <text:p>16</text:p>
          </table:table-cell>
          <table:table-cell table:formula="of:=[.B20]*[.D20]" office:value-type="float" office:value="0.226157784310255" calcext:value-type="float">
            <text:p>0.226157784310255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1-POWER(EXP(1);(-[.A21]/[.C21]))" office:value-type="float" office:value="0.67534753264165" calcext:value-type="float">
            <text:p>0.67534753264165</text:p>
          </table:table-cell>
          <table:table-cell table:formula="of:=[.C20]" office:value-type="float" office:value="16" calcext:value-type="float">
            <text:p>16</text:p>
          </table:table-cell>
          <table:table-cell table:formula="of:=POWER(EXP(1);(-[.A21]/[.E21]))" office:value-type="float" office:value="0.32465246735835" calcext:value-type="float">
            <text:p>0.32465246735835</text:p>
          </table:table-cell>
          <table:table-cell table:formula="of:=[.E20]" office:value-type="float" office:value="16" calcext:value-type="float">
            <text:p>16</text:p>
          </table:table-cell>
          <table:table-cell table:formula="of:=[.B21]*[.D21]" office:value-type="float" office:value="0.219253242796485" calcext:value-type="float">
            <text:p>0.219253242796485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1-POWER(EXP(1);(-[.A22]/[.C22]))" office:value-type="float" office:value="0.695017231288941" calcext:value-type="float">
            <text:p>0.695017231288941</text:p>
          </table:table-cell>
          <table:table-cell table:formula="of:=[.C21]" office:value-type="float" office:value="16" calcext:value-type="float">
            <text:p>16</text:p>
          </table:table-cell>
          <table:table-cell table:formula="of:=POWER(EXP(1);(-[.A22]/[.E22]))" office:value-type="float" office:value="0.304982768711059" calcext:value-type="float">
            <text:p>0.304982768711059</text:p>
          </table:table-cell>
          <table:table-cell table:formula="of:=[.E21]" office:value-type="float" office:value="16" calcext:value-type="float">
            <text:p>16</text:p>
          </table:table-cell>
          <table:table-cell table:formula="of:=[.B22]*[.D22]" office:value-type="float" office:value="0.211968279500396" calcext:value-type="float">
            <text:p>0.211968279500396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1-POWER(EXP(1);(-[.A23]/[.C23]))" office:value-type="float" office:value="0.71349520313981" calcext:value-type="float">
            <text:p>0.71349520313981</text:p>
          </table:table-cell>
          <table:table-cell table:formula="of:=[.C22]" office:value-type="float" office:value="16" calcext:value-type="float">
            <text:p>16</text:p>
          </table:table-cell>
          <table:table-cell table:formula="of:=POWER(EXP(1);(-[.A23]/[.E23]))" office:value-type="float" office:value="0.28650479686019" calcext:value-type="float">
            <text:p>0.28650479686019</text:p>
          </table:table-cell>
          <table:table-cell table:formula="of:=[.E22]" office:value-type="float" office:value="16" calcext:value-type="float">
            <text:p>16</text:p>
          </table:table-cell>
          <table:table-cell table:formula="of:=[.B23]*[.D23]" office:value-type="float" office:value="0.204419798236291" calcext:value-type="float">
            <text:p>0.204419798236291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1-POWER(EXP(1);(-[.A24]/[.C24]))" office:value-type="float" office:value="0.730853651270816" calcext:value-type="float">
            <text:p>0.730853651270816</text:p>
          </table:table-cell>
          <table:table-cell table:formula="of:=[.C23]" office:value-type="float" office:value="16" calcext:value-type="float">
            <text:p>16</text:p>
          </table:table-cell>
          <table:table-cell table:formula="of:=POWER(EXP(1);(-[.A24]/[.E24]))" office:value-type="float" office:value="0.269146348729184" calcext:value-type="float">
            <text:p>0.269146348729184</text:p>
          </table:table-cell>
          <table:table-cell table:formula="of:=[.E23]" office:value-type="float" office:value="16" calcext:value-type="float">
            <text:p>16</text:p>
          </table:table-cell>
          <table:table-cell table:formula="of:=[.B24]*[.D24]" office:value-type="float" office:value="0.196706591694932" calcext:value-type="float">
            <text:p>0.196706591694932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1-POWER(EXP(1);(-[.A25]/[.C25]))" office:value-type="float" office:value="0.747160404195254" calcext:value-type="float">
            <text:p>0.747160404195254</text:p>
          </table:table-cell>
          <table:table-cell table:formula="of:=[.C24]" office:value-type="float" office:value="16" calcext:value-type="float">
            <text:p>16</text:p>
          </table:table-cell>
          <table:table-cell table:formula="of:=POWER(EXP(1);(-[.A25]/[.E25]))" office:value-type="float" office:value="0.252839595804747" calcext:value-type="float">
            <text:p>0.252839595804747</text:p>
          </table:table-cell>
          <table:table-cell table:formula="of:=[.E24]" office:value-type="float" office:value="16" calcext:value-type="float">
            <text:p>16</text:p>
          </table:table-cell>
          <table:table-cell table:formula="of:=[.B25]*[.D25]" office:value-type="float" office:value="0.188911734598039" calcext:value-type="float">
            <text:p>0.188911734598039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1-POWER(EXP(1);(-[.A26]/[.C26]))" office:value-type="float" office:value="0.762479180904542" calcext:value-type="float">
            <text:p>0.762479180904542</text:p>
          </table:table-cell>
          <table:table-cell table:formula="of:=[.C25]" office:value-type="float" office:value="16" calcext:value-type="float">
            <text:p>16</text:p>
          </table:table-cell>
          <table:table-cell table:formula="of:=POWER(EXP(1);(-[.A26]/[.E26]))" office:value-type="float" office:value="0.237520819095458" calcext:value-type="float">
            <text:p>0.237520819095458</text:p>
          </table:table-cell>
          <table:table-cell table:formula="of:=[.E25]" office:value-type="float" office:value="16" calcext:value-type="float">
            <text:p>16</text:p>
          </table:table-cell>
          <table:table-cell table:formula="of:=[.B26]*[.D26]" office:value-type="float" office:value="0.181104679591681" calcext:value-type="float">
            <text:p>0.181104679591681</text:p>
          </table:table-cell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1-POWER(EXP(1);(-[.A27]/[.C27]))" office:value-type="float" office:value="0.77686983985157" calcext:value-type="float">
            <text:p>0.77686983985157</text:p>
          </table:table-cell>
          <table:table-cell table:formula="of:=[.C26]" office:value-type="float" office:value="16" calcext:value-type="float">
            <text:p>16</text:p>
          </table:table-cell>
          <table:table-cell table:formula="of:=POWER(EXP(1);(-[.A27]/[.E27]))" office:value-type="float" office:value="0.22313016014843" calcext:value-type="float">
            <text:p>0.22313016014843</text:p>
          </table:table-cell>
          <table:table-cell table:formula="of:=[.E26]" office:value-type="float" office:value="16" calcext:value-type="float">
            <text:p>16</text:p>
          </table:table-cell>
          <table:table-cell table:formula="of:=[.B27]*[.D27]" office:value-type="float" office:value="0.173343091780566" calcext:value-type="float">
            <text:p>0.173343091780566</text:p>
          </table:table-cell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1-POWER(EXP(1);(-[.A28]/[.C28]))" office:value-type="float" office:value="0.790388612848902" calcext:value-type="float">
            <text:p>0.790388612848902</text:p>
          </table:table-cell>
          <table:table-cell table:formula="of:=[.C27]" office:value-type="float" office:value="16" calcext:value-type="float">
            <text:p>16</text:p>
          </table:table-cell>
          <table:table-cell table:formula="of:=POWER(EXP(1);(-[.A28]/[.E28]))" office:value-type="float" office:value="0.209611387151098" calcext:value-type="float">
            <text:p>0.209611387151098</text:p>
          </table:table-cell>
          <table:table-cell table:formula="of:=[.E27]" office:value-type="float" office:value="16" calcext:value-type="float">
            <text:p>16</text:p>
          </table:table-cell>
          <table:table-cell table:formula="of:=[.B28]*[.D28]" office:value-type="float" office:value="0.16567445352769" calcext:value-type="float">
            <text:p>0.16567445352769</text:p>
          </table:table-cell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1-POWER(EXP(1);(-[.A29]/[.C29]))" office:value-type="float" office:value="0.803088324795806" calcext:value-type="float">
            <text:p>0.803088324795806</text:p>
          </table:table-cell>
          <table:table-cell table:formula="of:=[.C28]" office:value-type="float" office:value="16" calcext:value-type="float">
            <text:p>16</text:p>
          </table:table-cell>
          <table:table-cell table:formula="of:=POWER(EXP(1);(-[.A29]/[.E29]))" office:value-type="float" office:value="0.196911675204194" calcext:value-type="float">
            <text:p>0.196911675204194</text:p>
          </table:table-cell>
          <table:table-cell table:formula="of:=[.E28]" office:value-type="float" office:value="16" calcext:value-type="float">
            <text:p>16</text:p>
          </table:table-cell>
          <table:table-cell table:formula="of:=[.B29]*[.D29]" office:value-type="float" office:value="0.158137467372472" calcext:value-type="float">
            <text:p>0.158137467372472</text:p>
          </table:table-cell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1-POWER(EXP(1);(-[.A30]/[.C30]))" office:value-type="float" office:value="0.815018600092696" calcext:value-type="float">
            <text:p>0.815018600092696</text:p>
          </table:table-cell>
          <table:table-cell table:formula="of:=[.C29]" office:value-type="float" office:value="16" calcext:value-type="float">
            <text:p>16</text:p>
          </table:table-cell>
          <table:table-cell table:formula="of:=POWER(EXP(1);(-[.A30]/[.E30]))" office:value-type="float" office:value="0.184981399907304" calcext:value-type="float">
            <text:p>0.184981399907304</text:p>
          </table:table-cell>
          <table:table-cell table:formula="of:=[.E29]" office:value-type="float" office:value="16" calcext:value-type="float">
            <text:p>16</text:p>
          </table:table-cell>
          <table:table-cell table:formula="of:=[.B30]*[.D30]" office:value-type="float" office:value="0.150763281595638" calcext:value-type="float">
            <text:p>0.150763281595638</text:p>
          </table:table-cell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1-POWER(EXP(1);(-[.A31]/[.C31]))" office:value-type="float" office:value="0.826226056549555" calcext:value-type="float">
            <text:p>0.826226056549555</text:p>
          </table:table-cell>
          <table:table-cell table:formula="of:=[.C30]" office:value-type="float" office:value="16" calcext:value-type="float">
            <text:p>16</text:p>
          </table:table-cell>
          <table:table-cell table:formula="of:=POWER(EXP(1);(-[.A31]/[.E31]))" office:value-type="float" office:value="0.173773943450445" calcext:value-type="float">
            <text:p>0.173773943450445</text:p>
          </table:table-cell>
          <table:table-cell table:formula="of:=[.E30]" office:value-type="float" office:value="16" calcext:value-type="float">
            <text:p>16</text:p>
          </table:table-cell>
          <table:table-cell table:formula="of:=[.B31]*[.D31]" office:value-type="float" office:value="0.143576560028127" calcext:value-type="float">
            <text:p>0.143576560028127</text:p>
          </table:table-cell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1-POWER(EXP(1);(-[.A32]/[.C32]))" office:value-type="float" office:value="0.836754487546042" calcext:value-type="float">
            <text:p>0.836754487546042</text:p>
          </table:table-cell>
          <table:table-cell table:formula="of:=[.C31]" office:value-type="float" office:value="16" calcext:value-type="float">
            <text:p>16</text:p>
          </table:table-cell>
          <table:table-cell table:formula="of:=POWER(EXP(1);(-[.A32]/[.E32]))" office:value-type="float" office:value="0.163245512453958" calcext:value-type="float">
            <text:p>0.163245512453958</text:p>
          </table:table-cell>
          <table:table-cell table:formula="of:=[.E31]" office:value-type="float" office:value="16" calcext:value-type="float">
            <text:p>16</text:p>
          </table:table-cell>
          <table:table-cell table:formula="of:=[.B32]*[.D32]" office:value-type="float" office:value="0.136596415117603" calcext:value-type="float">
            <text:p>0.136596415117603</text:p>
          </table:table-cell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1-POWER(EXP(1);(-[.A33]/[.C33]))" office:value-type="float" office:value="0.846645033155072" calcext:value-type="float">
            <text:p>0.846645033155072</text:p>
          </table:table-cell>
          <table:table-cell table:formula="of:=[.C32]" office:value-type="float" office:value="16" calcext:value-type="float">
            <text:p>16</text:p>
          </table:table-cell>
          <table:table-cell table:formula="of:=POWER(EXP(1);(-[.A33]/[.E33]))" office:value-type="float" office:value="0.153354966844928" calcext:value-type="float">
            <text:p>0.153354966844928</text:p>
          </table:table-cell>
          <table:table-cell table:formula="of:=[.E32]" office:value-type="float" office:value="16" calcext:value-type="float">
            <text:p>16</text:p>
          </table:table-cell>
          <table:table-cell table:formula="of:=[.B33]*[.D33]" office:value-type="float" office:value="0.129837220988919" calcext:value-type="float">
            <text:p>0.129837220988919</text:p>
          </table:table-cell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1-POWER(EXP(1);(-[.A34]/[.C34]))" office:value-type="float" office:value="0.855936340898547" calcext:value-type="float">
            <text:p>0.855936340898547</text:p>
          </table:table-cell>
          <table:table-cell table:formula="of:=[.C33]" office:value-type="float" office:value="16" calcext:value-type="float">
            <text:p>16</text:p>
          </table:table-cell>
          <table:table-cell table:formula="of:=POWER(EXP(1);(-[.A34]/[.E34]))" office:value-type="float" office:value="0.144063659101453" calcext:value-type="float">
            <text:p>0.144063659101453</text:p>
          </table:table-cell>
          <table:table-cell table:formula="of:=[.E33]" office:value-type="float" office:value="16" calcext:value-type="float">
            <text:p>16</text:p>
          </table:table-cell>
          <table:table-cell table:formula="of:=[.B34]*[.D34]" office:value-type="float" office:value="0.123309321227754" calcext:value-type="float">
            <text:p>0.123309321227754</text:p>
          </table:table-cell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1-POWER(EXP(1);(-[.A35]/[.C35]))" office:value-type="float" office:value="0.864664716763387" calcext:value-type="float">
            <text:p>0.864664716763387</text:p>
          </table:table-cell>
          <table:table-cell table:formula="of:=[.C34]" office:value-type="float" office:value="16" calcext:value-type="float">
            <text:p>16</text:p>
          </table:table-cell>
          <table:table-cell table:formula="of:=POWER(EXP(1);(-[.A35]/[.E35]))" office:value-type="float" office:value="0.135335283236613" calcext:value-type="float">
            <text:p>0.135335283236613</text:p>
          </table:table-cell>
          <table:table-cell table:formula="of:=[.E34]" office:value-type="float" office:value="16" calcext:value-type="float">
            <text:p>16</text:p>
          </table:table-cell>
          <table:table-cell table:formula="of:=[.B35]*[.D35]" office:value-type="float" office:value="0.117019644347879" calcext:value-type="float">
            <text:p>0.117019644347879</text:p>
          </table:table-cell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1-POWER(EXP(1);(-[.A36]/[.C36]))" office:value-type="float" office:value="0.872864267067964" calcext:value-type="float">
            <text:p>0.872864267067964</text:p>
          </table:table-cell>
          <table:table-cell table:formula="of:=[.C35]" office:value-type="float" office:value="16" calcext:value-type="float">
            <text:p>16</text:p>
          </table:table-cell>
          <table:table-cell table:formula="of:=POWER(EXP(1);(-[.A36]/[.E36]))" office:value-type="float" office:value="0.127135732932036" calcext:value-type="float">
            <text:p>0.127135732932036</text:p>
          </table:table-cell>
          <table:table-cell table:formula="of:=[.E35]" office:value-type="float" office:value="16" calcext:value-type="float">
            <text:p>16</text:p>
          </table:table-cell>
          <table:table-cell table:formula="of:=[.B36]*[.D36]" office:value-type="float" office:value="0.11097223834387" calcext:value-type="float">
            <text:p>0.11097223834387</text:p>
          </table:table-cell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1-POWER(EXP(1);(-[.A37]/[.C37]))" office:value-type="float" office:value="0.88056703173328" calcext:value-type="float">
            <text:p>0.88056703173328</text:p>
          </table:table-cell>
          <table:table-cell table:formula="of:=[.C36]" office:value-type="float" office:value="16" calcext:value-type="float">
            <text:p>16</text:p>
          </table:table-cell>
          <table:table-cell table:formula="of:=POWER(EXP(1);(-[.A37]/[.E37]))" office:value-type="float" office:value="0.11943296826672" calcext:value-type="float">
            <text:p>0.11943296826672</text:p>
          </table:table-cell>
          <table:table-cell table:formula="of:=[.E36]" office:value-type="float" office:value="16" calcext:value-type="float">
            <text:p>16</text:p>
          </table:table-cell>
          <table:table-cell table:formula="of:=[.B37]*[.D37]" office:value-type="float" office:value="0.10516873435772" calcext:value-type="float">
            <text:p>0.10516873435772</text:p>
          </table:table-cell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1-POWER(EXP(1);(-[.A38]/[.C38]))" office:value-type="float" office:value="0.887803109479656" calcext:value-type="float">
            <text:p>0.887803109479656</text:p>
          </table:table-cell>
          <table:table-cell table:formula="of:=[.C37]" office:value-type="float" office:value="16" calcext:value-type="float">
            <text:p>16</text:p>
          </table:table-cell>
          <table:table-cell table:formula="of:=POWER(EXP(1);(-[.A38]/[.E38]))" office:value-type="float" office:value="0.112196890520344" calcext:value-type="float">
            <text:p>0.112196890520344</text:p>
          </table:table-cell>
          <table:table-cell table:formula="of:=[.E37]" office:value-type="float" office:value="16" calcext:value-type="float">
            <text:p>16</text:p>
          </table:table-cell>
          <table:table-cell table:formula="of:=[.B38]*[.D38]" office:value-type="float" office:value="0.0996087482779098" calcext:value-type="float">
            <text:p>0.0996087482779098</text:p>
          </table:table-cell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1-POWER(EXP(1);(-[.A39]/[.C39]))" office:value-type="float" office:value="0.894600775438136" calcext:value-type="float">
            <text:p>0.894600775438136</text:p>
          </table:table-cell>
          <table:table-cell table:formula="of:=[.C38]" office:value-type="float" office:value="16" calcext:value-type="float">
            <text:p>16</text:p>
          </table:table-cell>
          <table:table-cell table:formula="of:=POWER(EXP(1);(-[.A39]/[.E39]))" office:value-type="float" office:value="0.105399224561864" calcext:value-type="float">
            <text:p>0.105399224561864</text:p>
          </table:table-cell>
          <table:table-cell table:formula="of:=[.E38]" office:value-type="float" office:value="16" calcext:value-type="float">
            <text:p>16</text:p>
          </table:table-cell>
          <table:table-cell table:formula="of:=[.B39]*[.D39]" office:value-type="float" office:value="0.094290228023622" calcext:value-type="float">
            <text:p>0.094290228023622</text:p>
          </table:table-cell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1-POWER(EXP(1);(-[.A40]/[.C40]))" office:value-type="float" office:value="0.900986591636174" calcext:value-type="float">
            <text:p>0.900986591636174</text:p>
          </table:table-cell>
          <table:table-cell table:formula="of:=[.C39]" office:value-type="float" office:value="16" calcext:value-type="float">
            <text:p>16</text:p>
          </table:table-cell>
          <table:table-cell table:formula="of:=POWER(EXP(1);(-[.A40]/[.E40]))" office:value-type="float" office:value="0.0990134083638263" calcext:value-type="float">
            <text:p>0.0990134083638263</text:p>
          </table:table-cell>
          <table:table-cell table:formula="of:=[.E39]" office:value-type="float" office:value="16" calcext:value-type="float">
            <text:p>16</text:p>
          </table:table-cell>
          <table:table-cell table:formula="of:=[.B40]*[.D40]" office:value-type="float" office:value="0.0892097533280045" calcext:value-type="float">
            <text:p>0.0892097533280045</text:p>
          </table:table-cell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1-POWER(EXP(1);(-[.A41]/[.C41]))" office:value-type="float" office:value="0.906985510789337" calcext:value-type="float">
            <text:p>0.906985510789337</text:p>
          </table:table-cell>
          <table:table-cell table:formula="of:=[.C40]" office:value-type="float" office:value="16" calcext:value-type="float">
            <text:p>16</text:p>
          </table:table-cell>
          <table:table-cell table:formula="of:=POWER(EXP(1);(-[.A41]/[.E41]))" office:value-type="float" office:value="0.0930144892106635" calcext:value-type="float">
            <text:p>0.0930144892106635</text:p>
          </table:table-cell>
          <table:table-cell table:formula="of:=[.E40]" office:value-type="float" office:value="16" calcext:value-type="float">
            <text:p>16</text:p>
          </table:table-cell>
          <table:table-cell table:formula="of:=[.B41]*[.D41]" office:value-type="float" office:value="0.0843627940075429" calcext:value-type="float">
            <text:p>0.0843627940075429</text:p>
          </table:table-cell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1-POWER(EXP(1);(-[.A42]/[.C42]))" office:value-type="float" office:value="0.91262097380458" calcext:value-type="float">
            <text:p>0.91262097380458</text:p>
          </table:table-cell>
          <table:table-cell table:formula="of:=[.C41]" office:value-type="float" office:value="16" calcext:value-type="float">
            <text:p>16</text:p>
          </table:table-cell>
          <table:table-cell table:formula="of:=POWER(EXP(1);(-[.A42]/[.E42]))" office:value-type="float" office:value="0.0873790261954204" calcext:value-type="float">
            <text:p>0.0873790261954204</text:p>
          </table:table-cell>
          <table:table-cell table:formula="of:=[.E41]" office:value-type="float" office:value="16" calcext:value-type="float">
            <text:p>16</text:p>
          </table:table-cell>
          <table:table-cell table:formula="of:=[.B42]*[.D42]" office:value-type="float" office:value="0.0797439319765604" calcext:value-type="float">
            <text:p>0.0797439319765604</text:p>
          </table:table-cell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1-POWER(EXP(1);(-[.A43]/[.C43]))" office:value-type="float" office:value="0.917915001376101" calcext:value-type="float">
            <text:p>0.917915001376101</text:p>
          </table:table-cell>
          <table:table-cell table:formula="of:=[.C42]" office:value-type="float" office:value="16" calcext:value-type="float">
            <text:p>16</text:p>
          </table:table-cell>
          <table:table-cell table:formula="of:=POWER(EXP(1);(-[.A43]/[.E43]))" office:value-type="float" office:value="0.0820849986238988" calcext:value-type="float">
            <text:p>0.0820849986238988</text:p>
          </table:table-cell>
          <table:table-cell table:formula="of:=[.E42]" office:value-type="float" office:value="16" calcext:value-type="float">
            <text:p>16</text:p>
          </table:table-cell>
          <table:table-cell table:formula="of:=[.B43]*[.D43]" office:value-type="float" office:value="0.0753470516248133" calcext:value-type="float">
            <text:p>0.0753470516248133</text:p>
          </table:table-cell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1-POWER(EXP(1);(-[.A44]/[.C44]))" office:value-type="float" office:value="0.922888280031683" calcext:value-type="float">
            <text:p>0.922888280031683</text:p>
          </table:table-cell>
          <table:table-cell table:formula="of:=[.C43]" office:value-type="float" office:value="16" calcext:value-type="float">
            <text:p>16</text:p>
          </table:table-cell>
          <table:table-cell table:formula="of:=POWER(EXP(1);(-[.A44]/[.E44]))" office:value-type="float" office:value="0.0771117199683167" calcext:value-type="float">
            <text:p>0.0771117199683167</text:p>
          </table:table-cell>
          <table:table-cell table:formula="of:=[.E43]" office:value-type="float" office:value="16" calcext:value-type="float">
            <text:p>16</text:p>
          </table:table-cell>
          <table:table-cell table:formula="of:=[.B44]*[.D44]" office:value-type="float" office:value="0.0711655026118446" calcext:value-type="float">
            <text:p>0.0711655026118446</text:p>
          </table:table-cell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1-POWER(EXP(1);(-[.A45]/[.C45]))" office:value-type="float" office:value="0.927560242965749" calcext:value-type="float">
            <text:p>0.927560242965749</text:p>
          </table:table-cell>
          <table:table-cell table:formula="of:=[.C44]" office:value-type="float" office:value="16" calcext:value-type="float">
            <text:p>16</text:p>
          </table:table-cell>
          <table:table-cell table:formula="of:=POWER(EXP(1);(-[.A45]/[.E45]))" office:value-type="float" office:value="0.0724397570342515" calcext:value-type="float">
            <text:p>0.0724397570342515</text:p>
          </table:table-cell>
          <table:table-cell table:formula="of:=[.E44]" office:value-type="float" office:value="16" calcext:value-type="float">
            <text:p>16</text:p>
          </table:table-cell>
          <table:table-cell table:formula="of:=[.B45]*[.D45]" office:value-type="float" office:value="0.0671922386350701" calcext:value-type="float">
            <text:p>0.0671922386350701</text:p>
          </table:table-cell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1-POWER(EXP(1);(-[.A46]/[.C46]))" office:value-type="float" office:value="0.93194914597499" calcext:value-type="float">
            <text:p>0.93194914597499</text:p>
          </table:table-cell>
          <table:table-cell table:formula="of:=[.C45]" office:value-type="float" office:value="16" calcext:value-type="float">
            <text:p>16</text:p>
          </table:table-cell>
          <table:table-cell table:formula="of:=POWER(EXP(1);(-[.A46]/[.E46]))" office:value-type="float" office:value="0.0680508540250102" calcext:value-type="float">
            <text:p>0.0680508540250102</text:p>
          </table:table-cell>
          <table:table-cell table:formula="of:=[.E45]" office:value-type="float" office:value="16" calcext:value-type="float">
            <text:p>16</text:p>
          </table:table-cell>
          <table:table-cell table:formula="of:=[.B46]*[.D46]" office:value-type="float" office:value="0.063419935291477" calcext:value-type="float">
            <text:p>0.063419935291477</text:p>
          </table:table-cell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1-POWER(EXP(1);(-[.A47]/[.C47]))" office:value-type="float" office:value="0.936072138793292" calcext:value-type="float">
            <text:p>0.936072138793292</text:p>
          </table:table-cell>
          <table:table-cell table:formula="of:=[.C46]" office:value-type="float" office:value="16" calcext:value-type="float">
            <text:p>16</text:p>
          </table:table-cell>
          <table:table-cell table:formula="of:=POWER(EXP(1);(-[.A47]/[.E47]))" office:value-type="float" office:value="0.0639278612067076" calcext:value-type="float">
            <text:p>0.0639278612067076</text:p>
          </table:table-cell>
          <table:table-cell table:formula="of:=[.E46]" office:value-type="float" office:value="16" calcext:value-type="float">
            <text:p>16</text:p>
          </table:table-cell>
          <table:table-cell table:formula="of:=[.B47]*[.D47]" office:value-type="float" office:value="0.0598410897682435" calcext:value-type="float">
            <text:p>0.0598410897682435</text:p>
          </table:table-cell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1-POWER(EXP(1);(-[.A48]/[.C48]))" office:value-type="float" office:value="0.939945332104692" calcext:value-type="float">
            <text:p>0.939945332104692</text:p>
          </table:table-cell>
          <table:table-cell table:formula="of:=[.C47]" office:value-type="float" office:value="16" calcext:value-type="float">
            <text:p>16</text:p>
          </table:table-cell>
          <table:table-cell table:formula="of:=POWER(EXP(1);(-[.A48]/[.E48]))" office:value-type="float" office:value="0.060054667895308" calcext:value-type="float">
            <text:p>0.060054667895308</text:p>
          </table:table-cell>
          <table:table-cell table:formula="of:=[.E47]" office:value-type="float" office:value="16" calcext:value-type="float">
            <text:p>16</text:p>
          </table:table-cell>
          <table:table-cell table:formula="of:=[.B48]*[.D48]" office:value-type="float" office:value="0.0564481047592922" calcext:value-type="float">
            <text:p>0.0564481047592922</text:p>
          </table:table-cell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1-POWER(EXP(1);(-[.A49]/[.C49]))" office:value-type="float" office:value="0.943583860496223" calcext:value-type="float">
            <text:p>0.943583860496223</text:p>
          </table:table-cell>
          <table:table-cell table:formula="of:=[.C48]" office:value-type="float" office:value="16" calcext:value-type="float">
            <text:p>16</text:p>
          </table:table-cell>
          <table:table-cell table:formula="of:=POWER(EXP(1);(-[.A49]/[.E49]))" office:value-type="float" office:value="0.0564161395037774" calcext:value-type="float">
            <text:p>0.0564161395037774</text:p>
          </table:table-cell>
          <table:table-cell table:formula="of:=[.E48]" office:value-type="float" office:value="16" calcext:value-type="float">
            <text:p>16</text:p>
          </table:table-cell>
          <table:table-cell table:formula="of:=[.B49]*[.D49]" office:value-type="float" office:value="0.0532333587072677" calcext:value-type="float">
            <text:p>0.0532333587072677</text:p>
          </table:table-cell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1-POWER(EXP(1);(-[.A50]/[.C50]))" office:value-type="float" office:value="0.947001941596644" calcext:value-type="float">
            <text:p>0.947001941596644</text:p>
          </table:table-cell>
          <table:table-cell table:formula="of:=[.C49]" office:value-type="float" office:value="16" calcext:value-type="float">
            <text:p>16</text:p>
          </table:table-cell>
          <table:table-cell table:formula="of:=POWER(EXP(1);(-[.A50]/[.E50]))" office:value-type="float" office:value="0.0529980584033558" calcext:value-type="float">
            <text:p>0.0529980584033558</text:p>
          </table:table-cell>
          <table:table-cell table:formula="of:=[.E49]" office:value-type="float" office:value="16" calcext:value-type="float">
            <text:p>16</text:p>
          </table:table-cell>
          <table:table-cell table:formula="of:=[.B50]*[.D50]" office:value-type="float" office:value="0.0501892642088303" calcext:value-type="float">
            <text:p>0.0501892642088303</text:p>
          </table:table-cell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1-POWER(EXP(1);(-[.A51]/[.C51]))" office:value-type="float" office:value="0.950212931632136" calcext:value-type="float">
            <text:p>0.950212931632136</text:p>
          </table:table-cell>
          <table:table-cell table:formula="of:=[.C50]" office:value-type="float" office:value="16" calcext:value-type="float">
            <text:p>16</text:p>
          </table:table-cell>
          <table:table-cell table:formula="of:=POWER(EXP(1);(-[.A51]/[.E51]))" office:value-type="float" office:value="0.049787068367864" calcext:value-type="float">
            <text:p>0.049787068367864</text:p>
          </table:table-cell>
          <table:table-cell table:formula="of:=[.E50]" office:value-type="float" office:value="16" calcext:value-type="float">
            <text:p>16</text:p>
          </table:table-cell>
          <table:table-cell table:formula="of:=[.B51]*[.D51]" office:value-type="float" office:value="0.0473083161911976" calcext:value-type="float">
            <text:p>0.0473083161911976</text:p>
          </table:table-cell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1-POWER(EXP(1);(-[.A52]/[.C52]))" office:value-type="float" office:value="0.953229377616041" calcext:value-type="float">
            <text:p>0.953229377616041</text:p>
          </table:table-cell>
          <table:table-cell table:formula="of:=[.C51]" office:value-type="float" office:value="16" calcext:value-type="float">
            <text:p>16</text:p>
          </table:table-cell>
          <table:table-cell table:formula="of:=POWER(EXP(1);(-[.A52]/[.E52]))" office:value-type="float" office:value="0.046770622383959" calcext:value-type="float">
            <text:p>0.046770622383959</text:p>
          </table:table-cell>
          <table:table-cell table:formula="of:=[.E51]" office:value-type="float" office:value="16" calcext:value-type="float">
            <text:p>16</text:p>
          </table:table-cell>
          <table:table-cell table:formula="of:=[.B52]*[.D52]" office:value-type="float" office:value="0.0445831312657761" calcext:value-type="float">
            <text:p>0.0445831312657761</text:p>
          </table:table-cell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1-POWER(EXP(1);(-[.A53]/[.C53]))" office:value-type="float" office:value="0.956063066376593" calcext:value-type="float">
            <text:p>0.956063066376593</text:p>
          </table:table-cell>
          <table:table-cell table:formula="of:=[.C52]" office:value-type="float" office:value="16" calcext:value-type="float">
            <text:p>16</text:p>
          </table:table-cell>
          <table:table-cell table:formula="of:=POWER(EXP(1);(-[.A53]/[.E53]))" office:value-type="float" office:value="0.0439369336234074" calcext:value-type="float">
            <text:p>0.0439369336234074</text:p>
          </table:table-cell>
          <table:table-cell table:formula="of:=[.E52]" office:value-type="float" office:value="16" calcext:value-type="float">
            <text:p>16</text:p>
          </table:table-cell>
          <table:table-cell table:formula="of:=[.B53]*[.D53]" office:value-type="float" office:value="0.0420064794871797" calcext:value-type="float">
            <text:p>0.0420064794871797</text:p>
          </table:table-cell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1-POWER(EXP(1);(-[.A54]/[.C54]))" office:value-type="float" office:value="0.958725070614202" calcext:value-type="float">
            <text:p>0.958725070614202</text:p>
          </table:table-cell>
          <table:table-cell table:formula="of:=[.C53]" office:value-type="float" office:value="16" calcext:value-type="float">
            <text:p>16</text:p>
          </table:table-cell>
          <table:table-cell table:formula="of:=POWER(EXP(1);(-[.A54]/[.E54]))" office:value-type="float" office:value="0.0412749293857976" calcext:value-type="float">
            <text:p>0.0412749293857976</text:p>
          </table:table-cell>
          <table:table-cell table:formula="of:=[.E53]" office:value-type="float" office:value="16" calcext:value-type="float">
            <text:p>16</text:p>
          </table:table-cell>
          <table:table-cell table:formula="of:=[.B54]*[.D54]" office:value-type="float" office:value="0.039571309589995" calcext:value-type="float">
            <text:p>0.039571309589995</text:p>
          </table:table-cell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table:formula="of:=1-POWER(EXP(1);(-[.A55]/[.C55]))" office:value-type="float" office:value="0.961225792168278" calcext:value-type="float">
            <text:p>0.961225792168278</text:p>
          </table:table-cell>
          <table:table-cell table:formula="of:=[.C54]" office:value-type="float" office:value="16" calcext:value-type="float">
            <text:p>16</text:p>
          </table:table-cell>
          <table:table-cell table:formula="of:=POWER(EXP(1);(-[.A55]/[.E55]))" office:value-type="float" office:value="0.038774207831722" calcext:value-type="float">
            <text:p>0.038774207831722</text:p>
          </table:table-cell>
          <table:table-cell table:formula="of:=[.E54]" office:value-type="float" office:value="16" calcext:value-type="float">
            <text:p>16</text:p>
          </table:table-cell>
          <table:table-cell table:formula="of:=[.B55]*[.D55]" office:value-type="float" office:value="0.0372707686387444" calcext:value-type="float">
            <text:p>0.0372707686387444</text:p>
          </table:table-cell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table:formula="of:=1-POWER(EXP(1);(-[.A56]/[.C56]))" office:value-type="float" office:value="0.963575002662636" calcext:value-type="float">
            <text:p>0.963575002662636</text:p>
          </table:table-cell>
          <table:table-cell table:formula="of:=[.C55]" office:value-type="float" office:value="16" calcext:value-type="float">
            <text:p>16</text:p>
          </table:table-cell>
          <table:table-cell table:formula="of:=POWER(EXP(1);(-[.A56]/[.E56]))" office:value-type="float" office:value="0.0364249973373642" calcext:value-type="float">
            <text:p>0.0364249973373642</text:p>
          </table:table-cell>
          <table:table-cell table:formula="of:=[.E55]" office:value-type="float" office:value="16" calcext:value-type="float">
            <text:p>16</text:p>
          </table:table-cell>
          <table:table-cell table:formula="of:=[.B56]*[.D56]" office:value-type="float" office:value="0.0350982169063373" calcext:value-type="float">
            <text:p>0.0350982169063373</text:p>
          </table:table-cell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formula="of:=1-POWER(EXP(1);(-[.A57]/[.C57]))" office:value-type="float" office:value="0.965781881688334" calcext:value-type="float">
            <text:p>0.965781881688334</text:p>
          </table:table-cell>
          <table:table-cell table:formula="of:=[.C56]" office:value-type="float" office:value="16" calcext:value-type="float">
            <text:p>16</text:p>
          </table:table-cell>
          <table:table-cell table:formula="of:=POWER(EXP(1);(-[.A57]/[.E57]))" office:value-type="float" office:value="0.034218118311666" calcext:value-type="float">
            <text:p>0.034218118311666</text:p>
          </table:table-cell>
          <table:table-cell table:formula="of:=[.E56]" office:value-type="float" office:value="16" calcext:value-type="float">
            <text:p>16</text:p>
          </table:table-cell>
          <table:table-cell table:formula="of:=[.B57]*[.D57]" office:value-type="float" office:value="0.0330472386908749" calcext:value-type="float">
            <text:p>0.0330472386908749</text:p>
          </table:table-cell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formula="of:=1-POWER(EXP(1);(-[.A58]/[.C58]))" office:value-type="float" office:value="0.967855052673124" calcext:value-type="float">
            <text:p>0.967855052673124</text:p>
          </table:table-cell>
          <table:table-cell table:formula="of:=[.C57]" office:value-type="float" office:value="16" calcext:value-type="float">
            <text:p>16</text:p>
          </table:table-cell>
          <table:table-cell table:formula="of:=POWER(EXP(1);(-[.A58]/[.E58]))" office:value-type="float" office:value="0.0321449473268761" calcext:value-type="float">
            <text:p>0.0321449473268761</text:p>
          </table:table-cell>
          <table:table-cell table:formula="of:=[.E57]" office:value-type="float" office:value="16" calcext:value-type="float">
            <text:p>16</text:p>
          </table:table-cell>
          <table:table-cell table:formula="of:=[.B58]*[.D58]" office:value-type="float" office:value="0.0311116496882284" calcext:value-type="float">
            <text:p>0.0311116496882284</text:p>
          </table:table-cell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formula="of:=1-POWER(EXP(1);(-[.A59]/[.C59]))" office:value-type="float" office:value="0.969802616577682" calcext:value-type="float">
            <text:p>0.969802616577682</text:p>
          </table:table-cell>
          <table:table-cell table:formula="of:=[.C58]" office:value-type="float" office:value="16" calcext:value-type="float">
            <text:p>16</text:p>
          </table:table-cell>
          <table:table-cell table:formula="of:=POWER(EXP(1);(-[.A59]/[.E59]))" office:value-type="float" office:value="0.0301973834223185" calcext:value-type="float">
            <text:p>0.0301973834223185</text:p>
          </table:table-cell>
          <table:table-cell table:formula="of:=[.E58]" office:value-type="float" office:value="16" calcext:value-type="float">
            <text:p>16</text:p>
          </table:table-cell>
          <table:table-cell table:formula="of:=[.B59]*[.D59]" office:value-type="float" office:value="0.029285501456764" calcext:value-type="float">
            <text:p>0.029285501456764</text:p>
          </table:table-cell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formula="of:=1-POWER(EXP(1);(-[.A60]/[.C60]))" office:value-type="float" office:value="0.971632183550287" calcext:value-type="float">
            <text:p>0.971632183550287</text:p>
          </table:table-cell>
          <table:table-cell table:formula="of:=[.C59]" office:value-type="float" office:value="16" calcext:value-type="float">
            <text:p>16</text:p>
          </table:table-cell>
          <table:table-cell table:formula="of:=POWER(EXP(1);(-[.A60]/[.E60]))" office:value-type="float" office:value="0.0283678164497131" calcext:value-type="float">
            <text:p>0.0283678164497131</text:p>
          </table:table-cell>
          <table:table-cell table:formula="of:=[.E59]" office:value-type="float" office:value="16" calcext:value-type="float">
            <text:p>16</text:p>
          </table:table-cell>
          <table:table-cell table:formula="of:=[.B60]*[.D60]" office:value-type="float" office:value="0.0275630834395885" calcext:value-type="float">
            <text:p>0.0275630834395885</text:p>
          </table:table-cell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formula="of:=1-POWER(EXP(1);(-[.A61]/[.C61]))" office:value-type="float" office:value="0.973350902663645" calcext:value-type="float">
            <text:p>0.973350902663645</text:p>
          </table:table-cell>
          <table:table-cell table:formula="of:=[.C60]" office:value-type="float" office:value="16" calcext:value-type="float">
            <text:p>16</text:p>
          </table:table-cell>
          <table:table-cell table:formula="of:=POWER(EXP(1);(-[.A61]/[.E61]))" office:value-type="float" office:value="0.0266490973363555" calcext:value-type="float">
            <text:p>0.0266490973363555</text:p>
          </table:table-cell>
          <table:table-cell table:formula="of:=[.E60]" office:value-type="float" office:value="16" calcext:value-type="float">
            <text:p>16</text:p>
          </table:table-cell>
          <table:table-cell table:formula="of:=[.B61]*[.D61]" office:value-type="float" office:value="0.0259389229475129" calcext:value-type="float">
            <text:p>0.0259389229475129</text:p>
          </table:table-cell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formula="of:=1-POWER(EXP(1);(-[.A62]/[.C62]))" office:value-type="float" office:value="0.97496548985004" calcext:value-type="float">
            <text:p>0.97496548985004</text:p>
          </table:table-cell>
          <table:table-cell table:formula="of:=[.C61]" office:value-type="float" office:value="16" calcext:value-type="float">
            <text:p>16</text:p>
          </table:table-cell>
          <table:table-cell table:formula="of:=POWER(EXP(1);(-[.A62]/[.E62]))" office:value-type="float" office:value="0.0250345101499602" calcext:value-type="float">
            <text:p>0.0250345101499602</text:p>
          </table:table-cell>
          <table:table-cell table:formula="of:=[.E61]" office:value-type="float" office:value="16" calcext:value-type="float">
            <text:p>16</text:p>
          </table:table-cell>
          <table:table-cell table:formula="of:=[.B62]*[.D62]" office:value-type="float" office:value="0.0244077834515117" calcext:value-type="float">
            <text:p>0.0244077834515117</text:p>
          </table:table-cell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formula="of:=1-POWER(EXP(1);(-[.A63]/[.C63]))" office:value-type="float" office:value="0.976482254143991" calcext:value-type="float">
            <text:p>0.976482254143991</text:p>
          </table:table-cell>
          <table:table-cell table:formula="of:=[.C62]" office:value-type="float" office:value="16" calcext:value-type="float">
            <text:p>16</text:p>
          </table:table-cell>
          <table:table-cell table:formula="of:=POWER(EXP(1);(-[.A63]/[.E63]))" office:value-type="float" office:value="0.0235177458560091" calcext:value-type="float">
            <text:p>0.0235177458560091</text:p>
          </table:table-cell>
          <table:table-cell table:formula="of:=[.E62]" office:value-type="float" office:value="16" calcext:value-type="float">
            <text:p>16</text:p>
          </table:table-cell>
          <table:table-cell table:formula="of:=[.B63]*[.D63]" office:value-type="float" office:value="0.0229646614858613" calcext:value-type="float">
            <text:p>0.0229646614858613</text:p>
          </table:table-cell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formula="of:=1-POWER(EXP(1);(-[.A64]/[.C64]))" office:value-type="float" office:value="0.977907122334938" calcext:value-type="float">
            <text:p>0.977907122334938</text:p>
          </table:table-cell>
          <table:table-cell table:formula="of:=[.C63]" office:value-type="float" office:value="16" calcext:value-type="float">
            <text:p>16</text:p>
          </table:table-cell>
          <table:table-cell table:formula="of:=POWER(EXP(1);(-[.A64]/[.E64]))" office:value-type="float" office:value="0.0220928776650625" calcext:value-type="float">
            <text:p>0.0220928776650625</text:p>
          </table:table-cell>
          <table:table-cell table:formula="of:=[.E63]" office:value-type="float" office:value="16" calcext:value-type="float">
            <text:p>16</text:p>
          </table:table-cell>
          <table:table-cell table:formula="of:=[.B64]*[.D64]" office:value-type="float" office:value="0.021604782421539" calcext:value-type="float">
            <text:p>0.021604782421539</text:p>
          </table:table-cell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table:formula="of:=1-POWER(EXP(1);(-[.A65]/[.C65]))" office:value-type="float" office:value="0.9792456621263" calcext:value-type="float">
            <text:p>0.9792456621263</text:p>
          </table:table-cell>
          <table:table-cell table:formula="of:=[.C64]" office:value-type="float" office:value="16" calcext:value-type="float">
            <text:p>16</text:p>
          </table:table-cell>
          <table:table-cell table:formula="of:=POWER(EXP(1);(-[.A65]/[.E65]))" office:value-type="float" office:value="0.0207543378736997" calcext:value-type="float">
            <text:p>0.0207543378736997</text:p>
          </table:table-cell>
          <table:table-cell table:formula="of:=[.E64]" office:value-type="float" office:value="16" calcext:value-type="float">
            <text:p>16</text:p>
          </table:table-cell>
          <table:table-cell table:formula="of:=[.B65]*[.D65]" office:value-type="float" office:value="0.0203235953331241" calcext:value-type="float">
            <text:p>0.0203235953331241</text:p>
          </table:table-cell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formula="of:=1-POWER(EXP(1);(-[.A66]/[.C66]))" office:value-type="float" office:value="0.980503103891402" calcext:value-type="float">
            <text:p>0.980503103891402</text:p>
          </table:table-cell>
          <table:table-cell table:formula="of:=[.C65]" office:value-type="float" office:value="16" calcext:value-type="float">
            <text:p>16</text:p>
          </table:table-cell>
          <table:table-cell table:formula="of:=POWER(EXP(1);(-[.A66]/[.E66]))" office:value-type="float" office:value="0.019496896108598" calcext:value-type="float">
            <text:p>0.019496896108598</text:p>
          </table:table-cell>
          <table:table-cell table:formula="of:=[.E65]" office:value-type="float" office:value="16" calcext:value-type="float">
            <text:p>16</text:p>
          </table:table-cell>
          <table:table-cell table:formula="of:=[.B66]*[.D66]" office:value-type="float" office:value="0.0191167671507285" calcext:value-type="float">
            <text:p>0.0191167671507285</text:p>
          </table:table-cell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formula="of:=1-POWER(EXP(1);(-[.A67]/[.C67]))" office:value-type="float" office:value="0.981684361111266" calcext:value-type="float">
            <text:p>0.981684361111266</text:p>
          </table:table-cell>
          <table:table-cell table:formula="of:=[.C66]" office:value-type="float" office:value="16" calcext:value-type="float">
            <text:p>16</text:p>
          </table:table-cell>
          <table:table-cell table:formula="of:=POWER(EXP(1);(-[.A67]/[.E67]))" office:value-type="float" office:value="0.0183156388887342" calcext:value-type="float">
            <text:p>0.0183156388887342</text:p>
          </table:table-cell>
          <table:table-cell table:formula="of:=[.E66]" office:value-type="float" office:value="16" calcext:value-type="float">
            <text:p>16</text:p>
          </table:table-cell>
          <table:table-cell table:formula="of:=[.B67]*[.D67]" office:value-type="float" office:value="0.0179801762608317" calcext:value-type="float">
            <text:p>0.0179801762608317</text:p>
          </table:table-cell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formula="of:=1-POWER(EXP(1);(-[.A68]/[.C68]))" office:value-type="float" office:value="0.982794049574149" calcext:value-type="float">
            <text:p>0.982794049574149</text:p>
          </table:table-cell>
          <table:table-cell table:formula="of:=[.C67]" office:value-type="float" office:value="16" calcext:value-type="float">
            <text:p>16</text:p>
          </table:table-cell>
          <table:table-cell table:formula="of:=POWER(EXP(1);(-[.A68]/[.E68]))" office:value-type="float" office:value="0.0172059504258514" calcext:value-type="float">
            <text:p>0.0172059504258514</text:p>
          </table:table-cell>
          <table:table-cell table:formula="of:=[.E67]" office:value-type="float" office:value="16" calcext:value-type="float">
            <text:p>16</text:p>
          </table:table-cell>
          <table:table-cell table:formula="of:=[.B68]*[.D68]" office:value-type="float" office:value="0.0169099056957945" calcext:value-type="float">
            <text:p>0.0169099056957945</text:p>
          </table:table-cell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formula="of:=1-POWER(EXP(1);(-[.A69]/[.C69]))" office:value-type="float" office:value="0.983836505411834" calcext:value-type="float">
            <text:p>0.983836505411834</text:p>
          </table:table-cell>
          <table:table-cell table:formula="of:=[.C68]" office:value-type="float" office:value="16" calcext:value-type="float">
            <text:p>16</text:p>
          </table:table-cell>
          <table:table-cell table:formula="of:=POWER(EXP(1);(-[.A69]/[.E69]))" office:value-type="float" office:value="0.0161634945881659" calcext:value-type="float">
            <text:p>0.0161634945881659</text:p>
          </table:table-cell>
          <table:table-cell table:formula="of:=[.E68]" office:value-type="float" office:value="16" calcext:value-type="float">
            <text:p>16</text:p>
          </table:table-cell>
          <table:table-cell table:formula="of:=[.B69]*[.D69]" office:value-type="float" office:value="0.0159022360308642" calcext:value-type="float">
            <text:p>0.0159022360308642</text:p>
          </table:table-cell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table:formula="of:=1-POWER(EXP(1);(-[.A70]/[.C70]))" office:value-type="float" office:value="0.984815802043162" calcext:value-type="float">
            <text:p>0.984815802043162</text:p>
          </table:table-cell>
          <table:table-cell table:formula="of:=[.C69]" office:value-type="float" office:value="16" calcext:value-type="float">
            <text:p>16</text:p>
          </table:table-cell>
          <table:table-cell table:formula="of:=POWER(EXP(1);(-[.A70]/[.E70]))" office:value-type="float" office:value="0.0151841979568379" calcext:value-type="float">
            <text:p>0.0151841979568379</text:p>
          </table:table-cell>
          <table:table-cell table:formula="of:=[.E69]" office:value-type="float" office:value="16" calcext:value-type="float">
            <text:p>16</text:p>
          </table:table-cell>
          <table:table-cell table:formula="of:=[.B70]*[.D70]" office:value-type="float" office:value="0.0149536380892455" calcext:value-type="float">
            <text:p>0.0149536380892455</text:p>
          </table:table-cell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table:formula="of:=1-POWER(EXP(1);(-[.A71]/[.C71]))" office:value-type="float" office:value="0.985735766091001" calcext:value-type="float">
            <text:p>0.985735766091001</text:p>
          </table:table-cell>
          <table:table-cell table:formula="of:=[.C70]" office:value-type="float" office:value="16" calcext:value-type="float">
            <text:p>16</text:p>
          </table:table-cell>
          <table:table-cell table:formula="of:=POWER(EXP(1);(-[.A71]/[.E71]))" office:value-type="float" office:value="0.0142642339089993" calcext:value-type="float">
            <text:p>0.0142642339089993</text:p>
          </table:table-cell>
          <table:table-cell table:formula="of:=[.E70]" office:value-type="float" office:value="16" calcext:value-type="float">
            <text:p>16</text:p>
          </table:table-cell>
          <table:table-cell table:formula="of:=[.B71]*[.D71]" office:value-type="float" office:value="0.0140607655399886" calcext:value-type="float">
            <text:p>0.0140607655399886</text:p>
          </table:table-cell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formula="of:=1-POWER(EXP(1);(-[.A72]/[.C72]))" office:value-type="float" office:value="0.986599992334859" calcext:value-type="float">
            <text:p>0.986599992334859</text:p>
          </table:table-cell>
          <table:table-cell table:formula="of:=[.C71]" office:value-type="float" office:value="16" calcext:value-type="float">
            <text:p>16</text:p>
          </table:table-cell>
          <table:table-cell table:formula="of:=POWER(EXP(1);(-[.A72]/[.E72]))" office:value-type="float" office:value="0.0134000076651408" calcext:value-type="float">
            <text:p>0.0134000076651408</text:p>
          </table:table-cell>
          <table:table-cell table:formula="of:=[.E71]" office:value-type="float" office:value="16" calcext:value-type="float">
            <text:p>16</text:p>
          </table:table-cell>
          <table:table-cell table:formula="of:=[.B72]*[.D72]" office:value-type="float" office:value="0.013220447459715" calcext:value-type="float">
            <text:p>0.013220447459715</text:p>
          </table:table-cell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formula="of:=1-POWER(EXP(1);(-[.A73]/[.C73]))" office:value-type="float" office:value="0.987411857757566" calcext:value-type="float">
            <text:p>0.987411857757566</text:p>
          </table:table-cell>
          <table:table-cell table:formula="of:=[.C72]" office:value-type="float" office:value="16" calcext:value-type="float">
            <text:p>16</text:p>
          </table:table-cell>
          <table:table-cell table:formula="of:=POWER(EXP(1);(-[.A73]/[.E73]))" office:value-type="float" office:value="0.012588142242434" calcext:value-type="float">
            <text:p>0.012588142242434</text:p>
          </table:table-cell>
          <table:table-cell table:formula="of:=[.E72]" office:value-type="float" office:value="16" calcext:value-type="float">
            <text:p>16</text:p>
          </table:table-cell>
          <table:table-cell table:formula="of:=[.B73]*[.D73]" office:value-type="float" office:value="0.0124296809173183" calcext:value-type="float">
            <text:p>0.0124296809173183</text:p>
          </table:table-cell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formula="of:=1-POWER(EXP(1);(-[.A74]/[.C74]))" office:value-type="float" office:value="0.988174534740903" calcext:value-type="float">
            <text:p>0.988174534740903</text:p>
          </table:table-cell>
          <table:table-cell table:formula="of:=[.C73]" office:value-type="float" office:value="16" calcext:value-type="float">
            <text:p>16</text:p>
          </table:table-cell>
          <table:table-cell table:formula="of:=POWER(EXP(1);(-[.A74]/[.E74]))" office:value-type="float" office:value="0.0118254652590966" calcext:value-type="float">
            <text:p>0.0118254652590966</text:p>
          </table:table-cell>
          <table:table-cell table:formula="of:=[.E73]" office:value-type="float" office:value="16" calcext:value-type="float">
            <text:p>16</text:p>
          </table:table-cell>
          <table:table-cell table:formula="of:=[.B74]*[.D74]" office:value-type="float" office:value="0.0116856236305025" calcext:value-type="float">
            <text:p>0.0116856236305025</text:p>
          </table:table-cell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formula="of:=1-POWER(EXP(1);(-[.A75]/[.C75]))" office:value-type="float" office:value="0.988891003461758" calcext:value-type="float">
            <text:p>0.988891003461758</text:p>
          </table:table-cell>
          <table:table-cell table:formula="of:=[.C74]" office:value-type="float" office:value="16" calcext:value-type="float">
            <text:p>16</text:p>
          </table:table-cell>
          <table:table-cell table:formula="of:=POWER(EXP(1);(-[.A75]/[.E75]))" office:value-type="float" office:value="0.0111089965382423" calcext:value-type="float">
            <text:p>0.0111089965382423</text:p>
          </table:table-cell>
          <table:table-cell table:formula="of:=[.E74]" office:value-type="float" office:value="16" calcext:value-type="float">
            <text:p>16</text:p>
          </table:table-cell>
          <table:table-cell table:formula="of:=[.B75]*[.D75]" office:value-type="float" office:value="0.0109855867341556" calcext:value-type="float">
            <text:p>0.0109855867341556</text:p>
          </table:table-cell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table:formula="of:=1-POWER(EXP(1);(-[.A76]/[.C76]))" office:value-type="float" office:value="0.989564063537226" calcext:value-type="float">
            <text:p>0.989564063537226</text:p>
          </table:table-cell>
          <table:table-cell table:formula="of:=[.C75]" office:value-type="float" office:value="16" calcext:value-type="float">
            <text:p>16</text:p>
          </table:table-cell>
          <table:table-cell table:formula="of:=POWER(EXP(1);(-[.A76]/[.E76]))" office:value-type="float" office:value="0.0104359364627745" calcext:value-type="float">
            <text:p>0.0104359364627745</text:p>
          </table:table-cell>
          <table:table-cell table:formula="of:=[.E75]" office:value-type="float" office:value="16" calcext:value-type="float">
            <text:p>16</text:p>
          </table:table-cell>
          <table:table-cell table:formula="of:=[.B76]*[.D76]" office:value-type="float" office:value="0.0103270276929194" calcext:value-type="float">
            <text:p>0.0103270276929194</text:p>
          </table:table-cell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table:formula="of:=1-POWER(EXP(1);(-[.A77]/[.C77]))" office:value-type="float" office:value="0.990196344964178" calcext:value-type="float">
            <text:p>0.990196344964178</text:p>
          </table:table-cell>
          <table:table-cell table:formula="of:=[.C76]" office:value-type="float" office:value="16" calcext:value-type="float">
            <text:p>16</text:p>
          </table:table-cell>
          <table:table-cell table:formula="of:=POWER(EXP(1);(-[.A77]/[.E77]))" office:value-type="float" office:value="0.00980365503582183" calcext:value-type="float">
            <text:p>0.00980365503582183</text:p>
          </table:table-cell>
          <table:table-cell table:formula="of:=[.E76]" office:value-type="float" office:value="16" calcext:value-type="float">
            <text:p>16</text:p>
          </table:table-cell>
          <table:table-cell table:formula="of:=[.B77]*[.D77]" office:value-type="float" office:value="0.00970754338376044" calcext:value-type="float">
            <text:p>0.00970754338376044</text:p>
          </table:table-cell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table:formula="of:=1-POWER(EXP(1);(-[.A78]/[.C78]))" office:value-type="float" office:value="0.990790318396032" calcext:value-type="float">
            <text:p>0.990790318396032</text:p>
          </table:table-cell>
          <table:table-cell table:formula="of:=[.C77]" office:value-type="float" office:value="16" calcext:value-type="float">
            <text:p>16</text:p>
          </table:table-cell>
          <table:table-cell table:formula="of:=POWER(EXP(1);(-[.A78]/[.E78]))" office:value-type="float" office:value="0.00920968160396814" calcext:value-type="float">
            <text:p>0.00920968160396814</text:p>
          </table:table-cell>
          <table:table-cell table:formula="of:=[.E77]" office:value-type="float" office:value="16" calcext:value-type="float">
            <text:p>16</text:p>
          </table:table-cell>
          <table:table-cell table:formula="of:=[.B78]*[.D78]" office:value-type="float" office:value="0.00912486336872167" calcext:value-type="float">
            <text:p>0.00912486336872167</text:p>
          </table:table-cell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table:formula="of:=1-POWER(EXP(1);(-[.A79]/[.C79]))" office:value-type="float" office:value="0.991348304796879" calcext:value-type="float">
            <text:p>0.991348304796879</text:p>
          </table:table-cell>
          <table:table-cell table:formula="of:=[.C78]" office:value-type="float" office:value="16" calcext:value-type="float">
            <text:p>16</text:p>
          </table:table-cell>
          <table:table-cell table:formula="of:=POWER(EXP(1);(-[.A79]/[.E79]))" office:value-type="float" office:value="0.00865169520312064" calcext:value-type="float">
            <text:p>0.00865169520312064</text:p>
          </table:table-cell>
          <table:table-cell table:formula="of:=[.E78]" office:value-type="float" office:value="16" calcext:value-type="float">
            <text:p>16</text:p>
          </table:table-cell>
          <table:table-cell table:formula="of:=[.B79]*[.D79]" office:value-type="float" office:value="0.00857684337323294" calcext:value-type="float">
            <text:p>0.00857684337323294</text:p>
          </table:table-cell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table:formula="of:=1-POWER(EXP(1);(-[.A80]/[.C80]))" office:value-type="float" office:value="0.991872484510708" calcext:value-type="float">
            <text:p>0.991872484510708</text:p>
          </table:table-cell>
          <table:table-cell table:formula="of:=[.C79]" office:value-type="float" office:value="16" calcext:value-type="float">
            <text:p>16</text:p>
          </table:table-cell>
          <table:table-cell table:formula="of:=POWER(EXP(1);(-[.A80]/[.E80]))" office:value-type="float" office:value="0.00812751548929221" calcext:value-type="float">
            <text:p>0.00812751548929221</text:p>
          </table:table-cell>
          <table:table-cell table:formula="of:=[.E79]" office:value-type="float" office:value="16" calcext:value-type="float">
            <text:p>16</text:p>
          </table:table-cell>
          <table:table-cell table:formula="of:=[.B80]*[.D80]" office:value-type="float" office:value="0.00806145898126353" calcext:value-type="float">
            <text:p>0.00806145898126353</text:p>
          </table:table-cell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table:formula="of:=1-POWER(EXP(1);(-[.A81]/[.C81]))" office:value-type="float" office:value="0.99236490578114" calcext:value-type="float">
            <text:p>0.99236490578114</text:p>
          </table:table-cell>
          <table:table-cell table:formula="of:=[.C80]" office:value-type="float" office:value="16" calcext:value-type="float">
            <text:p>16</text:p>
          </table:table-cell>
          <table:table-cell table:formula="of:=POWER(EXP(1);(-[.A81]/[.E81]))" office:value-type="float" office:value="0.00763509421885996" calcext:value-type="float">
            <text:p>0.00763509421885996</text:p>
          </table:table-cell>
          <table:table-cell table:formula="of:=[.E80]" office:value-type="float" office:value="16" calcext:value-type="float">
            <text:p>16</text:p>
          </table:table-cell>
          <table:table-cell table:formula="of:=[.B81]*[.D81]" office:value-type="float" office:value="0.00757679955512909" calcext:value-type="float">
            <text:p>0.00757679955512909</text:p>
          </table:table-cell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table:formula="of:=1-POWER(EXP(1);(-[.A82]/[.C82]))" office:value-type="float" office:value="0.992827492754991" calcext:value-type="float">
            <text:p>0.992827492754991</text:p>
          </table:table-cell>
          <table:table-cell table:formula="of:=[.C81]" office:value-type="float" office:value="16" calcext:value-type="float">
            <text:p>16</text:p>
          </table:table-cell>
          <table:table-cell table:formula="of:=POWER(EXP(1);(-[.A82]/[.E82]))" office:value-type="float" office:value="0.0071725072450087" calcext:value-type="float">
            <text:p>0.0071725072450087</text:p>
          </table:table-cell>
          <table:table-cell table:formula="of:=[.E81]" office:value-type="float" office:value="16" calcext:value-type="float">
            <text:p>16</text:p>
          </table:table-cell>
          <table:table-cell table:formula="of:=[.B82]*[.D82]" office:value-type="float" office:value="0.007121062384829" calcext:value-type="float">
            <text:p>0.007121062384829</text:p>
          </table:table-cell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table:formula="of:=1-POWER(EXP(1);(-[.A83]/[.C83]))" office:value-type="float" office:value="0.993262053000915" calcext:value-type="float">
            <text:p>0.993262053000915</text:p>
          </table:table-cell>
          <table:table-cell table:formula="of:=[.C82]" office:value-type="float" office:value="16" calcext:value-type="float">
            <text:p>16</text:p>
          </table:table-cell>
          <table:table-cell table:formula="of:=POWER(EXP(1);(-[.A83]/[.E83]))" office:value-type="float" office:value="0.00673794699908547" calcext:value-type="float">
            <text:p>0.00673794699908547</text:p>
          </table:table-cell>
          <table:table-cell table:formula="of:=[.E82]" office:value-type="float" office:value="16" calcext:value-type="float">
            <text:p>16</text:p>
          </table:table-cell>
          <table:table-cell table:formula="of:=[.B83]*[.D83]" office:value-type="float" office:value="0.00669254706932298" calcext:value-type="float">
            <text:p>0.00669254706932298</text:p>
          </table:table-cell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table:formula="of:=1-POWER(EXP(1);(-[.A84]/[.C84]))" office:value-type="float" office:value="0.993670284572514" calcext:value-type="float">
            <text:p>0.993670284572514</text:p>
          </table:table-cell>
          <table:table-cell table:formula="of:=[.C83]" office:value-type="float" office:value="16" calcext:value-type="float">
            <text:p>16</text:p>
          </table:table-cell>
          <table:table-cell table:formula="of:=POWER(EXP(1);(-[.A84]/[.E84]))" office:value-type="float" office:value="0.00632971542748575" calcext:value-type="float">
            <text:p>0.00632971542748575</text:p>
          </table:table-cell>
          <table:table-cell table:formula="of:=[.E83]" office:value-type="float" office:value="16" calcext:value-type="float">
            <text:p>16</text:p>
          </table:table-cell>
          <table:table-cell table:formula="of:=[.B84]*[.D84]" office:value-type="float" office:value="0.0062896501300928" calcext:value-type="float">
            <text:p>0.0062896501300928</text:p>
          </table:table-cell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table:formula="of:=1-POWER(EXP(1);(-[.A85]/[.C85]))" office:value-type="float" office:value="0.994053782643528" calcext:value-type="float">
            <text:p>0.994053782643528</text:p>
          </table:table-cell>
          <table:table-cell table:formula="of:=[.C84]" office:value-type="float" office:value="16" calcext:value-type="float">
            <text:p>16</text:p>
          </table:table-cell>
          <table:table-cell table:formula="of:=POWER(EXP(1);(-[.A85]/[.E85]))" office:value-type="float" office:value="0.0059462173564721" calcext:value-type="float">
            <text:p>0.0059462173564721</text:p>
          </table:table-cell>
          <table:table-cell table:formula="of:=[.E84]" office:value-type="float" office:value="16" calcext:value-type="float">
            <text:p>16</text:p>
          </table:table-cell>
          <table:table-cell table:formula="of:=[.B85]*[.D85]" office:value-type="float" office:value="0.00591085985562169" calcext:value-type="float">
            <text:p>0.00591085985562169</text:p>
          </table:table-cell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table:formula="of:=1-POWER(EXP(1);(-[.A86]/[.C86]))" office:value-type="float" office:value="0.994414045741002" calcext:value-type="float">
            <text:p>0.994414045741002</text:p>
          </table:table-cell>
          <table:table-cell table:formula="of:=[.C85]" office:value-type="float" office:value="16" calcext:value-type="float">
            <text:p>16</text:p>
          </table:table-cell>
          <table:table-cell table:formula="of:=POWER(EXP(1);(-[.A86]/[.E86]))" office:value-type="float" office:value="0.0055859542589981" calcext:value-type="float">
            <text:p>0.0055859542589981</text:p>
          </table:table-cell>
          <table:table-cell table:formula="of:=[.E85]" office:value-type="float" office:value="16" calcext:value-type="float">
            <text:p>16</text:p>
          </table:table-cell>
          <table:table-cell table:formula="of:=[.B86]*[.D86]" office:value-type="float" office:value="0.00555475137401448" calcext:value-type="float">
            <text:p>0.00555475137401448</text:p>
          </table:table-cell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table:formula="of:=1-POWER(EXP(1);(-[.A87]/[.C87]))" office:value-type="float" office:value="0.994752481600819" calcext:value-type="float">
            <text:p>0.994752481600819</text:p>
          </table:table-cell>
          <table:table-cell table:formula="of:=[.C86]" office:value-type="float" office:value="16" calcext:value-type="float">
            <text:p>16</text:p>
          </table:table-cell>
          <table:table-cell table:formula="of:=POWER(EXP(1);(-[.A87]/[.E87]))" office:value-type="float" office:value="0.00524751839918139" calcext:value-type="float">
            <text:p>0.00524751839918139</text:p>
          </table:table-cell>
          <table:table-cell table:formula="of:=[.E86]" office:value-type="float" office:value="16" calcext:value-type="float">
            <text:p>16</text:p>
          </table:table-cell>
          <table:table-cell table:formula="of:=[.B87]*[.D87]" office:value-type="float" office:value="0.00521998194983164" calcext:value-type="float">
            <text:p>0.00521998194983164</text:p>
          </table:table-cell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table:formula="of:=1-POWER(EXP(1);(-[.A88]/[.C88]))" office:value-type="float" office:value="0.995070412668455" calcext:value-type="float">
            <text:p>0.995070412668455</text:p>
          </table:table-cell>
          <table:table-cell table:formula="of:=[.C87]" office:value-type="float" office:value="16" calcext:value-type="float">
            <text:p>16</text:p>
          </table:table-cell>
          <table:table-cell table:formula="of:=POWER(EXP(1);(-[.A88]/[.E88]))" office:value-type="float" office:value="0.00492958733154505" calcext:value-type="float">
            <text:p>0.00492958733154505</text:p>
          </table:table-cell>
          <table:table-cell table:formula="of:=[.E87]" office:value-type="float" office:value="16" calcext:value-type="float">
            <text:p>16</text:p>
          </table:table-cell>
          <table:table-cell table:formula="of:=[.B88]*[.D88]" office:value-type="float" office:value="0.00490528650028572" calcext:value-type="float">
            <text:p>0.00490528650028572</text:p>
          </table:table-cell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table:formula="of:=1-POWER(EXP(1);(-[.A89]/[.C89]))" office:value-type="float" office:value="0.995369081266467" calcext:value-type="float">
            <text:p>0.995369081266467</text:p>
          </table:table-cell>
          <table:table-cell table:formula="of:=[.C88]" office:value-type="float" office:value="16" calcext:value-type="float">
            <text:p>16</text:p>
          </table:table-cell>
          <table:table-cell table:formula="of:=POWER(EXP(1);(-[.A89]/[.E89]))" office:value-type="float" office:value="0.00463091873353325" calcext:value-type="float">
            <text:p>0.00463091873353325</text:p>
          </table:table-cell>
          <table:table-cell table:formula="of:=[.E88]" office:value-type="float" office:value="16" calcext:value-type="float">
            <text:p>16</text:p>
          </table:table-cell>
          <table:table-cell table:formula="of:=[.B89]*[.D89]" office:value-type="float" office:value="0.00460947332521666" calcext:value-type="float">
            <text:p>0.00460947332521666</text:p>
          </table:table-cell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table:formula="of:=1-POWER(EXP(1);(-[.A90]/[.C90]))" office:value-type="float" office:value="0.995649654448891" calcext:value-type="float">
            <text:p>0.995649654448891</text:p>
          </table:table-cell>
          <table:table-cell table:formula="of:=[.C89]" office:value-type="float" office:value="16" calcext:value-type="float">
            <text:p>16</text:p>
          </table:table-cell>
          <table:table-cell table:formula="of:=POWER(EXP(1);(-[.A90]/[.E90]))" office:value-type="float" office:value="0.00435034555110877" calcext:value-type="float">
            <text:p>0.00435034555110877</text:p>
          </table:table-cell>
          <table:table-cell table:formula="of:=[.E89]" office:value-type="float" office:value="16" calcext:value-type="float">
            <text:p>16</text:p>
          </table:table-cell>
          <table:table-cell table:formula="of:=[.B90]*[.D90]" office:value-type="float" office:value="0.00433142004469472" calcext:value-type="float">
            <text:p>0.00433142004469472</text:p>
          </table:table-cell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table:formula="of:=1-POWER(EXP(1);(-[.A91]/[.C91]))" office:value-type="float" office:value="0.995913228561536" calcext:value-type="float">
            <text:p>0.995913228561536</text:p>
          </table:table-cell>
          <table:table-cell table:formula="of:=[.C90]" office:value-type="float" office:value="16" calcext:value-type="float">
            <text:p>16</text:p>
          </table:table-cell>
          <table:table-cell table:formula="of:=POWER(EXP(1);(-[.A91]/[.E91]))" office:value-type="float" office:value="0.00408677143846407" calcext:value-type="float">
            <text:p>0.00408677143846407</text:p>
          </table:table-cell>
          <table:table-cell table:formula="of:=[.E90]" office:value-type="float" office:value="16" calcext:value-type="float">
            <text:p>16</text:p>
          </table:table-cell>
          <table:table-cell table:formula="of:=[.B91]*[.D91]" office:value-type="float" office:value="0.00407006973767382" calcext:value-type="float">
            <text:p>0.00407006973767382</text:p>
          </table:table-cell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table:formula="of:=1-POWER(EXP(1);(-[.A92]/[.C92]))" office:value-type="float" office:value="0.996160833525974" calcext:value-type="float">
            <text:p>0.996160833525974</text:p>
          </table:table-cell>
          <table:table-cell table:formula="of:=[.C91]" office:value-type="float" office:value="16" calcext:value-type="float">
            <text:p>16</text:p>
          </table:table-cell>
          <table:table-cell table:formula="of:=POWER(EXP(1);(-[.A92]/[.E92]))" office:value-type="float" office:value="0.00383916647402616" calcext:value-type="float">
            <text:p>0.00383916647402616</text:p>
          </table:table-cell>
          <table:table-cell table:formula="of:=[.E91]" office:value-type="float" office:value="16" calcext:value-type="float">
            <text:p>16</text:p>
          </table:table-cell>
          <table:table-cell table:formula="of:=[.B92]*[.D92]" office:value-type="float" office:value="0.00382442727481088" calcext:value-type="float">
            <text:p>0.00382442727481088</text:p>
          </table:table-cell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table:formula="of:=1-POWER(EXP(1);(-[.A93]/[.C93]))" office:value-type="float" office:value="0.996393436863984" calcext:value-type="float">
            <text:p>0.996393436863984</text:p>
          </table:table-cell>
          <table:table-cell table:formula="of:=[.C92]" office:value-type="float" office:value="16" calcext:value-type="float">
            <text:p>16</text:p>
          </table:table-cell>
          <table:table-cell table:formula="of:=POWER(EXP(1);(-[.A93]/[.E93]))" office:value-type="float" office:value="0.00360656313601573" calcext:value-type="float">
            <text:p>0.00360656313601573</text:p>
          </table:table-cell>
          <table:table-cell table:formula="of:=[.E92]" office:value-type="float" office:value="16" calcext:value-type="float">
            <text:p>16</text:p>
          </table:table-cell>
          <table:table-cell table:formula="of:=[.B93]*[.D93]" office:value-type="float" office:value="0.00359355583836166" calcext:value-type="float">
            <text:p>0.00359355583836166</text:p>
          </table:table-cell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table:formula="of:=1-POWER(EXP(1);(-[.A94]/[.C94]))" office:value-type="float" office:value="0.996611947478165" calcext:value-type="float">
            <text:p>0.996611947478165</text:p>
          </table:table-cell>
          <table:table-cell table:formula="of:=[.C93]" office:value-type="float" office:value="16" calcext:value-type="float">
            <text:p>16</text:p>
          </table:table-cell>
          <table:table-cell table:formula="of:=POWER(EXP(1);(-[.A94]/[.E94]))" office:value-type="float" office:value="0.00338805252183471" calcext:value-type="float">
            <text:p>0.00338805252183471</text:p>
          </table:table-cell>
          <table:table-cell table:formula="of:=[.E93]" office:value-type="float" office:value="16" calcext:value-type="float">
            <text:p>16</text:p>
          </table:table-cell>
          <table:table-cell table:formula="of:=[.B94]*[.D94]" office:value-type="float" office:value="0.003376573621944" calcext:value-type="float">
            <text:p>0.003376573621944</text:p>
          </table:table-cell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table:formula="of:=1-POWER(EXP(1);(-[.A95]/[.C95]))" office:value-type="float" office:value="0.99681721920349" calcext:value-type="float">
            <text:p>0.99681721920349</text:p>
          </table:table-cell>
          <table:table-cell table:formula="of:=[.C94]" office:value-type="float" office:value="16" calcext:value-type="float">
            <text:p>16</text:p>
          </table:table-cell>
          <table:table-cell table:formula="of:=POWER(EXP(1);(-[.A95]/[.E95]))" office:value-type="float" office:value="0.00318278079650967" calcext:value-type="float">
            <text:p>0.00318278079650967</text:p>
          </table:table-cell>
          <table:table-cell table:formula="of:=[.E94]" office:value-type="float" office:value="16" calcext:value-type="float">
            <text:p>16</text:p>
          </table:table-cell>
          <table:table-cell table:formula="of:=[.B95]*[.D95]" office:value-type="float" office:value="0.00317265070291104" calcext:value-type="float">
            <text:p>0.00317265070291104</text:p>
          </table:table-cell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table:formula="of:=1-POWER(EXP(1);(-[.A96]/[.C96]))" office:value-type="float" office:value="0.997010054143687" calcext:value-type="float">
            <text:p>0.997010054143687</text:p>
          </table:table-cell>
          <table:table-cell table:formula="of:=[.C95]" office:value-type="float" office:value="16" calcext:value-type="float">
            <text:p>16</text:p>
          </table:table-cell>
          <table:table-cell table:formula="of:=POWER(EXP(1);(-[.A96]/[.E96]))" office:value-type="float" office:value="0.00298994585631306" calcext:value-type="float">
            <text:p>0.00298994585631306</text:p>
          </table:table-cell>
          <table:table-cell table:formula="of:=[.E95]" office:value-type="float" office:value="16" calcext:value-type="float">
            <text:p>16</text:p>
          </table:table-cell>
          <table:table-cell table:formula="of:=[.B96]*[.D96]" office:value-type="float" office:value="0.00298100608008938" calcext:value-type="float">
            <text:p>0.00298100608008938</text:p>
          </table:table-cell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table:formula="of:=1-POWER(EXP(1);(-[.A97]/[.C97]))" office:value-type="float" office:value="0.997191205805475" calcext:value-type="float">
            <text:p>0.997191205805475</text:p>
          </table:table-cell>
          <table:table-cell table:formula="of:=[.C96]" office:value-type="float" office:value="16" calcext:value-type="float">
            <text:p>16</text:p>
          </table:table-cell>
          <table:table-cell table:formula="of:=POWER(EXP(1);(-[.A97]/[.E97]))" office:value-type="float" office:value="0.00280879419452551" calcext:value-type="float">
            <text:p>0.00280879419452551</text:p>
          </table:table-cell>
          <table:table-cell table:formula="of:=[.E96]" office:value-type="float" office:value="16" calcext:value-type="float">
            <text:p>16</text:p>
          </table:table-cell>
          <table:table-cell table:formula="of:=[.B97]*[.D97]" office:value-type="float" office:value="0.00280090486969831" calcext:value-type="float">
            <text:p>0.00280090486969831</text:p>
          </table:table-cell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table:formula="of:=1-POWER(EXP(1);(-[.A98]/[.C98]))" office:value-type="float" office:value="0.997361382042908" calcext:value-type="float">
            <text:p>0.997361382042908</text:p>
          </table:table-cell>
          <table:table-cell table:formula="of:=[.C97]" office:value-type="float" office:value="16" calcext:value-type="float">
            <text:p>16</text:p>
          </table:table-cell>
          <table:table-cell table:formula="of:=POWER(EXP(1);(-[.A98]/[.E98]))" office:value-type="float" office:value="0.00263861795709192" calcext:value-type="float">
            <text:p>0.00263861795709192</text:p>
          </table:table-cell>
          <table:table-cell table:formula="of:=[.E97]" office:value-type="float" office:value="16" calcext:value-type="float">
            <text:p>16</text:p>
          </table:table-cell>
          <table:table-cell table:formula="of:=[.B98]*[.D98]" office:value-type="float" office:value="0.00263165565236843" calcext:value-type="float">
            <text:p>0.00263165565236843</text:p>
          </table:table-cell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table:formula="of:=1-POWER(EXP(1);(-[.A99]/[.C99]))" office:value-type="float" office:value="0.997521247823334" calcext:value-type="float">
            <text:p>0.997521247823334</text:p>
          </table:table-cell>
          <table:table-cell table:formula="of:=[.C98]" office:value-type="float" office:value="16" calcext:value-type="float">
            <text:p>16</text:p>
          </table:table-cell>
          <table:table-cell table:formula="of:=POWER(EXP(1);(-[.A99]/[.E99]))" office:value-type="float" office:value="0.00247875217666636" calcext:value-type="float">
            <text:p>0.00247875217666636</text:p>
          </table:table-cell>
          <table:table-cell table:formula="of:=[.E98]" office:value-type="float" office:value="16" calcext:value-type="float">
            <text:p>16</text:p>
          </table:table-cell>
          <table:table-cell table:formula="of:=[.B99]*[.D99]" office:value-type="float" office:value="0.00247260796431303" calcext:value-type="float">
            <text:p>0.00247260796431303</text:p>
          </table:table-cell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table:formula="of:=1-POWER(EXP(1);(-[.A100]/[.C100]))" office:value-type="float" office:value="0.997671427825762" calcext:value-type="float">
            <text:p>0.997671427825762</text:p>
          </table:table-cell>
          <table:table-cell table:formula="of:=[.C99]" office:value-type="float" office:value="16" calcext:value-type="float">
            <text:p>16</text:p>
          </table:table-cell>
          <table:table-cell table:formula="of:=POWER(EXP(1);(-[.A100]/[.E100]))" office:value-type="float" office:value="0.00232857217423771" calcext:value-type="float">
            <text:p>0.00232857217423771</text:p>
          </table:table-cell>
          <table:table-cell table:formula="of:=[.E99]" office:value-type="float" office:value="16" calcext:value-type="float">
            <text:p>16</text:p>
          </table:table-cell>
          <table:table-cell table:formula="of:=[.B100]*[.D100]" office:value-type="float" office:value="0.00232314992586708" calcext:value-type="float">
            <text:p>0.00232314992586708</text:p>
          </table:table-cell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table:formula="of:=1-POWER(EXP(1);(-[.A101]/[.C101]))" office:value-type="float" office:value="0.997812508881817" calcext:value-type="float">
            <text:p>0.997812508881817</text:p>
          </table:table-cell>
          <table:table-cell table:formula="of:=[.C100]" office:value-type="float" office:value="16" calcext:value-type="float">
            <text:p>16</text:p>
          </table:table-cell>
          <table:table-cell table:formula="of:=POWER(EXP(1);(-[.A101]/[.E101]))" office:value-type="float" office:value="0.00218749111818289" calcext:value-type="float">
            <text:p>0.00218749111818289</text:p>
          </table:table-cell>
          <table:table-cell table:formula="of:=[.E100]" office:value-type="float" office:value="16" calcext:value-type="float">
            <text:p>16</text:p>
          </table:table-cell>
          <table:table-cell table:formula="of:=[.B101]*[.D101]" office:value-type="float" office:value="0.00218270600079076" calcext:value-type="float">
            <text:p>0.00218270600079076</text:p>
          </table:table-cell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table:formula="of:=1-POWER(EXP(1);(-[.A102]/[.C102]))" office:value-type="float" office:value="0.997945042268791" calcext:value-type="float">
            <text:p>0.997945042268791</text:p>
          </table:table-cell>
          <table:table-cell table:formula="of:=[.C101]" office:value-type="float" office:value="16" calcext:value-type="float">
            <text:p>16</text:p>
          </table:table-cell>
          <table:table-cell table:formula="of:=POWER(EXP(1);(-[.A102]/[.E102]))" office:value-type="float" office:value="0.00205495773120946" calcext:value-type="float">
            <text:p>0.00205495773120946</text:p>
          </table:table-cell>
          <table:table-cell table:formula="of:=[.E101]" office:value-type="float" office:value="16" calcext:value-type="float">
            <text:p>16</text:p>
          </table:table-cell>
          <table:table-cell table:formula="of:=[.B102]*[.D102]" office:value-type="float" office:value="0.0020507348799324" calcext:value-type="float">
            <text:p>0.0020507348799324</text:p>
          </table:table-cell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table:formula="of:=1-POWER(EXP(1);(-[.A103]/[.C103]))" office:value-type="float" office:value="0.998069545863772" calcext:value-type="float">
            <text:p>0.998069545863772</text:p>
          </table:table-cell>
          <table:table-cell table:formula="of:=[.C102]" office:value-type="float" office:value="16" calcext:value-type="float">
            <text:p>16</text:p>
          </table:table-cell>
          <table:table-cell table:formula="of:=POWER(EXP(1);(-[.A103]/[.E103]))" office:value-type="float" office:value="0.00193045413622771" calcext:value-type="float">
            <text:p>0.00193045413622771</text:p>
          </table:table-cell>
          <table:table-cell table:formula="of:=[.E102]" office:value-type="float" office:value="16" calcext:value-type="float">
            <text:p>16</text:p>
          </table:table-cell>
          <table:table-cell table:formula="of:=[.B103]*[.D103]" office:value-type="float" office:value="0.00192672748305563" calcext:value-type="float">
            <text:p>0.00192672748305563</text:p>
          </table:table-cell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table:formula="of:=1-POWER(EXP(1);(-[.A104]/[.C104]))" office:value-type="float" office:value="0.998186506167265" calcext:value-type="float">
            <text:p>0.998186506167265</text:p>
          </table:table-cell>
          <table:table-cell table:formula="of:=[.C103]" office:value-type="float" office:value="16" calcext:value-type="float">
            <text:p>16</text:p>
          </table:table-cell>
          <table:table-cell table:formula="of:=POWER(EXP(1);(-[.A104]/[.E104]))" office:value-type="float" office:value="0.00181349383273462" calcext:value-type="float">
            <text:p>0.00181349383273462</text:p>
          </table:table-cell>
          <table:table-cell table:formula="of:=[.E103]" office:value-type="float" office:value="16" calcext:value-type="float">
            <text:p>16</text:p>
          </table:table-cell>
          <table:table-cell table:formula="of:=[.B104]*[.D104]" office:value-type="float" office:value="0.00181020507285325" calcext:value-type="float">
            <text:p>0.00181020507285325</text:p>
          </table:table-cell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table:formula="of:=1-POWER(EXP(1);(-[.A105]/[.C105]))" office:value-type="float" office:value="0.998296380204197" calcext:value-type="float">
            <text:p>0.998296380204197</text:p>
          </table:table-cell>
          <table:table-cell table:formula="of:=[.C104]" office:value-type="float" office:value="16" calcext:value-type="float">
            <text:p>16</text:p>
          </table:table-cell>
          <table:table-cell table:formula="of:=POWER(EXP(1);(-[.A105]/[.E105]))" office:value-type="float" office:value="0.00170361979580257" calcext:value-type="float">
            <text:p>0.00170361979580257</text:p>
          </table:table-cell>
          <table:table-cell table:formula="of:=[.E104]" office:value-type="float" office:value="16" calcext:value-type="float">
            <text:p>16</text:p>
          </table:table-cell>
          <table:table-cell table:formula="of:=[.B105]*[.D105]" office:value-type="float" office:value="0.00170071747539392" calcext:value-type="float">
            <text:p>0.00170071747539392</text:p>
          </table:table-cell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table:formula="of:=1-POWER(EXP(1);(-[.A106]/[.C106]))" office:value-type="float" office:value="0.998399597309756" calcext:value-type="float">
            <text:p>0.998399597309756</text:p>
          </table:table-cell>
          <table:table-cell table:formula="of:=[.C105]" office:value-type="float" office:value="16" calcext:value-type="float">
            <text:p>16</text:p>
          </table:table-cell>
          <table:table-cell table:formula="of:=POWER(EXP(1);(-[.A106]/[.E106]))" office:value-type="float" office:value="0.00160040269024456" calcext:value-type="float">
            <text:p>0.00160040269024456</text:p>
          </table:table-cell>
          <table:table-cell table:formula="of:=[.E105]" office:value-type="float" office:value="16" calcext:value-type="float">
            <text:p>16</text:p>
          </table:table-cell>
          <table:table-cell table:formula="of:=[.B106]*[.D106]" office:value-type="float" office:value="0.00159784140147362" calcext:value-type="float">
            <text:p>0.00159784140147362</text:p>
          </table:table-cell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table:formula="of:=1-POWER(EXP(1);(-[.A107]/[.C107]))" office:value-type="float" office:value="0.998496560807022" calcext:value-type="float">
            <text:p>0.998496560807022</text:p>
          </table:table-cell>
          <table:table-cell table:formula="of:=[.C106]" office:value-type="float" office:value="16" calcext:value-type="float">
            <text:p>16</text:p>
          </table:table-cell>
          <table:table-cell table:formula="of:=POWER(EXP(1);(-[.A107]/[.E107]))" office:value-type="float" office:value="0.00150343919297757" calcext:value-type="float">
            <text:p>0.00150343919297757</text:p>
          </table:table-cell>
          <table:table-cell table:formula="of:=[.E106]" office:value-type="float" office:value="16" calcext:value-type="float">
            <text:p>16</text:p>
          </table:table-cell>
          <table:table-cell table:formula="of:=[.B107]*[.D107]" office:value-type="float" office:value="0.00150117886357059" calcext:value-type="float">
            <text:p>0.00150117886357059</text:p>
          </table:table-cell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table:formula="of:=1-POWER(EXP(1);(-[.A108]/[.C108]))" office:value-type="float" office:value="0.998587649582971" calcext:value-type="float">
            <text:p>0.998587649582971</text:p>
          </table:table-cell>
          <table:table-cell table:formula="of:=[.C107]" office:value-type="float" office:value="16" calcext:value-type="float">
            <text:p>16</text:p>
          </table:table-cell>
          <table:table-cell table:formula="of:=POWER(EXP(1);(-[.A108]/[.E108]))" office:value-type="float" office:value="0.00141235041702888" calcext:value-type="float">
            <text:p>0.00141235041702888</text:p>
          </table:table-cell>
          <table:table-cell table:formula="of:=[.E107]" office:value-type="float" office:value="16" calcext:value-type="float">
            <text:p>16</text:p>
          </table:table-cell>
          <table:table-cell table:formula="of:=[.B108]*[.D108]" office:value-type="float" office:value="0.0014103556833284" calcext:value-type="float">
            <text:p>0.0014103556833284</text:p>
          </table:table-cell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table:formula="of:=1-POWER(EXP(1);(-[.A109]/[.C109]))" office:value-type="float" office:value="0.998673219568973" calcext:value-type="float">
            <text:p>0.998673219568973</text:p>
          </table:table-cell>
          <table:table-cell table:formula="of:=[.C108]" office:value-type="float" office:value="16" calcext:value-type="float">
            <text:p>16</text:p>
          </table:table-cell>
          <table:table-cell table:formula="of:=POWER(EXP(1);(-[.A109]/[.E109]))" office:value-type="float" office:value="0.00132678043102699" calcext:value-type="float">
            <text:p>0.00132678043102699</text:p>
          </table:table-cell>
          <table:table-cell table:formula="of:=[.E108]" office:value-type="float" office:value="16" calcext:value-type="float">
            <text:p>16</text:p>
          </table:table-cell>
          <table:table-cell table:formula="of:=[.B109]*[.D109]" office:value-type="float" office:value="0.00132502008471484" calcext:value-type="float">
            <text:p>0.00132502008471484</text:p>
          </table:table-cell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table:formula="of:=1-POWER(EXP(1);(-[.A110]/[.C110]))" office:value-type="float" office:value="0.998753605131608" calcext:value-type="float">
            <text:p>0.998753605131608</text:p>
          </table:table-cell>
          <table:table-cell table:formula="of:=[.C109]" office:value-type="float" office:value="16" calcext:value-type="float">
            <text:p>16</text:p>
          </table:table-cell>
          <table:table-cell table:formula="of:=POWER(EXP(1);(-[.A110]/[.E110]))" office:value-type="float" office:value="0.00124639486839205" calcext:value-type="float">
            <text:p>0.00124639486839205</text:p>
          </table:table-cell>
          <table:table-cell table:formula="of:=[.E109]" office:value-type="float" office:value="16" calcext:value-type="float">
            <text:p>16</text:p>
          </table:table-cell>
          <table:table-cell table:formula="of:=[.B110]*[.D110]" office:value-type="float" office:value="0.0012448413682241" calcext:value-type="float">
            <text:p>0.0012448413682241</text:p>
          </table:table-cell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table:formula="of:=1-POWER(EXP(1);(-[.A111]/[.C111]))" office:value-type="float" office:value="0.998829120379209" calcext:value-type="float">
            <text:p>0.998829120379209</text:p>
          </table:table-cell>
          <table:table-cell table:formula="of:=[.C110]" office:value-type="float" office:value="16" calcext:value-type="float">
            <text:p>16</text:p>
          </table:table-cell>
          <table:table-cell table:formula="of:=POWER(EXP(1);(-[.A111]/[.E111]))" office:value-type="float" office:value="0.00117087962079117" calcext:value-type="float">
            <text:p>0.00117087962079117</text:p>
          </table:table-cell>
          <table:table-cell table:formula="of:=[.E110]" office:value-type="float" office:value="16" calcext:value-type="float">
            <text:p>16</text:p>
          </table:table-cell>
          <table:table-cell table:formula="of:=[.B111]*[.D111]" office:value-type="float" office:value="0.00116950866170479" calcext:value-type="float">
            <text:p>0.00116950866170479</text:p>
          </table:table-cell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table:formula="of:=1-POWER(EXP(1);(-[.A112]/[.C112]))" office:value-type="float" office:value="0.998900060389247" calcext:value-type="float">
            <text:p>0.998900060389247</text:p>
          </table:table-cell>
          <table:table-cell table:formula="of:=[.C111]" office:value-type="float" office:value="16" calcext:value-type="float">
            <text:p>16</text:p>
          </table:table-cell>
          <table:table-cell table:formula="of:=POWER(EXP(1);(-[.A112]/[.E112]))" office:value-type="float" office:value="0.00109993961075332" calcext:value-type="float">
            <text:p>0.00109993961075332</text:p>
          </table:table-cell>
          <table:table-cell table:formula="of:=[.E111]" office:value-type="float" office:value="16" calcext:value-type="float">
            <text:p>16</text:p>
          </table:table-cell>
          <table:table-cell table:formula="of:=[.B112]*[.D112]" office:value-type="float" office:value="0.00109872974360601" calcext:value-type="float">
            <text:p>0.00109872974360601</text:p>
          </table:table-cell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table:formula="of:=1-POWER(EXP(1);(-[.A113]/[.C113]))" office:value-type="float" office:value="0.998966702361352" calcext:value-type="float">
            <text:p>0.998966702361352</text:p>
          </table:table-cell>
          <table:table-cell table:formula="of:=[.C112]" office:value-type="float" office:value="16" calcext:value-type="float">
            <text:p>16</text:p>
          </table:table-cell>
          <table:table-cell table:formula="of:=POWER(EXP(1);(-[.A113]/[.E113]))" office:value-type="float" office:value="0.00103329763864764" calcext:value-type="float">
            <text:p>0.00103329763864764</text:p>
          </table:table-cell>
          <table:table-cell table:formula="of:=[.E112]" office:value-type="float" office:value="16" calcext:value-type="float">
            <text:p>16</text:p>
          </table:table-cell>
          <table:table-cell table:formula="of:=[.B113]*[.D113]" office:value-type="float" office:value="0.0010322299346376" calcext:value-type="float">
            <text:p>0.0010322299346376</text:p>
          </table:table-cell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table:formula="of:=1-POWER(EXP(1);(-[.A114]/[.C114]))" office:value-type="float" office:value="0.99902930670048" calcext:value-type="float">
            <text:p>0.99902930670048</text:p>
          </table:table-cell>
          <table:table-cell table:formula="of:=[.C113]" office:value-type="float" office:value="16" calcext:value-type="float">
            <text:p>16</text:p>
          </table:table-cell>
          <table:table-cell table:formula="of:=POWER(EXP(1);(-[.A114]/[.E114]))" office:value-type="float" office:value="0.000970693299519909" calcext:value-type="float">
            <text:p>0.000970693299519909</text:p>
          </table:table-cell>
          <table:table-cell table:formula="of:=[.E113]" office:value-type="float" office:value="16" calcext:value-type="float">
            <text:p>16</text:p>
          </table:table-cell>
          <table:table-cell table:formula="of:=[.B114]*[.D114]" office:value-type="float" office:value="0.000969751054038176" calcext:value-type="float">
            <text:p>0.000969751054038176</text:p>
          </table:table-cell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table:formula="of:=1-POWER(EXP(1);(-[.A115]/[.C115]))" office:value-type="float" office:value="0.999088118034446" calcext:value-type="float">
            <text:p>0.999088118034446</text:p>
          </table:table-cell>
          <table:table-cell table:formula="of:=[.C114]" office:value-type="float" office:value="16" calcext:value-type="float">
            <text:p>16</text:p>
          </table:table-cell>
          <table:table-cell table:formula="of:=POWER(EXP(1);(-[.A115]/[.E115]))" office:value-type="float" office:value="0.000911881965554517" calcext:value-type="float">
            <text:p>0.000911881965554517</text:p>
          </table:table-cell>
          <table:table-cell table:formula="of:=[.E114]" office:value-type="float" office:value="16" calcext:value-type="float">
            <text:p>16</text:p>
          </table:table-cell>
          <table:table-cell table:formula="of:=[.B115]*[.D115]" office:value-type="float" office:value="0.000911050436835413" calcext:value-type="float">
            <text:p>0.000911050436835413</text:p>
          </table:table-cell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table:formula="of:=1-POWER(EXP(1);(-[.A116]/[.C116]))" office:value-type="float" office:value="0.999143366169814" calcext:value-type="float">
            <text:p>0.999143366169814</text:p>
          </table:table-cell>
          <table:table-cell table:formula="of:=[.C115]" office:value-type="float" office:value="16" calcext:value-type="float">
            <text:p>16</text:p>
          </table:table-cell>
          <table:table-cell table:formula="of:=POWER(EXP(1);(-[.A116]/[.E116]))" office:value-type="float" office:value="0.000856633830185941" calcext:value-type="float">
            <text:p>0.000856633830185941</text:p>
          </table:table-cell>
          <table:table-cell table:formula="of:=[.E115]" office:value-type="float" office:value="16" calcext:value-type="float">
            <text:p>16</text:p>
          </table:table-cell>
          <table:table-cell table:formula="of:=[.B116]*[.D116]" office:value-type="float" office:value="0.000855900008666922" calcext:value-type="float">
            <text:p>0.000855900008666922</text:p>
          </table:table-cell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table:formula="of:=1-POWER(EXP(1);(-[.A117]/[.C117]))" office:value-type="float" office:value="0.999195266989875" calcext:value-type="float">
            <text:p>0.999195266989875</text:p>
          </table:table-cell>
          <table:table-cell table:formula="of:=[.C116]" office:value-type="float" office:value="16" calcext:value-type="float">
            <text:p>16</text:p>
          </table:table-cell>
          <table:table-cell table:formula="of:=POWER(EXP(1);(-[.A117]/[.E117]))" office:value-type="float" office:value="0.000804733010124614" calcext:value-type="float">
            <text:p>0.000804733010124614</text:p>
          </table:table-cell>
          <table:table-cell table:formula="of:=[.E116]" office:value-type="float" office:value="16" calcext:value-type="float">
            <text:p>16</text:p>
          </table:table-cell>
          <table:table-cell table:formula="of:=[.B117]*[.D117]" office:value-type="float" office:value="0.000804085414907029" calcext:value-type="float">
            <text:p>0.000804085414907029</text:p>
          </table:table-cell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table:formula="of:=1-POWER(EXP(1);(-[.A118]/[.C118]))" office:value-type="float" office:value="0.999244023298212" calcext:value-type="float">
            <text:p>0.999244023298212</text:p>
          </table:table-cell>
          <table:table-cell table:formula="of:=[.C117]" office:value-type="float" office:value="16" calcext:value-type="float">
            <text:p>16</text:p>
          </table:table-cell>
          <table:table-cell table:formula="of:=POWER(EXP(1);(-[.A118]/[.E118]))" office:value-type="float" office:value="0.000755976701788271" calcext:value-type="float">
            <text:p>0.000755976701788271</text:p>
          </table:table-cell>
          <table:table-cell table:formula="of:=[.E117]" office:value-type="float" office:value="16" calcext:value-type="float">
            <text:p>16</text:p>
          </table:table-cell>
          <table:table-cell table:formula="of:=[.B118]*[.D118]" office:value-type="float" office:value="0.000755405201014624" calcext:value-type="float">
            <text:p>0.000755405201014624</text:p>
          </table:table-cell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table:formula="of:=1-POWER(EXP(1);(-[.A119]/[.C119]))" office:value-type="float" office:value="0.999289825611157" calcext:value-type="float">
            <text:p>0.999289825611157</text:p>
          </table:table-cell>
          <table:table-cell table:formula="of:=[.C118]" office:value-type="float" office:value="16" calcext:value-type="float">
            <text:p>16</text:p>
          </table:table-cell>
          <table:table-cell table:formula="of:=POWER(EXP(1);(-[.A119]/[.E119]))" office:value-type="float" office:value="0.000710174388842549" calcext:value-type="float">
            <text:p>0.000710174388842549</text:p>
          </table:table-cell>
          <table:table-cell table:formula="of:=[.E118]" office:value-type="float" office:value="16" calcext:value-type="float">
            <text:p>16</text:p>
          </table:table-cell>
          <table:table-cell table:formula="of:=[.B119]*[.D119]" office:value-type="float" office:value="0.000709670041179981" calcext:value-type="float">
            <text:p>0.000709670041179981</text:p>
          </table:table-cell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table:formula="of:=1-POWER(EXP(1);(-[.A120]/[.C120]))" office:value-type="float" office:value="0.999332852902246" calcext:value-type="float">
            <text:p>0.999332852902246</text:p>
          </table:table-cell>
          <table:table-cell table:formula="of:=[.C119]" office:value-type="float" office:value="16" calcext:value-type="float">
            <text:p>16</text:p>
          </table:table-cell>
          <table:table-cell table:formula="of:=POWER(EXP(1);(-[.A120]/[.E120]))" office:value-type="float" office:value="0.000667147097754268" calcext:value-type="float">
            <text:p>0.000667147097754268</text:p>
          </table:table-cell>
          <table:table-cell table:formula="of:=[.E119]" office:value-type="float" office:value="16" calcext:value-type="float">
            <text:p>16</text:p>
          </table:table-cell>
          <table:table-cell table:formula="of:=[.B120]*[.D120]" office:value-type="float" office:value="0.000666702012504226" calcext:value-type="float">
            <text:p>0.000666702012504226</text:p>
          </table:table-cell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table:formula="of:=1-POWER(EXP(1);(-[.A121]/[.C121]))" office:value-type="float" office:value="0.999373273301552" calcext:value-type="float">
            <text:p>0.999373273301552</text:p>
          </table:table-cell>
          <table:table-cell table:formula="of:=[.C120]" office:value-type="float" office:value="16" calcext:value-type="float">
            <text:p>16</text:p>
          </table:table-cell>
          <table:table-cell table:formula="of:=POWER(EXP(1);(-[.A121]/[.E121]))" office:value-type="float" office:value="0.000626726698448458" calcext:value-type="float">
            <text:p>0.000626726698448458</text:p>
          </table:table-cell>
          <table:table-cell table:formula="of:=[.E120]" office:value-type="float" office:value="16" calcext:value-type="float">
            <text:p>16</text:p>
          </table:table-cell>
          <table:table-cell table:formula="of:=[.B121]*[.D121]" office:value-type="float" office:value="0.00062633391209391" calcext:value-type="float">
            <text:p>0.00062633391209391</text:p>
          </table:table-cell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table:formula="of:=1-POWER(EXP(1);(-[.A122]/[.C122]))" office:value-type="float" office:value="0.999411244752664" calcext:value-type="float">
            <text:p>0.999411244752664</text:p>
          </table:table-cell>
          <table:table-cell table:formula="of:=[.C121]" office:value-type="float" office:value="16" calcext:value-type="float">
            <text:p>16</text:p>
          </table:table-cell>
          <table:table-cell table:formula="of:=POWER(EXP(1);(-[.A122]/[.E122]))" office:value-type="float" office:value="0.000588755247336444" calcext:value-type="float">
            <text:p>0.000588755247336444</text:p>
          </table:table-cell>
          <table:table-cell table:formula="of:=[.E121]" office:value-type="float" office:value="16" calcext:value-type="float">
            <text:p>16</text:p>
          </table:table-cell>
          <table:table-cell table:formula="of:=[.B122]*[.D122]" office:value-type="float" office:value="0.000588408614595177" calcext:value-type="float">
            <text:p>0.000588408614595177</text:p>
          </table:table-cell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table:formula="of:=1-POWER(EXP(1);(-[.A123]/[.C123]))" office:value-type="float" office:value="0.999446915629852" calcext:value-type="float">
            <text:p>0.999446915629852</text:p>
          </table:table-cell>
          <table:table-cell table:formula="of:=[.C122]" office:value-type="float" office:value="16" calcext:value-type="float">
            <text:p>16</text:p>
          </table:table-cell>
          <table:table-cell table:formula="of:=POWER(EXP(1);(-[.A123]/[.E123]))" office:value-type="float" office:value="0.000553084370147834" calcext:value-type="float">
            <text:p>0.000553084370147834</text:p>
          </table:table-cell>
          <table:table-cell table:formula="of:=[.E122]" office:value-type="float" office:value="16" calcext:value-type="float">
            <text:p>16</text:p>
          </table:table-cell>
          <table:table-cell table:formula="of:=[.B123]*[.D123]" office:value-type="float" office:value="0.000552778467827332" calcext:value-type="float">
            <text:p>0.000552778467827332</text:p>
          </table:table-cell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table:formula="of:=1-POWER(EXP(1);(-[.A124]/[.C124]))" office:value-type="float" office:value="0.999480425317845" calcext:value-type="float">
            <text:p>0.999480425317845</text:p>
          </table:table-cell>
          <table:table-cell table:formula="of:=[.C123]" office:value-type="float" office:value="16" calcext:value-type="float">
            <text:p>16</text:p>
          </table:table-cell>
          <table:table-cell table:formula="of:=POWER(EXP(1);(-[.A124]/[.E124]))" office:value-type="float" office:value="0.000519574682154839" calcext:value-type="float">
            <text:p>0.000519574682154839</text:p>
          </table:table-cell>
          <table:table-cell table:formula="of:=[.E123]" office:value-type="float" office:value="16" calcext:value-type="float">
            <text:p>16</text:p>
          </table:table-cell>
          <table:table-cell table:formula="of:=[.B124]*[.D124]" office:value-type="float" office:value="0.000519304724304502" calcext:value-type="float">
            <text:p>0.000519304724304502</text:p>
          </table:table-cell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table:formula="of:=1-POWER(EXP(1);(-[.A125]/[.C125]))" office:value-type="float" office:value="0.999511904756477" calcext:value-type="float">
            <text:p>0.999511904756477</text:p>
          </table:table-cell>
          <table:table-cell table:formula="of:=[.C124]" office:value-type="float" office:value="16" calcext:value-type="float">
            <text:p>16</text:p>
          </table:table-cell>
          <table:table-cell table:formula="of:=POWER(EXP(1);(-[.A125]/[.E125]))" office:value-type="float" office:value="0.000488095243523415" calcext:value-type="float">
            <text:p>0.000488095243523415</text:p>
          </table:table-cell>
          <table:table-cell table:formula="of:=[.E124]" office:value-type="float" office:value="16" calcext:value-type="float">
            <text:p>16</text:p>
          </table:table-cell>
          <table:table-cell table:formula="of:=[.B125]*[.D125]" office:value-type="float" office:value="0.000487857006556665" calcext:value-type="float">
            <text:p>0.000487857006556665</text:p>
          </table:table-cell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table:formula="of:=1-POWER(EXP(1);(-[.A126]/[.C126]))" office:value-type="float" office:value="0.999541476952337" calcext:value-type="float">
            <text:p>0.999541476952337</text:p>
          </table:table-cell>
          <table:table-cell table:formula="of:=[.C125]" office:value-type="float" office:value="16" calcext:value-type="float">
            <text:p>16</text:p>
          </table:table-cell>
          <table:table-cell table:formula="of:=POWER(EXP(1);(-[.A126]/[.E126]))" office:value-type="float" office:value="0.000458523047663021" calcext:value-type="float">
            <text:p>0.000458523047663021</text:p>
          </table:table-cell>
          <table:table-cell table:formula="of:=[.E125]" office:value-type="float" office:value="16" calcext:value-type="float">
            <text:p>16</text:p>
          </table:table-cell>
          <table:table-cell table:formula="of:=[.B126]*[.D126]" office:value-type="float" office:value="0.000458312804277783" calcext:value-type="float">
            <text:p>0.000458312804277783</text:p>
          </table:table-cell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table:formula="of:=1-POWER(EXP(1);(-[.A127]/[.C127]))" office:value-type="float" office:value="0.999569257459424" calcext:value-type="float">
            <text:p>0.999569257459424</text:p>
          </table:table-cell>
          <table:table-cell table:formula="of:=[.C126]" office:value-type="float" office:value="16" calcext:value-type="float">
            <text:p>16</text:p>
          </table:table-cell>
          <table:table-cell table:formula="of:=POWER(EXP(1);(-[.A127]/[.E127]))" office:value-type="float" office:value="0.000430742540575688" calcext:value-type="float">
            <text:p>0.000430742540575688</text:p>
          </table:table-cell>
          <table:table-cell table:formula="of:=[.E126]" office:value-type="float" office:value="16" calcext:value-type="float">
            <text:p>16</text:p>
          </table:table-cell>
          <table:table-cell table:formula="of:=[.B127]*[.D127]" office:value-type="float" office:value="0.000430557001439426" calcext:value-type="float">
            <text:p>0.000430557001439426</text:p>
          </table:table-cell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table:formula="of:=1-POWER(EXP(1);(-[.A128]/[.C128]))" office:value-type="float" office:value="0.999595354830674" calcext:value-type="float">
            <text:p>0.999595354830674</text:p>
          </table:table-cell>
          <table:table-cell table:formula="of:=[.C127]" office:value-type="float" office:value="16" calcext:value-type="float">
            <text:p>16</text:p>
          </table:table-cell>
          <table:table-cell table:formula="of:=POWER(EXP(1);(-[.A128]/[.E128]))" office:value-type="float" office:value="0.000404645169326265" calcext:value-type="float">
            <text:p>0.000404645169326265</text:p>
          </table:table-cell>
          <table:table-cell table:formula="of:=[.E127]" office:value-type="float" office:value="16" calcext:value-type="float">
            <text:p>16</text:p>
          </table:table-cell>
          <table:table-cell table:formula="of:=[.B128]*[.D128]" office:value-type="float" office:value="0.000404481431613206" calcext:value-type="float">
            <text:p>0.000404481431613206</text:p>
          </table:table-cell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table:formula="of:=1-POWER(EXP(1);(-[.A129]/[.C129]))" office:value-type="float" office:value="0.999619871042131" calcext:value-type="float">
            <text:p>0.999619871042131</text:p>
          </table:table-cell>
          <table:table-cell table:formula="of:=[.C128]" office:value-type="float" office:value="16" calcext:value-type="float">
            <text:p>16</text:p>
          </table:table-cell>
          <table:table-cell table:formula="of:=POWER(EXP(1);(-[.A129]/[.E129]))" office:value-type="float" office:value="0.000380128957869464" calcext:value-type="float">
            <text:p>0.000380128957869464</text:p>
          </table:table-cell>
          <table:table-cell table:formula="of:=[.E128]" office:value-type="float" office:value="16" calcext:value-type="float">
            <text:p>16</text:p>
          </table:table-cell>
          <table:table-cell table:formula="of:=[.B129]*[.D129]" office:value-type="float" office:value="0.000379984459844853" calcext:value-type="float">
            <text:p>0.000379984459844853</text:p>
          </table:table-cell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table:formula="of:=1-POWER(EXP(1);(-[.A130]/[.C130]))" office:value-type="float" office:value="0.999642901891424" calcext:value-type="float">
            <text:p>0.999642901891424</text:p>
          </table:table-cell>
          <table:table-cell table:formula="of:=[.C129]" office:value-type="float" office:value="16" calcext:value-type="float">
            <text:p>16</text:p>
          </table:table-cell>
          <table:table-cell table:formula="of:=POWER(EXP(1);(-[.A130]/[.E130]))" office:value-type="float" office:value="0.000357098108576248" calcext:value-type="float">
            <text:p>0.000357098108576248</text:p>
          </table:table-cell>
          <table:table-cell table:formula="of:=[.E129]" office:value-type="float" office:value="16" calcext:value-type="float">
            <text:p>16</text:p>
          </table:table-cell>
          <table:table-cell table:formula="of:=[.B130]*[.D130]" office:value-type="float" office:value="0.000356970589517099" calcext:value-type="float">
            <text:p>0.000356970589517099</text:p>
          </table:table-cell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table:formula="of:=1-POWER(EXP(1);(-[.A131]/[.C131]))" office:value-type="float" office:value="0.999664537372098" calcext:value-type="float">
            <text:p>0.999664537372098</text:p>
          </table:table-cell>
          <table:table-cell table:formula="of:=[.C130]" office:value-type="float" office:value="16" calcext:value-type="float">
            <text:p>16</text:p>
          </table:table-cell>
          <table:table-cell table:formula="of:=POWER(EXP(1);(-[.A131]/[.E131]))" office:value-type="float" office:value="0.000335462627902512" calcext:value-type="float">
            <text:p>0.000335462627902512</text:p>
          </table:table-cell>
          <table:table-cell table:formula="of:=[.E130]" office:value-type="float" office:value="16" calcext:value-type="float">
            <text:p>16</text:p>
          </table:table-cell>
          <table:table-cell table:formula="of:=[.B131]*[.D131]" office:value-type="float" office:value="0.000335350092727793" calcext:value-type="float">
            <text:p>0.000335350092727793</text:p>
          </table:table-cell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table:formula="of:=1-POWER(EXP(1);(-[.A132]/[.C132]))" office:value-type="float" office:value="0.999684862025263" calcext:value-type="float">
            <text:p>0.999684862025263</text:p>
          </table:table-cell>
          <table:table-cell table:formula="of:=[.C131]" office:value-type="float" office:value="16" calcext:value-type="float">
            <text:p>16</text:p>
          </table:table-cell>
          <table:table-cell table:formula="of:=POWER(EXP(1);(-[.A132]/[.E132]))" office:value-type="float" office:value="0.000315137974737356" calcext:value-type="float">
            <text:p>0.000315137974737356</text:p>
          </table:table-cell>
          <table:table-cell table:formula="of:=[.E131]" office:value-type="float" office:value="16" calcext:value-type="float">
            <text:p>16</text:p>
          </table:table-cell>
          <table:table-cell table:formula="of:=[.B132]*[.D132]" office:value-type="float" office:value="0.000315038662794235" calcext:value-type="float">
            <text:p>0.000315038662794235</text:p>
          </table:table-cell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table:formula="of:=1-POWER(EXP(1);(-[.A133]/[.C133]))" office:value-type="float" office:value="0.999703955269943" calcext:value-type="float">
            <text:p>0.999703955269943</text:p>
          </table:table-cell>
          <table:table-cell table:formula="of:=[.C132]" office:value-type="float" office:value="16" calcext:value-type="float">
            <text:p>16</text:p>
          </table:table-cell>
          <table:table-cell table:formula="of:=POWER(EXP(1);(-[.A133]/[.E133]))" office:value-type="float" office:value="0.000296044730056856" calcext:value-type="float">
            <text:p>0.000296044730056856</text:p>
          </table:table-cell>
          <table:table-cell table:formula="of:=[.E132]" office:value-type="float" office:value="16" calcext:value-type="float">
            <text:p>16</text:p>
          </table:table-cell>
          <table:table-cell table:formula="of:=[.B133]*[.D133]" office:value-type="float" office:value="0.000295957087574661" calcext:value-type="float">
            <text:p>0.000295957087574661</text:p>
          </table:table-cell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table:formula="of:=1-POWER(EXP(1);(-[.A134]/[.C134]))" office:value-type="float" office:value="0.999721891713408" calcext:value-type="float">
            <text:p>0.999721891713408</text:p>
          </table:table-cell>
          <table:table-cell table:formula="of:=[.C133]" office:value-type="float" office:value="16" calcext:value-type="float">
            <text:p>16</text:p>
          </table:table-cell>
          <table:table-cell table:formula="of:=POWER(EXP(1);(-[.A134]/[.E134]))" office:value-type="float" office:value="0.000278108286592499" calcext:value-type="float">
            <text:p>0.000278108286592499</text:p>
          </table:table-cell>
          <table:table-cell table:formula="of:=[.E133]" office:value-type="float" office:value="16" calcext:value-type="float">
            <text:p>16</text:p>
          </table:table-cell>
          <table:table-cell table:formula="of:=[.B134]*[.D134]" office:value-type="float" office:value="0.000278030942373428" calcext:value-type="float">
            <text:p>0.000278030942373428</text:p>
          </table:table-cell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table:formula="of:=1-POWER(EXP(1);(-[.A135]/[.C135]))" office:value-type="float" office:value="0.999738741442698" calcext:value-type="float">
            <text:p>0.999738741442698</text:p>
          </table:table-cell>
          <table:table-cell table:formula="of:=[.C134]" office:value-type="float" office:value="16" calcext:value-type="float">
            <text:p>16</text:p>
          </table:table-cell>
          <table:table-cell table:formula="of:=POWER(EXP(1);(-[.A135]/[.E135]))" office:value-type="float" office:value="0.000261258557301668" calcext:value-type="float">
            <text:p>0.000261258557301668</text:p>
          </table:table-cell>
          <table:table-cell table:formula="of:=[.E134]" office:value-type="float" office:value="16" calcext:value-type="float">
            <text:p>16</text:p>
          </table:table-cell>
          <table:table-cell table:formula="of:=[.B135]*[.D135]" office:value-type="float" office:value="0.000261190301267904" calcext:value-type="float">
            <text:p>0.000261190301267904</text:p>
          </table:table-cell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table:formula="of:=1-POWER(EXP(1);(-[.A136]/[.C136]))" office:value-type="float" office:value="0.999754570298499" calcext:value-type="float">
            <text:p>0.999754570298499</text:p>
          </table:table-cell>
          <table:table-cell table:formula="of:=[.C135]" office:value-type="float" office:value="16" calcext:value-type="float">
            <text:p>16</text:p>
          </table:table-cell>
          <table:table-cell table:formula="of:=POWER(EXP(1);(-[.A136]/[.E136]))" office:value-type="float" office:value="0.00024542970150099" calcext:value-type="float">
            <text:p>0.00024542970150099</text:p>
          </table:table-cell>
          <table:table-cell table:formula="of:=[.E135]" office:value-type="float" office:value="16" calcext:value-type="float">
            <text:p>16</text:p>
          </table:table-cell>
          <table:table-cell table:formula="of:=[.B136]*[.D136]" office:value-type="float" office:value="0.000245369465762611" calcext:value-type="float">
            <text:p>0.000245369465762611</text:p>
          </table:table-cell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table:formula="of:=1-POWER(EXP(1);(-[.A137]/[.C137]))" office:value-type="float" office:value="0.999769440132408" calcext:value-type="float">
            <text:p>0.999769440132408</text:p>
          </table:table-cell>
          <table:table-cell table:formula="of:=[.C136]" office:value-type="float" office:value="16" calcext:value-type="float">
            <text:p>16</text:p>
          </table:table-cell>
          <table:table-cell table:formula="of:=POWER(EXP(1);(-[.A137]/[.E137]))" office:value-type="float" office:value="0.000230559867592442" calcext:value-type="float">
            <text:p>0.000230559867592442</text:p>
          </table:table-cell>
          <table:table-cell table:formula="of:=[.E136]" office:value-type="float" office:value="16" calcext:value-type="float">
            <text:p>16</text:p>
          </table:table-cell>
          <table:table-cell table:formula="of:=[.B137]*[.D137]" office:value-type="float" office:value="0.000230506709739898" calcext:value-type="float">
            <text:p>0.000230506709739898</text:p>
          </table:table-cell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table:formula="of:=1-POWER(EXP(1);(-[.A138]/[.C138]))" office:value-type="float" office:value="0.999783409048623" calcext:value-type="float">
            <text:p>0.999783409048623</text:p>
          </table:table-cell>
          <table:table-cell table:formula="of:=[.C137]" office:value-type="float" office:value="16" calcext:value-type="float">
            <text:p>16</text:p>
          </table:table-cell>
          <table:table-cell table:formula="of:=POWER(EXP(1);(-[.A138]/[.E138]))" office:value-type="float" office:value="0.000216590951376885" calcext:value-type="float">
            <text:p>0.000216590951376885</text:p>
          </table:table-cell>
          <table:table-cell table:formula="of:=[.E137]" office:value-type="float" office:value="16" calcext:value-type="float">
            <text:p>16</text:p>
          </table:table-cell>
          <table:table-cell table:formula="of:=[.B138]*[.D138]" office:value-type="float" office:value="0.000216544039736667" calcext:value-type="float">
            <text:p>0.000216544039736667</text:p>
          </table:table-cell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table:formula="of:=1-POWER(EXP(1);(-[.A139]/[.C139]))" office:value-type="float" office:value="0.999796531630989" calcext:value-type="float">
            <text:p>0.999796531630989</text:p>
          </table:table-cell>
          <table:table-cell table:formula="of:=[.C138]" office:value-type="float" office:value="16" calcext:value-type="float">
            <text:p>16</text:p>
          </table:table-cell>
          <table:table-cell table:formula="of:=POWER(EXP(1);(-[.A139]/[.E139]))" office:value-type="float" office:value="0.000203468369010644" calcext:value-type="float">
            <text:p>0.000203468369010644</text:p>
          </table:table-cell>
          <table:table-cell table:formula="of:=[.E138]" office:value-type="float" office:value="16" calcext:value-type="float">
            <text:p>16</text:p>
          </table:table-cell>
          <table:table-cell table:formula="of:=[.B139]*[.D139]" office:value-type="float" office:value="0.000203426969633456" calcext:value-type="float">
            <text:p>0.000203426969633456</text:p>
          </table:table-cell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table:formula="of:=1-POWER(EXP(1);(-[.A140]/[.C140]))" office:value-type="float" office:value="0.999808859156282" calcext:value-type="float">
            <text:p>0.999808859156282</text:p>
          </table:table-cell>
          <table:table-cell table:formula="of:=[.C139]" office:value-type="float" office:value="16" calcext:value-type="float">
            <text:p>16</text:p>
          </table:table-cell>
          <table:table-cell table:formula="of:=POWER(EXP(1);(-[.A140]/[.E140]))" office:value-type="float" office:value="0.000191140843717952" calcext:value-type="float">
            <text:p>0.000191140843717952</text:p>
          </table:table-cell>
          <table:table-cell table:formula="of:=[.E139]" office:value-type="float" office:value="16" calcext:value-type="float">
            <text:p>16</text:p>
          </table:table-cell>
          <table:table-cell table:formula="of:=[.B140]*[.D140]" office:value-type="float" office:value="0.000191104308895815" calcext:value-type="float">
            <text:p>0.000191104308895815</text:p>
          </table:table-cell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table:formula="of:=1-POWER(EXP(1);(-[.A141]/[.C141]))" office:value-type="float" office:value="0.999820439794574" calcext:value-type="float">
            <text:p>0.999820439794574</text:p>
          </table:table-cell>
          <table:table-cell table:formula="of:=[.C140]" office:value-type="float" office:value="16" calcext:value-type="float">
            <text:p>16</text:p>
          </table:table-cell>
          <table:table-cell table:formula="of:=POWER(EXP(1);(-[.A141]/[.E141]))" office:value-type="float" office:value="0.000179560205425833" calcext:value-type="float">
            <text:p>0.000179560205425833</text:p>
          </table:table-cell>
          <table:table-cell table:formula="of:=[.E140]" office:value-type="float" office:value="16" calcext:value-type="float">
            <text:p>16</text:p>
          </table:table-cell>
          <table:table-cell table:formula="of:=[.B141]*[.D141]" office:value-type="float" office:value="0.00017952796355846" calcext:value-type="float">
            <text:p>0.00017952796355846</text:p>
          </table:table-cell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table:formula="of:=1-POWER(EXP(1);(-[.A142]/[.C142]))" office:value-type="float" office:value="0.999831318797462" calcext:value-type="float">
            <text:p>0.999831318797462</text:p>
          </table:table-cell>
          <table:table-cell table:formula="of:=[.C141]" office:value-type="float" office:value="16" calcext:value-type="float">
            <text:p>16</text:p>
          </table:table-cell>
          <table:table-cell table:formula="of:=POWER(EXP(1);(-[.A142]/[.E142]))" office:value-type="float" office:value="0.000168681202538499" calcext:value-type="float">
            <text:p>0.000168681202538499</text:p>
          </table:table-cell>
          <table:table-cell table:formula="of:=[.E141]" office:value-type="float" office:value="16" calcext:value-type="float">
            <text:p>16</text:p>
          </table:table-cell>
          <table:table-cell table:formula="of:=[.B142]*[.D142]" office:value-type="float" office:value="0.000168652749190409" calcext:value-type="float">
            <text:p>0.000168652749190409</text:p>
          </table:table-cell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table:formula="of:=1-POWER(EXP(1);(-[.A143]/[.C143]))" office:value-type="float" office:value="0.999841538674884" calcext:value-type="float">
            <text:p>0.999841538674884</text:p>
          </table:table-cell>
          <table:table-cell table:formula="of:=[.C142]" office:value-type="float" office:value="16" calcext:value-type="float">
            <text:p>16</text:p>
          </table:table-cell>
          <table:table-cell table:formula="of:=POWER(EXP(1);(-[.A143]/[.E143]))" office:value-type="float" office:value="0.000158461325115751" calcext:value-type="float">
            <text:p>0.000158461325115751</text:p>
          </table:table-cell>
          <table:table-cell table:formula="of:=[.E142]" office:value-type="float" office:value="16" calcext:value-type="float">
            <text:p>16</text:p>
          </table:table-cell>
          <table:table-cell table:formula="of:=[.B143]*[.D143]" office:value-type="float" office:value="0.000158436215124194" calcext:value-type="float">
            <text:p>0.000158436215124194</text:p>
          </table:table-cell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table:formula="of:=1-POWER(EXP(1);(-[.A144]/[.C144]))" office:value-type="float" office:value="0.999851139361236" calcext:value-type="float">
            <text:p>0.999851139361236</text:p>
          </table:table-cell>
          <table:table-cell table:formula="of:=[.C143]" office:value-type="float" office:value="16" calcext:value-type="float">
            <text:p>16</text:p>
          </table:table-cell>
          <table:table-cell table:formula="of:=POWER(EXP(1);(-[.A144]/[.E144]))" office:value-type="float" office:value="0.00014886063876447" calcext:value-type="float">
            <text:p>0.00014886063876447</text:p>
          </table:table-cell>
          <table:table-cell table:formula="of:=[.E143]" office:value-type="float" office:value="16" calcext:value-type="float">
            <text:p>16</text:p>
          </table:table-cell>
          <table:table-cell table:formula="of:=[.B144]*[.D144]" office:value-type="float" office:value="0.000148838479274697" calcext:value-type="float">
            <text:p>0.000148838479274697</text:p>
          </table:table-cell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table:formula="of:=1-POWER(EXP(1);(-[.A145]/[.C145]))" office:value-type="float" office:value="0.999860158371406" calcext:value-type="float">
            <text:p>0.999860158371406</text:p>
          </table:table-cell>
          <table:table-cell table:formula="of:=[.C144]" office:value-type="float" office:value="16" calcext:value-type="float">
            <text:p>16</text:p>
          </table:table-cell>
          <table:table-cell table:formula="of:=POWER(EXP(1);(-[.A145]/[.E145]))" office:value-type="float" office:value="0.000139841628594101" calcext:value-type="float">
            <text:p>0.000139841628594101</text:p>
          </table:table-cell>
          <table:table-cell table:formula="of:=[.E144]" office:value-type="float" office:value="16" calcext:value-type="float">
            <text:p>16</text:p>
          </table:table-cell>
          <table:table-cell table:formula="of:=[.B145]*[.D145]" office:value-type="float" office:value="0.000139822072913013" calcext:value-type="float">
            <text:p>0.000139822072913013</text:p>
          </table:table-cell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table:formula="of:=1-POWER(EXP(1);(-[.A146]/[.C146]))" office:value-type="float" office:value="0.999868630947374" calcext:value-type="float">
            <text:p>0.999868630947374</text:p>
          </table:table-cell>
          <table:table-cell table:formula="of:=[.C145]" office:value-type="float" office:value="16" calcext:value-type="float">
            <text:p>16</text:p>
          </table:table-cell>
          <table:table-cell table:formula="of:=POWER(EXP(1);(-[.A146]/[.E146]))" office:value-type="float" office:value="0.000131369052626409" calcext:value-type="float">
            <text:p>0.000131369052626409</text:p>
          </table:table-cell>
          <table:table-cell table:formula="of:=[.E145]" office:value-type="float" office:value="16" calcext:value-type="float">
            <text:p>16</text:p>
          </table:table-cell>
          <table:table-cell table:formula="of:=[.B146]*[.D146]" office:value-type="float" office:value="0.000131351794798421" calcext:value-type="float">
            <text:p>0.000131351794798421</text:p>
          </table:table-cell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table:formula="of:=1-POWER(EXP(1);(-[.A147]/[.C147]))" office:value-type="float" office:value="0.999876590195913" calcext:value-type="float">
            <text:p>0.999876590195913</text:p>
          </table:table-cell>
          <table:table-cell table:formula="of:=[.C146]" office:value-type="float" office:value="16" calcext:value-type="float">
            <text:p>16</text:p>
          </table:table-cell>
          <table:table-cell table:formula="of:=POWER(EXP(1);(-[.A147]/[.E147]))" office:value-type="float" office:value="0.00012340980408668" calcext:value-type="float">
            <text:p>0.00012340980408668</text:p>
          </table:table-cell>
          <table:table-cell table:formula="of:=[.E146]" office:value-type="float" office:value="16" calcext:value-type="float">
            <text:p>16</text:p>
          </table:table-cell>
          <table:table-cell table:formula="of:=[.B147]*[.D147]" office:value-type="float" office:value="0.000123394574106935" calcext:value-type="float">
            <text:p>0.000123394574106935</text:p>
          </table:table-cell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table:formula="of:=1-POWER(EXP(1);(-[.A148]/[.C148]))" office:value-type="float" office:value="0.999884067217962" calcext:value-type="float">
            <text:p>0.999884067217962</text:p>
          </table:table-cell>
          <table:table-cell table:formula="of:=[.C147]" office:value-type="float" office:value="16" calcext:value-type="float">
            <text:p>16</text:p>
          </table:table-cell>
          <table:table-cell table:formula="of:=POWER(EXP(1);(-[.A148]/[.E148]))" office:value-type="float" office:value="0.000115932782038279" calcext:value-type="float">
            <text:p>0.000115932782038279</text:p>
          </table:table-cell>
          <table:table-cell table:formula="of:=[.E147]" office:value-type="float" office:value="16" calcext:value-type="float">
            <text:p>16</text:p>
          </table:table-cell>
          <table:table-cell table:formula="of:=[.B148]*[.D148]" office:value-type="float" office:value="0.000115919341628328" calcext:value-type="float">
            <text:p>0.000115919341628328</text:p>
          </table:table-cell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table:formula="of:=1-POWER(EXP(1);(-[.A149]/[.C149]))" office:value-type="float" office:value="0.999891091230145" calcext:value-type="float">
            <text:p>0.999891091230145</text:p>
          </table:table-cell>
          <table:table-cell table:formula="of:=[.C148]" office:value-type="float" office:value="16" calcext:value-type="float">
            <text:p>16</text:p>
          </table:table-cell>
          <table:table-cell table:formula="of:=POWER(EXP(1);(-[.A149]/[.E149]))" office:value-type="float" office:value="0.000108908769855067" calcext:value-type="float">
            <text:p>0.000108908769855067</text:p>
          </table:table-cell>
          <table:table-cell table:formula="of:=[.E148]" office:value-type="float" office:value="16" calcext:value-type="float">
            <text:p>16</text:p>
          </table:table-cell>
          <table:table-cell table:formula="of:=[.B149]*[.D149]" office:value-type="float" office:value="0.000108896908734915" calcext:value-type="float">
            <text:p>0.000108896908734915</text:p>
          </table:table-cell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table:formula="of:=1-POWER(EXP(1);(-[.A150]/[.C150]))" office:value-type="float" office:value="0.999897689678943" calcext:value-type="float">
            <text:p>0.999897689678943</text:p>
          </table:table-cell>
          <table:table-cell table:formula="of:=[.C149]" office:value-type="float" office:value="16" calcext:value-type="float">
            <text:p>16</text:p>
          </table:table-cell>
          <table:table-cell table:formula="of:=POWER(EXP(1);(-[.A150]/[.E150]))" office:value-type="float" office:value="0.000102310321056796" calcext:value-type="float">
            <text:p>0.000102310321056796</text:p>
          </table:table-cell>
          <table:table-cell table:formula="of:=[.E149]" office:value-type="float" office:value="16" calcext:value-type="float">
            <text:p>16</text:p>
          </table:table-cell>
          <table:table-cell table:formula="of:=[.B150]*[.D150]" office:value-type="float" office:value="0.000102299853655001" calcext:value-type="float">
            <text:p>0.000102299853655001</text:p>
          </table:table-cell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table:formula="of:=1-POWER(EXP(1);(-[.A151]/[.C151]))" office:value-type="float" office:value="0.999903888347939" calcext:value-type="float">
            <text:p>0.999903888347939</text:p>
          </table:table-cell>
          <table:table-cell table:formula="of:=[.C150]" office:value-type="float" office:value="16" calcext:value-type="float">
            <text:p>16</text:p>
          </table:table-cell>
          <table:table-cell table:formula="of:=POWER(EXP(1);(-[.A151]/[.E151]))" office:value-type="float" office:value="0.0000961116520613947" calcext:value-type="float">
            <text:p>9.61116520613947E-05</text:p>
          </table:table-cell>
          <table:table-cell table:formula="of:=[.E150]" office:value-type="float" office:value="16" calcext:value-type="float">
            <text:p>16</text:p>
          </table:table-cell>
          <table:table-cell table:formula="of:=[.B151]*[.D151]" office:value-type="float" office:value="0.0000961024146117328" calcext:value-type="float">
            <text:p>9.61024146117328E-05</text:p>
          </table:table-cell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table:formula="of:=1-POWER(EXP(1);(-[.A152]/[.C152]))" office:value-type="float" office:value="0.999909711458565" calcext:value-type="float">
            <text:p>0.999909711458565</text:p>
          </table:table-cell>
          <table:table-cell table:formula="of:=[.C151]" office:value-type="float" office:value="16" calcext:value-type="float">
            <text:p>16</text:p>
          </table:table-cell>
          <table:table-cell table:formula="of:=POWER(EXP(1);(-[.A152]/[.E152]))" office:value-type="float" office:value="0.000090288541435058" calcext:value-type="float">
            <text:p>9.0288541435058E-05</text:p>
          </table:table-cell>
          <table:table-cell table:formula="of:=[.E151]" office:value-type="float" office:value="16" calcext:value-type="float">
            <text:p>16</text:p>
          </table:table-cell>
          <table:table-cell table:formula="of:=[.B152]*[.D152]" office:value-type="float" office:value="0.0000902803894143435" calcext:value-type="float">
            <text:p>9.02803894143435E-05</text:p>
          </table:table-cell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table:formula="of:=1-POWER(EXP(1);(-[.A153]/[.C153]))" office:value-type="float" office:value="0.999915181764754" calcext:value-type="float">
            <text:p>0.999915181764754</text:p>
          </table:table-cell>
          <table:table-cell table:formula="of:=[.C152]" office:value-type="float" office:value="16" calcext:value-type="float">
            <text:p>16</text:p>
          </table:table-cell>
          <table:table-cell table:formula="of:=POWER(EXP(1);(-[.A153]/[.E153]))" office:value-type="float" office:value="0.0000848182352464692" calcext:value-type="float">
            <text:p>8.48182352464692E-05</text:p>
          </table:table-cell>
          <table:table-cell table:formula="of:=[.E152]" office:value-type="float" office:value="16" calcext:value-type="float">
            <text:p>16</text:p>
          </table:table-cell>
          <table:table-cell table:formula="of:=[.B153]*[.D153]" office:value-type="float" office:value="0.0000848110411134389" calcext:value-type="float">
            <text:p>8.48110411134389E-05</text:p>
          </table:table-cell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table:formula="of:=1-POWER(EXP(1);(-[.A154]/[.C154]))" office:value-type="float" office:value="0.999920320641845" calcext:value-type="float">
            <text:p>0.999920320641845</text:p>
          </table:table-cell>
          <table:table-cell table:formula="of:=[.C153]" office:value-type="float" office:value="16" calcext:value-type="float">
            <text:p>16</text:p>
          </table:table-cell>
          <table:table-cell table:formula="of:=POWER(EXP(1);(-[.A154]/[.E154]))" office:value-type="float" office:value="0.0000796793581553195" calcext:value-type="float">
            <text:p>7.96793581553195E-05</text:p>
          </table:table-cell>
          <table:table-cell table:formula="of:=[.E153]" office:value-type="float" office:value="16" calcext:value-type="float">
            <text:p>16</text:p>
          </table:table-cell>
          <table:table-cell table:formula="of:=[.B154]*[.D154]" office:value-type="float" office:value="0.0000796730093552035" calcext:value-type="float">
            <text:p>7.96730093552035E-05</text:p>
          </table:table-cell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table:formula="of:=1-POWER(EXP(1);(-[.A155]/[.C155]))" office:value-type="float" office:value="0.999925148170112" calcext:value-type="float">
            <text:p>0.999925148170112</text:p>
          </table:table-cell>
          <table:table-cell table:formula="of:=[.C154]" office:value-type="float" office:value="16" calcext:value-type="float">
            <text:p>16</text:p>
          </table:table-cell>
          <table:table-cell table:formula="of:=POWER(EXP(1);(-[.A155]/[.E155]))" office:value-type="float" office:value="0.0000748518298877006" calcext:value-type="float">
            <text:p>7.48518298877006E-05</text:p>
          </table:table-cell>
          <table:table-cell table:formula="of:=[.E154]" office:value-type="float" office:value="16" calcext:value-type="float">
            <text:p>16</text:p>
          </table:table-cell>
          <table:table-cell table:formula="of:=[.B155]*[.D155]" office:value-type="float" office:value="0.0000748462270912631" calcext:value-type="float">
            <text:p>7.48462270912631E-05</text:p>
          </table:table-cell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table:formula="of:=1-POWER(EXP(1);(-[.A156]/[.C156]))" office:value-type="float" office:value="0.999929683213228" calcext:value-type="float">
            <text:p>0.999929683213228</text:p>
          </table:table-cell>
          <table:table-cell table:formula="of:=[.C155]" office:value-type="float" office:value="16" calcext:value-type="float">
            <text:p>16</text:p>
          </table:table-cell>
          <table:table-cell table:formula="of:=POWER(EXP(1);(-[.A156]/[.E156]))" office:value-type="float" office:value="0.0000703167867719981" calcext:value-type="float">
            <text:p>7.03167867719981E-05</text:p>
          </table:table-cell>
          <table:table-cell table:formula="of:=[.E155]" office:value-type="float" office:value="16" calcext:value-type="float">
            <text:p>16</text:p>
          </table:table-cell>
          <table:table-cell table:formula="of:=[.B156]*[.D156]" office:value-type="float" office:value="0.0000703118423214962" calcext:value-type="float">
            <text:p>7.03118423214962E-05</text:p>
          </table:table-cell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table:formula="of:=1-POWER(EXP(1);(-[.A157]/[.C157]))" office:value-type="float" office:value="0.999933943491971" calcext:value-type="float">
            <text:p>0.999933943491971</text:p>
          </table:table-cell>
          <table:table-cell table:formula="of:=[.C156]" office:value-type="float" office:value="16" calcext:value-type="float">
            <text:p>16</text:p>
          </table:table-cell>
          <table:table-cell table:formula="of:=POWER(EXP(1);(-[.A157]/[.E157]))" office:value-type="float" office:value="0.0000660565080286849" calcext:value-type="float">
            <text:p>6.60565080286849E-05</text:p>
          </table:table-cell>
          <table:table-cell table:formula="of:=[.E156]" office:value-type="float" office:value="16" calcext:value-type="float">
            <text:p>16</text:p>
          </table:table-cell>
          <table:table-cell table:formula="of:=[.B157]*[.D157]" office:value-type="float" office:value="0.0000660521445664319" calcext:value-type="float">
            <text:p>6.60521445664319E-05</text:p>
          </table:table-cell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table:formula="of:=1-POWER(EXP(1);(-[.A158]/[.C158]))" office:value-type="float" office:value="0.999937945653474" calcext:value-type="float">
            <text:p>0.999937945653474</text:p>
          </table:table-cell>
          <table:table-cell table:formula="of:=[.C157]" office:value-type="float" office:value="16" calcext:value-type="float">
            <text:p>16</text:p>
          </table:table-cell>
          <table:table-cell table:formula="of:=POWER(EXP(1);(-[.A158]/[.E158]))" office:value-type="float" office:value="0.0000620543465259898" calcext:value-type="float">
            <text:p>6.20543465259898E-05</text:p>
          </table:table-cell>
          <table:table-cell table:formula="of:=[.E157]" office:value-type="float" office:value="16" calcext:value-type="float">
            <text:p>16</text:p>
          </table:table-cell>
          <table:table-cell table:formula="of:=[.B158]*[.D158]" office:value-type="float" office:value="0.000062050495784067" calcext:value-type="float">
            <text:p>6.2050495784067E-05</text:p>
          </table:table-cell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table:formula="of:=1-POWER(EXP(1);(-[.A159]/[.C159]))" office:value-type="float" office:value="0.999941705336269" calcext:value-type="float">
            <text:p>0.999941705336269</text:p>
          </table:table-cell>
          <table:table-cell table:formula="of:=[.C158]" office:value-type="float" office:value="16" calcext:value-type="float">
            <text:p>16</text:p>
          </table:table-cell>
          <table:table-cell table:formula="of:=POWER(EXP(1);(-[.A159]/[.E159]))" office:value-type="float" office:value="0.0000582946637308688" calcext:value-type="float">
            <text:p>5.82946637308688E-05</text:p>
          </table:table-cell>
          <table:table-cell table:formula="of:=[.E158]" office:value-type="float" office:value="16" calcext:value-type="float">
            <text:p>16</text:p>
          </table:table-cell>
          <table:table-cell table:formula="of:=[.B159]*[.D159]" office:value-type="float" office:value="0.0000582912654630493" calcext:value-type="float">
            <text:p>5.82912654630493E-05</text:p>
          </table:table-cell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table:formula="of:=1-POWER(EXP(1);(-[.A160]/[.C160]))" office:value-type="float" office:value="0.999945237231399" calcext:value-type="float">
            <text:p>0.999945237231399</text:p>
          </table:table-cell>
          <table:table-cell table:formula="of:=[.C159]" office:value-type="float" office:value="16" calcext:value-type="float">
            <text:p>16</text:p>
          </table:table-cell>
          <table:table-cell table:formula="of:=POWER(EXP(1);(-[.A160]/[.E160]))" office:value-type="float" office:value="0.0000547627686010971" calcext:value-type="float">
            <text:p>5.47627686010971E-05</text:p>
          </table:table-cell>
          <table:table-cell table:formula="of:=[.E159]" office:value-type="float" office:value="16" calcext:value-type="float">
            <text:p>16</text:p>
          </table:table-cell>
          <table:table-cell table:formula="of:=[.B160]*[.D160]" office:value-type="float" office:value="0.0000547597696402723" calcext:value-type="float">
            <text:p>5.47597696402723E-05</text:p>
          </table:table-cell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table:formula="of:=1-POWER(EXP(1);(-[.A161]/[.C161]))" office:value-type="float" office:value="0.99994855513982" calcext:value-type="float">
            <text:p>0.99994855513982</text:p>
          </table:table-cell>
          <table:table-cell table:formula="of:=[.C160]" office:value-type="float" office:value="16" calcext:value-type="float">
            <text:p>16</text:p>
          </table:table-cell>
          <table:table-cell table:formula="of:=POWER(EXP(1);(-[.A161]/[.E161]))" office:value-type="float" office:value="0.0000514448601797023" calcext:value-type="float">
            <text:p>5.14448601797023E-05</text:p>
          </table:table-cell>
          <table:table-cell table:formula="of:=[.E160]" office:value-type="float" office:value="16" calcext:value-type="float">
            <text:p>16</text:p>
          </table:table-cell>
          <table:table-cell table:formula="of:=[.B161]*[.D161]" office:value-type="float" office:value="0.0000514422136060634" calcext:value-type="float">
            <text:p>5.14422136060634E-05</text:p>
          </table:table-cell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table:formula="of:=1-POWER(EXP(1);(-[.A162]/[.C162]))" office:value-type="float" office:value="0.999951672026333" calcext:value-type="float">
            <text:p>0.999951672026333</text:p>
          </table:table-cell>
          <table:table-cell table:formula="of:=[.C161]" office:value-type="float" office:value="16" calcext:value-type="float">
            <text:p>16</text:p>
          </table:table-cell>
          <table:table-cell table:formula="of:=POWER(EXP(1);(-[.A162]/[.E162]))" office:value-type="float" office:value="0.0000483279736674252" calcext:value-type="float">
            <text:p>4.83279736674252E-05</text:p>
          </table:table-cell>
          <table:table-cell table:formula="of:=[.E161]" office:value-type="float" office:value="16" calcext:value-type="float">
            <text:p>16</text:p>
          </table:table-cell>
          <table:table-cell table:formula="of:=[.B162]*[.D162]" office:value-type="float" office:value="0.0000483256380743864" calcext:value-type="float">
            <text:p>4.83256380743864E-05</text:p>
          </table:table-cell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table:formula="of:=1-POWER(EXP(1);(-[.A163]/[.C163]))" office:value-type="float" office:value="0.999954600070238" calcext:value-type="float">
            <text:p>0.999954600070238</text:p>
          </table:table-cell>
          <table:table-cell table:formula="of:=[.C162]" office:value-type="float" office:value="16" calcext:value-type="float">
            <text:p>16</text:p>
          </table:table-cell>
          <table:table-cell table:formula="of:=POWER(EXP(1);(-[.A163]/[.E163]))" office:value-type="float" office:value="0.0000453999297624849" calcext:value-type="float">
            <text:p>4.53999297624849E-05</text:p>
          </table:table-cell>
          <table:table-cell table:formula="of:=[.E162]" office:value-type="float" office:value="16" calcext:value-type="float">
            <text:p>16</text:p>
          </table:table-cell>
          <table:table-cell table:formula="of:=[.B163]*[.D163]" office:value-type="float" office:value="0.0000453978686088624" calcext:value-type="float">
            <text:p>4.53978686088624E-05</text:p>
          </table:table-cell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table:formula="of:=1-POWER(EXP(1);(-[.A164]/[.C164]))" office:value-type="float" office:value="0.99995735071293" calcext:value-type="float">
            <text:p>0.99995735071293</text:p>
          </table:table-cell>
          <table:table-cell table:formula="of:=[.C163]" office:value-type="float" office:value="16" calcext:value-type="float">
            <text:p>16</text:p>
          </table:table-cell>
          <table:table-cell table:formula="of:=POWER(EXP(1);(-[.A164]/[.E164]))" office:value-type="float" office:value="0.0000426492870696926" calcext:value-type="float">
            <text:p>4.26492870696926E-05</text:p>
          </table:table-cell>
          <table:table-cell table:formula="of:=[.E163]" office:value-type="float" office:value="16" calcext:value-type="float">
            <text:p>16</text:p>
          </table:table-cell>
          <table:table-cell table:formula="of:=[.B164]*[.D164]" office:value-type="float" office:value="0.000042647468108005" calcext:value-type="float">
            <text:p>4.2647468108005E-05</text:p>
          </table:table-cell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table:formula="of:=1-POWER(EXP(1);(-[.A165]/[.C165]))" office:value-type="float" office:value="0.999959934702607" calcext:value-type="float">
            <text:p>0.999959934702607</text:p>
          </table:table-cell>
          <table:table-cell table:formula="of:=[.C164]" office:value-type="float" office:value="16" calcext:value-type="float">
            <text:p>16</text:p>
          </table:table-cell>
          <table:table-cell table:formula="of:=POWER(EXP(1);(-[.A165]/[.E165]))" office:value-type="float" office:value="0.0000400652973929511" calcext:value-type="float">
            <text:p>4.00652973929511E-05</text:p>
          </table:table-cell>
          <table:table-cell table:formula="of:=[.E164]" office:value-type="float" office:value="16" calcext:value-type="float">
            <text:p>16</text:p>
          </table:table-cell>
          <table:table-cell table:formula="of:=[.B165]*[.D165]" office:value-type="float" office:value="0.0000400636921648959" calcext:value-type="float">
            <text:p>4.00636921648959E-05</text:p>
          </table:table-cell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table:formula="of:=1-POWER(EXP(1);(-[.A166]/[.C166]))" office:value-type="float" office:value="0.999962362136264" calcext:value-type="float">
            <text:p>0.999962362136264</text:p>
          </table:table-cell>
          <table:table-cell table:formula="of:=[.C165]" office:value-type="float" office:value="16" calcext:value-type="float">
            <text:p>16</text:p>
          </table:table-cell>
          <table:table-cell table:formula="of:=POWER(EXP(1);(-[.A166]/[.E166]))" office:value-type="float" office:value="0.000037637863736445" calcext:value-type="float">
            <text:p>3.7637863736445E-05</text:p>
          </table:table-cell>
          <table:table-cell table:formula="of:=[.E165]" office:value-type="float" office:value="16" calcext:value-type="float">
            <text:p>16</text:p>
          </table:table-cell>
          <table:table-cell table:formula="of:=[.B166]*[.D166]" office:value-type="float" office:value="0.0000376364471276583" calcext:value-type="float">
            <text:p>3.76364471276583E-05</text:p>
          </table:table-cell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table:formula="of:=1-POWER(EXP(1);(-[.A167]/[.C167]))" office:value-type="float" office:value="0.99996464249915" calcext:value-type="float">
            <text:p>0.99996464249915</text:p>
          </table:table-cell>
          <table:table-cell table:formula="of:=[.C166]" office:value-type="float" office:value="16" calcext:value-type="float">
            <text:p>16</text:p>
          </table:table-cell>
          <table:table-cell table:formula="of:=POWER(EXP(1);(-[.A167]/[.E167]))" office:value-type="float" office:value="0.00003535750085041" calcext:value-type="float">
            <text:p>3.535750085041E-05</text:p>
          </table:table-cell>
          <table:table-cell table:formula="of:=[.E166]" office:value-type="float" office:value="16" calcext:value-type="float">
            <text:p>16</text:p>
          </table:table-cell>
          <table:table-cell table:formula="of:=[.B167]*[.D167]" office:value-type="float" office:value="0.0000353562506975436" calcext:value-type="float">
            <text:p>3.53562506975436E-05</text:p>
          </table:table-cell>
        </table:table-row>
        <table:table-row table:style-name="ro1">
          <table:table-cell table:formula="of:=[.A167]+1" office:value-type="float" office:value="165" calcext:value-type="float">
            <text:p>165</text:p>
          </table:table-cell>
          <table:table-cell table:formula="of:=1-POWER(EXP(1);(-[.A168]/[.C168]))" office:value-type="float" office:value="0.999966784701833" calcext:value-type="float">
            <text:p>0.999966784701833</text:p>
          </table:table-cell>
          <table:table-cell table:formula="of:=[.C167]" office:value-type="float" office:value="16" calcext:value-type="float">
            <text:p>16</text:p>
          </table:table-cell>
          <table:table-cell table:formula="of:=POWER(EXP(1);(-[.A168]/[.E168]))" office:value-type="float" office:value="0.0000332152981673137" calcext:value-type="float">
            <text:p>3.32152981673137E-05</text:p>
          </table:table-cell>
          <table:table-cell table:formula="of:=[.E167]" office:value-type="float" office:value="16" calcext:value-type="float">
            <text:p>16</text:p>
          </table:table-cell>
          <table:table-cell table:formula="of:=[.B168]*[.D168]" office:value-type="float" office:value="0.0000332141949112814" calcext:value-type="float">
            <text:p>3.32141949112814E-05</text:p>
          </table:table-cell>
        </table:table-row>
        <table:table-row table:style-name="ro1">
          <table:table-cell table:formula="of:=[.A168]+1" office:value-type="float" office:value="166" calcext:value-type="float">
            <text:p>166</text:p>
          </table:table-cell>
          <table:table-cell table:formula="of:=1-POWER(EXP(1);(-[.A169]/[.C169]))" office:value-type="float" office:value="0.999968797115016" calcext:value-type="float">
            <text:p>0.999968797115016</text:p>
          </table:table-cell>
          <table:table-cell table:formula="of:=[.C168]" office:value-type="float" office:value="16" calcext:value-type="float">
            <text:p>16</text:p>
          </table:table-cell>
          <table:table-cell table:formula="of:=POWER(EXP(1);(-[.A169]/[.E169]))" office:value-type="float" office:value="0.000031202884983619" calcext:value-type="float">
            <text:p>3.1202884983619E-05</text:p>
          </table:table-cell>
          <table:table-cell table:formula="of:=[.E168]" office:value-type="float" office:value="16" calcext:value-type="float">
            <text:p>16</text:p>
          </table:table-cell>
          <table:table-cell table:formula="of:=[.B169]*[.D169]" office:value-type="float" office:value="0.0000312019113635877" calcext:value-type="float">
            <text:p>3.12019113635877E-05</text:p>
          </table:table-cell>
        </table:table-row>
        <table:table-row table:style-name="ro1">
          <table:table-cell table:formula="of:=[.A169]+1" office:value-type="float" office:value="167" calcext:value-type="float">
            <text:p>167</text:p>
          </table:table-cell>
          <table:table-cell table:formula="of:=1-POWER(EXP(1);(-[.A170]/[.C170]))" office:value-type="float" office:value="0.999970687602249" calcext:value-type="float">
            <text:p>0.999970687602249</text:p>
          </table:table-cell>
          <table:table-cell table:formula="of:=[.C169]" office:value-type="float" office:value="16" calcext:value-type="float">
            <text:p>16</text:p>
          </table:table-cell>
          <table:table-cell table:formula="of:=POWER(EXP(1);(-[.A170]/[.E170]))" office:value-type="float" office:value="0.0000293123977510782" calcext:value-type="float">
            <text:p>2.93123977510782E-05</text:p>
          </table:table-cell>
          <table:table-cell table:formula="of:=[.E169]" office:value-type="float" office:value="16" calcext:value-type="float">
            <text:p>16</text:p>
          </table:table-cell>
          <table:table-cell table:formula="of:=[.B170]*[.D170]" office:value-type="float" office:value="0.0000293115385344162" calcext:value-type="float">
            <text:p>2.93115385344162E-05</text:p>
          </table:table-cell>
        </table:table-row>
        <table:table-row table:style-name="ro1">
          <table:table-cell table:formula="of:=[.A170]+1" office:value-type="float" office:value="168" calcext:value-type="float">
            <text:p>168</text:p>
          </table:table-cell>
          <table:table-cell table:formula="of:=1-POWER(EXP(1);(-[.A171]/[.C171]))" office:value-type="float" office:value="0.99997246355065" calcext:value-type="float">
            <text:p>0.99997246355065</text:p>
          </table:table-cell>
          <table:table-cell table:formula="of:=[.C170]" office:value-type="float" office:value="16" calcext:value-type="float">
            <text:p>16</text:p>
          </table:table-cell>
          <table:table-cell table:formula="of:=POWER(EXP(1);(-[.A171]/[.E171]))" office:value-type="float" office:value="0.0000275364493497472" calcext:value-type="float">
            <text:p>2.75364493497472E-05</text:p>
          </table:table-cell>
          <table:table-cell table:formula="of:=[.E170]" office:value-type="float" office:value="16" calcext:value-type="float">
            <text:p>16</text:p>
          </table:table-cell>
          <table:table-cell table:formula="of:=[.B171]*[.D171]" office:value-type="float" office:value="0.0000275356910937044" calcext:value-type="float">
            <text:p>2.75356910937044E-05</text:p>
          </table:table-cell>
        </table:table-row>
        <table:table-row table:style-name="ro1">
          <table:table-cell table:formula="of:=[.A171]+1" office:value-type="float" office:value="169" calcext:value-type="float">
            <text:p>169</text:p>
          </table:table-cell>
          <table:table-cell table:formula="of:=1-POWER(EXP(1);(-[.A172]/[.C172]))" office:value-type="float" office:value="0.999974131899777" calcext:value-type="float">
            <text:p>0.999974131899777</text:p>
          </table:table-cell>
          <table:table-cell table:formula="of:=[.C171]" office:value-type="float" office:value="16" calcext:value-type="float">
            <text:p>16</text:p>
          </table:table-cell>
          <table:table-cell table:formula="of:=POWER(EXP(1);(-[.A172]/[.E172]))" office:value-type="float" office:value="0.0000258681002226541" calcext:value-type="float">
            <text:p>2.58681002226541E-05</text:p>
          </table:table-cell>
          <table:table-cell table:formula="of:=[.E171]" office:value-type="float" office:value="16" calcext:value-type="float">
            <text:p>16</text:p>
          </table:table-cell>
          <table:table-cell table:formula="of:=[.B172]*[.D172]" office:value-type="float" office:value="0.000025867431064045" calcext:value-type="float">
            <text:p>2.5867431064045E-05</text:p>
          </table:table-cell>
        </table:table-row>
        <table:table-row table:style-name="ro1">
          <table:table-cell table:formula="of:=[.A172]+1" office:value-type="float" office:value="170" calcext:value-type="float">
            <text:p>170</text:p>
          </table:table-cell>
          <table:table-cell table:formula="of:=1-POWER(EXP(1);(-[.A173]/[.C173]))" office:value-type="float" office:value="0.999975699168741" calcext:value-type="float">
            <text:p>0.999975699168741</text:p>
          </table:table-cell>
          <table:table-cell table:formula="of:=[.C172]" office:value-type="float" office:value="16" calcext:value-type="float">
            <text:p>16</text:p>
          </table:table-cell>
          <table:table-cell table:formula="of:=POWER(EXP(1);(-[.A173]/[.E173]))" office:value-type="float" office:value="0.0000243008312593295" calcext:value-type="float">
            <text:p>2.43008312593295E-05</text:p>
          </table:table-cell>
          <table:table-cell table:formula="of:=[.E172]" office:value-type="float" office:value="16" calcext:value-type="float">
            <text:p>16</text:p>
          </table:table-cell>
          <table:table-cell table:formula="of:=[.B173]*[.D173]" office:value-type="float" office:value="0.0000243002407289296" calcext:value-type="float">
            <text:p>2.43002407289296E-05</text:p>
          </table:table-cell>
        </table:table-row>
        <table:table-row table:style-name="ro1">
          <table:table-cell table:formula="of:=[.A173]+1" office:value-type="float" office:value="171" calcext:value-type="float">
            <text:p>171</text:p>
          </table:table-cell>
          <table:table-cell table:formula="of:=1-POWER(EXP(1);(-[.A174]/[.C174]))" office:value-type="float" office:value="0.999977171481678" calcext:value-type="float">
            <text:p>0.999977171481678</text:p>
          </table:table-cell>
          <table:table-cell table:formula="of:=[.C173]" office:value-type="float" office:value="16" calcext:value-type="float">
            <text:p>16</text:p>
          </table:table-cell>
          <table:table-cell table:formula="of:=POWER(EXP(1);(-[.A174]/[.E174]))" office:value-type="float" office:value="0.0000228285183222402" calcext:value-type="float">
            <text:p>2.28285183222402E-05</text:p>
          </table:table-cell>
          <table:table-cell table:formula="of:=[.E173]" office:value-type="float" office:value="16" calcext:value-type="float">
            <text:p>16</text:p>
          </table:table-cell>
          <table:table-cell table:formula="of:=[.B174]*[.D174]" office:value-type="float" office:value="0.0000228279971809914" calcext:value-type="float">
            <text:p>2.28279971809914E-05</text:p>
          </table:table-cell>
        </table:table-row>
        <table:table-row table:style-name="ro1">
          <table:table-cell table:formula="of:=[.A174]+1" office:value-type="float" office:value="172" calcext:value-type="float">
            <text:p>172</text:p>
          </table:table-cell>
          <table:table-cell table:formula="of:=1-POWER(EXP(1);(-[.A175]/[.C175]))" office:value-type="float" office:value="0.999978554591683" calcext:value-type="float">
            <text:p>0.999978554591683</text:p>
          </table:table-cell>
          <table:table-cell table:formula="of:=[.C174]" office:value-type="float" office:value="16" calcext:value-type="float">
            <text:p>16</text:p>
          </table:table-cell>
          <table:table-cell table:formula="of:=POWER(EXP(1);(-[.A175]/[.E175]))" office:value-type="float" office:value="0.0000214454083165892" calcext:value-type="float">
            <text:p>2.14454083165892E-05</text:p>
          </table:table-cell>
          <table:table-cell table:formula="of:=[.E174]" office:value-type="float" office:value="16" calcext:value-type="float">
            <text:p>16</text:p>
          </table:table-cell>
          <table:table-cell table:formula="of:=[.B175]*[.D175]" office:value-type="float" office:value="0.0000214449484110513" calcext:value-type="float">
            <text:p>2.14449484110513E-05</text:p>
          </table:table-cell>
        </table:table-row>
        <table:table-row table:style-name="ro1">
          <table:table-cell table:formula="of:=[.A175]+1" office:value-type="float" office:value="173" calcext:value-type="float">
            <text:p>173</text:p>
          </table:table-cell>
          <table:table-cell table:formula="of:=1-POWER(EXP(1);(-[.A176]/[.C176]))" office:value-type="float" office:value="0.99997985390329" calcext:value-type="float">
            <text:p>0.99997985390329</text:p>
          </table:table-cell>
          <table:table-cell table:formula="of:=[.C175]" office:value-type="float" office:value="16" calcext:value-type="float">
            <text:p>16</text:p>
          </table:table-cell>
          <table:table-cell table:formula="of:=POWER(EXP(1);(-[.A176]/[.E176]))" office:value-type="float" office:value="0.0000201460967099726" calcext:value-type="float">
            <text:p>2.01460967099726E-05</text:p>
          </table:table-cell>
          <table:table-cell table:formula="of:=[.E175]" office:value-type="float" office:value="16" calcext:value-type="float">
            <text:p>16</text:p>
          </table:table-cell>
          <table:table-cell table:formula="of:=[.B176]*[.D176]" office:value-type="float" office:value="0.00002014569084476" calcext:value-type="float">
            <text:p>2.014569084476E-05</text:p>
          </table:table-cell>
        </table:table-row>
        <table:table-row table:style-name="ro1">
          <table:table-cell table:formula="of:=[.A176]+1" office:value-type="float" office:value="174" calcext:value-type="float">
            <text:p>174</text:p>
          </table:table-cell>
          <table:table-cell table:formula="of:=1-POWER(EXP(1);(-[.A177]/[.C177]))" office:value-type="float" office:value="0.999981074493586" calcext:value-type="float">
            <text:p>0.999981074493586</text:p>
          </table:table-cell>
          <table:table-cell table:formula="of:=[.C176]" office:value-type="float" office:value="16" calcext:value-type="float">
            <text:p>16</text:p>
          </table:table-cell>
          <table:table-cell table:formula="of:=POWER(EXP(1);(-[.A177]/[.E177]))" office:value-type="float" office:value="0.0000189255064140519" calcext:value-type="float">
            <text:p>1.89255064140519E-05</text:p>
          </table:table-cell>
          <table:table-cell table:formula="of:=[.E176]" office:value-type="float" office:value="16" calcext:value-type="float">
            <text:p>16</text:p>
          </table:table-cell>
          <table:table-cell table:formula="of:=[.B177]*[.D177]" office:value-type="float" office:value="0.0000189251482392588" calcext:value-type="float">
            <text:p>1.89251482392588E-05</text:p>
          </table:table-cell>
        </table:table-row>
        <table:table-row table:style-name="ro1">
          <table:table-cell table:formula="of:=[.A177]+1" office:value-type="float" office:value="175" calcext:value-type="float">
            <text:p>175</text:p>
          </table:table-cell>
          <table:table-cell table:formula="of:=1-POWER(EXP(1);(-[.A178]/[.C178]))" office:value-type="float" office:value="0.999982221132054" calcext:value-type="float">
            <text:p>0.999982221132054</text:p>
          </table:table-cell>
          <table:table-cell table:formula="of:=[.C177]" office:value-type="float" office:value="16" calcext:value-type="float">
            <text:p>16</text:p>
          </table:table-cell>
          <table:table-cell table:formula="of:=POWER(EXP(1);(-[.A178]/[.E178]))" office:value-type="float" office:value="0.0000177788679457206" calcext:value-type="float">
            <text:p>1.77788679457206E-05</text:p>
          </table:table-cell>
          <table:table-cell table:formula="of:=[.E177]" office:value-type="float" office:value="16" calcext:value-type="float">
            <text:p>16</text:p>
          </table:table-cell>
          <table:table-cell table:formula="of:=[.B178]*[.D178]" office:value-type="float" office:value="0.0000177785518575751" calcext:value-type="float">
            <text:p>1.77785518575751E-05</text:p>
          </table:table-cell>
        </table:table-row>
        <table:table-row table:style-name="ro1">
          <table:table-cell table:formula="of:=[.A178]+1" office:value-type="float" office:value="176" calcext:value-type="float">
            <text:p>176</text:p>
          </table:table-cell>
          <table:table-cell table:formula="of:=1-POWER(EXP(1);(-[.A179]/[.C179]))" office:value-type="float" office:value="0.99998329829921" calcext:value-type="float">
            <text:p>0.99998329829921</text:p>
          </table:table-cell>
          <table:table-cell table:formula="of:=[.C178]" office:value-type="float" office:value="16" calcext:value-type="float">
            <text:p>16</text:p>
          </table:table-cell>
          <table:table-cell table:formula="of:=POWER(EXP(1);(-[.A179]/[.E179]))" office:value-type="float" office:value="0.0000167017007902457" calcext:value-type="float">
            <text:p>1.67017007902457E-05</text:p>
          </table:table-cell>
          <table:table-cell table:formula="of:=[.E178]" office:value-type="float" office:value="16" calcext:value-type="float">
            <text:p>16</text:p>
          </table:table-cell>
          <table:table-cell table:formula="of:=[.B179]*[.D179]" office:value-type="float" office:value="0.0000167014218434364" calcext:value-type="float">
            <text:p>1.67014218434364E-05</text:p>
          </table:table-cell>
        </table:table-row>
        <table:table-row table:style-name="ro1">
          <table:table-cell table:formula="of:=[.A179]+1" office:value-type="float" office:value="177" calcext:value-type="float">
            <text:p>177</text:p>
          </table:table-cell>
          <table:table-cell table:formula="of:=1-POWER(EXP(1);(-[.A180]/[.C180]))" office:value-type="float" office:value="0.999984310204106" calcext:value-type="float">
            <text:p>0.999984310204106</text:p>
          </table:table-cell>
          <table:table-cell table:formula="of:=[.C179]" office:value-type="float" office:value="16" calcext:value-type="float">
            <text:p>16</text:p>
          </table:table-cell>
          <table:table-cell table:formula="of:=POWER(EXP(1);(-[.A180]/[.E180]))" office:value-type="float" office:value="0.0000156897958935589" calcext:value-type="float">
            <text:p>1.56897958935589E-05</text:p>
          </table:table-cell>
          <table:table-cell table:formula="of:=[.E179]" office:value-type="float" office:value="16" calcext:value-type="float">
            <text:p>16</text:p>
          </table:table-cell>
          <table:table-cell table:formula="of:=[.B180]*[.D180]" office:value-type="float" office:value="0.0000156895497238638" calcext:value-type="float">
            <text:p>1.56895497238638E-05</text:p>
          </table:table-cell>
        </table:table-row>
        <table:table-row table:style-name="ro1">
          <table:table-cell table:formula="of:=[.A180]+1" office:value-type="float" office:value="178" calcext:value-type="float">
            <text:p>178</text:p>
          </table:table-cell>
          <table:table-cell table:formula="of:=1-POWER(EXP(1);(-[.A181]/[.C181]))" office:value-type="float" office:value="0.999985260800785" calcext:value-type="float">
            <text:p>0.999985260800785</text:p>
          </table:table-cell>
          <table:table-cell table:formula="of:=[.C180]" office:value-type="float" office:value="16" calcext:value-type="float">
            <text:p>16</text:p>
          </table:table-cell>
          <table:table-cell table:formula="of:=POWER(EXP(1);(-[.A181]/[.E181]))" office:value-type="float" office:value="0.0000147391992152865" calcext:value-type="float">
            <text:p>1.47391992152865E-05</text:p>
          </table:table-cell>
          <table:table-cell table:formula="of:=[.E180]" office:value-type="float" office:value="16" calcext:value-type="float">
            <text:p>16</text:p>
          </table:table-cell>
          <table:table-cell table:formula="of:=[.B181]*[.D181]" office:value-type="float" office:value="0.000014738981971293" calcext:value-type="float">
            <text:p>1.4738981971293E-05</text:p>
          </table:table-cell>
        </table:table-row>
        <table:table-row table:style-name="ro1">
          <table:table-cell table:formula="of:=[.A181]+1" office:value-type="float" office:value="179" calcext:value-type="float">
            <text:p>179</text:p>
          </table:table-cell>
          <table:table-cell table:formula="of:=1-POWER(EXP(1);(-[.A182]/[.C182]))" office:value-type="float" office:value="0.999986153803722" calcext:value-type="float">
            <text:p>0.999986153803722</text:p>
          </table:table-cell>
          <table:table-cell table:formula="of:=[.C181]" office:value-type="float" office:value="16" calcext:value-type="float">
            <text:p>16</text:p>
          </table:table-cell>
          <table:table-cell table:formula="of:=POWER(EXP(1);(-[.A182]/[.E182]))" office:value-type="float" office:value="0.0000138461962782503" calcext:value-type="float">
            <text:p>1.38461962782503E-05</text:p>
          </table:table-cell>
          <table:table-cell table:formula="of:=[.E181]" office:value-type="float" office:value="16" calcext:value-type="float">
            <text:p>16</text:p>
          </table:table-cell>
          <table:table-cell table:formula="of:=[.B182]*[.D182]" office:value-type="float" office:value="0.0000138460045610989" calcext:value-type="float">
            <text:p>1.38460045610989E-05</text:p>
          </table:table-cell>
        </table:table-row>
        <table:table-row table:style-name="ro1">
          <table:table-cell table:formula="of:=[.A182]+1" office:value-type="float" office:value="180" calcext:value-type="float">
            <text:p>180</text:p>
          </table:table-cell>
          <table:table-cell table:formula="of:=1-POWER(EXP(1);(-[.A183]/[.C183]))" office:value-type="float" office:value="0.999986992702346" calcext:value-type="float">
            <text:p>0.999986992702346</text:p>
          </table:table-cell>
          <table:table-cell table:formula="of:=[.C182]" office:value-type="float" office:value="16" calcext:value-type="float">
            <text:p>16</text:p>
          </table:table-cell>
          <table:table-cell table:formula="of:=POWER(EXP(1);(-[.A183]/[.E183]))" office:value-type="float" office:value="0.0000130072976540676" calcext:value-type="float">
            <text:p>1.30072976540676E-05</text:p>
          </table:table-cell>
          <table:table-cell table:formula="of:=[.E182]" office:value-type="float" office:value="16" calcext:value-type="float">
            <text:p>16</text:p>
          </table:table-cell>
          <table:table-cell table:formula="of:=[.B183]*[.D183]" office:value-type="float" office:value="0.0000130071284642754" calcext:value-type="float">
            <text:p>1.30071284642754E-05</text:p>
          </table:table-cell>
        </table:table-row>
        <table:table-row table:style-name="ro1">
          <table:table-cell table:formula="of:=[.A183]+1" office:value-type="float" office:value="181" calcext:value-type="float">
            <text:p>181</text:p>
          </table:table-cell>
          <table:table-cell table:formula="of:=1-POWER(EXP(1);(-[.A184]/[.C184]))" office:value-type="float" office:value="0.999987780774672" calcext:value-type="float">
            <text:p>0.999987780774672</text:p>
          </table:table-cell>
          <table:table-cell table:formula="of:=[.C183]" office:value-type="float" office:value="16" calcext:value-type="float">
            <text:p>16</text:p>
          </table:table-cell>
          <table:table-cell table:formula="of:=POWER(EXP(1);(-[.A184]/[.E184]))" office:value-type="float" office:value="0.0000122192253281342" calcext:value-type="float">
            <text:p>1.22192253281342E-05</text:p>
          </table:table-cell>
          <table:table-cell table:formula="of:=[.E183]" office:value-type="float" office:value="16" calcext:value-type="float">
            <text:p>16</text:p>
          </table:table-cell>
          <table:table-cell table:formula="of:=[.B184]*[.D184]" office:value-type="float" office:value="0.0000122190760186666" calcext:value-type="float">
            <text:p>1.22190760186666E-05</text:p>
          </table:table-cell>
        </table:table-row>
        <table:table-row table:style-name="ro1">
          <table:table-cell table:formula="of:=[.A184]+1" office:value-type="float" office:value="182" calcext:value-type="float">
            <text:p>182</text:p>
          </table:table-cell>
          <table:table-cell table:formula="of:=1-POWER(EXP(1);(-[.A185]/[.C185]))" office:value-type="float" office:value="0.999988521100109" calcext:value-type="float">
            <text:p>0.999988521100109</text:p>
          </table:table-cell>
          <table:table-cell table:formula="of:=[.C184]" office:value-type="float" office:value="16" calcext:value-type="float">
            <text:p>16</text:p>
          </table:table-cell>
          <table:table-cell table:formula="of:=POWER(EXP(1);(-[.A185]/[.E185]))" office:value-type="float" office:value="0.0000114788998907106" calcext:value-type="float">
            <text:p>1.14788998907106E-05</text:p>
          </table:table-cell>
          <table:table-cell table:formula="of:=[.E184]" office:value-type="float" office:value="16" calcext:value-type="float">
            <text:p>16</text:p>
          </table:table-cell>
          <table:table-cell table:formula="of:=[.B185]*[.D185]" office:value-type="float" office:value="0.0000114787681255679" calcext:value-type="float">
            <text:p>1.14787681255679E-05</text:p>
          </table:table-cell>
        </table:table-row>
        <table:table-row table:style-name="ro1">
          <table:table-cell table:formula="of:=[.A185]+1" office:value-type="float" office:value="183" calcext:value-type="float">
            <text:p>183</text:p>
          </table:table-cell>
          <table:table-cell table:formula="of:=1-POWER(EXP(1);(-[.A186]/[.C186]))" office:value-type="float" office:value="0.999989216571496" calcext:value-type="float">
            <text:p>0.999989216571496</text:p>
          </table:table-cell>
          <table:table-cell table:formula="of:=[.C185]" office:value-type="float" office:value="16" calcext:value-type="float">
            <text:p>16</text:p>
          </table:table-cell>
          <table:table-cell table:formula="of:=POWER(EXP(1);(-[.A186]/[.E186]))" office:value-type="float" office:value="0.0000107834285040617" calcext:value-type="float">
            <text:p>1.07834285040617E-05</text:p>
          </table:table-cell>
          <table:table-cell table:formula="of:=[.E185]" office:value-type="float" office:value="16" calcext:value-type="float">
            <text:p>16</text:p>
          </table:table-cell>
          <table:table-cell table:formula="of:=[.B186]*[.D186]" office:value-type="float" office:value="0.0000107833122217314" calcext:value-type="float">
            <text:p>1.07833122217314E-05</text:p>
          </table:table-cell>
        </table:table-row>
        <table:table-row table:style-name="ro1">
          <table:table-cell table:formula="of:=[.A186]+1" office:value-type="float" office:value="184" calcext:value-type="float">
            <text:p>184</text:p>
          </table:table-cell>
          <table:table-cell table:formula="of:=1-POWER(EXP(1);(-[.A187]/[.C187]))" office:value-type="float" office:value="0.999989869906401" calcext:value-type="float">
            <text:p>0.999989869906401</text:p>
          </table:table-cell>
          <table:table-cell table:formula="of:=[.C186]" office:value-type="float" office:value="16" calcext:value-type="float">
            <text:p>16</text:p>
          </table:table-cell>
          <table:table-cell table:formula="of:=POWER(EXP(1);(-[.A187]/[.E187]))" office:value-type="float" office:value="0.0000101300935986307" calcext:value-type="float">
            <text:p>1.01300935986307E-05</text:p>
          </table:table-cell>
          <table:table-cell table:formula="of:=[.E186]" office:value-type="float" office:value="16" calcext:value-type="float">
            <text:p>16</text:p>
          </table:table-cell>
          <table:table-cell table:formula="of:=[.B187]*[.D187]" office:value-type="float" office:value="0.0000101299909798344" calcext:value-type="float">
            <text:p>1.01299909798344E-05</text:p>
          </table:table-cell>
        </table:table-row>
        <table:table-row table:style-name="ro1">
          <table:table-cell table:formula="of:=[.A187]+1" office:value-type="float" office:value="185" calcext:value-type="float">
            <text:p>185</text:p>
          </table:table-cell>
          <table:table-cell table:formula="of:=1-POWER(EXP(1);(-[.A188]/[.C188]))" office:value-type="float" office:value="0.999990483657746" calcext:value-type="float">
            <text:p>0.999990483657746</text:p>
          </table:table-cell>
          <table:table-cell table:formula="of:=[.C187]" office:value-type="float" office:value="16" calcext:value-type="float">
            <text:p>16</text:p>
          </table:table-cell>
          <table:table-cell table:formula="of:=POWER(EXP(1);(-[.A188]/[.E188]))" office:value-type="float" office:value="0.00000951634225407687" calcext:value-type="float">
            <text:p>9.51634225407687E-06</text:p>
          </table:table-cell>
          <table:table-cell table:formula="of:=[.E187]" office:value-type="float" office:value="16" calcext:value-type="float">
            <text:p>16</text:p>
          </table:table-cell>
          <table:table-cell table:formula="of:=[.B188]*[.D188]" office:value-type="float" office:value="0.00000951625169330697" calcext:value-type="float">
            <text:p>9.51625169330697E-06</text:p>
          </table:table-cell>
        </table:table-row>
        <table:table-row table:style-name="ro1">
          <table:table-cell table:formula="of:=[.A188]+1" office:value-type="float" office:value="186" calcext:value-type="float">
            <text:p>186</text:p>
          </table:table-cell>
          <table:table-cell table:formula="of:=1-POWER(EXP(1);(-[.A189]/[.C189]))" office:value-type="float" office:value="0.999991060223776" calcext:value-type="float">
            <text:p>0.999991060223776</text:p>
          </table:table-cell>
          <table:table-cell table:formula="of:=[.C188]" office:value-type="float" office:value="16" calcext:value-type="float">
            <text:p>16</text:p>
          </table:table-cell>
          <table:table-cell table:formula="of:=POWER(EXP(1);(-[.A189]/[.E189]))" office:value-type="float" office:value="0.00000893977622368365" calcext:value-type="float">
            <text:p>8.93977622368365E-06</text:p>
          </table:table-cell>
          <table:table-cell table:formula="of:=[.E188]" office:value-type="float" office:value="16" calcext:value-type="float">
            <text:p>16</text:p>
          </table:table-cell>
          <table:table-cell table:formula="of:=[.B189]*[.D189]" office:value-type="float" office:value="0.00000893969630408472" calcext:value-type="float">
            <text:p>8.93969630408472E-06</text:p>
          </table:table-cell>
        </table:table-row>
        <table:table-row table:style-name="ro1">
          <table:table-cell table:formula="of:=[.A189]+1" office:value-type="float" office:value="187" calcext:value-type="float">
            <text:p>187</text:p>
          </table:table-cell>
          <table:table-cell table:formula="of:=1-POWER(EXP(1);(-[.A190]/[.C190]))" office:value-type="float" office:value="0.999991601857437" calcext:value-type="float">
            <text:p>0.999991601857437</text:p>
          </table:table-cell>
          <table:table-cell table:formula="of:=[.C189]" office:value-type="float" office:value="16" calcext:value-type="float">
            <text:p>16</text:p>
          </table:table-cell>
          <table:table-cell table:formula="of:=POWER(EXP(1);(-[.A190]/[.E190]))" office:value-type="float" office:value="0.00000839814256315774" calcext:value-type="float">
            <text:p>8.39814256315774E-06</text:p>
          </table:table-cell>
          <table:table-cell table:formula="of:=[.E189]" office:value-type="float" office:value="16" calcext:value-type="float">
            <text:p>16</text:p>
          </table:table-cell>
          <table:table-cell table:formula="of:=[.B190]*[.D190]" office:value-type="float" office:value="0.00000839807203435923" calcext:value-type="float">
            <text:p>8.39807203435923E-06</text:p>
          </table:table-cell>
        </table:table-row>
        <table:table-row table:style-name="ro1">
          <table:table-cell table:formula="of:=[.A190]+1" office:value-type="float" office:value="188" calcext:value-type="float">
            <text:p>188</text:p>
          </table:table-cell>
          <table:table-cell table:formula="of:=1-POWER(EXP(1);(-[.A191]/[.C191]))" office:value-type="float" office:value="0.999992110675173" calcext:value-type="float">
            <text:p>0.999992110675173</text:p>
          </table:table-cell>
          <table:table-cell table:formula="of:=[.C190]" office:value-type="float" office:value="16" calcext:value-type="float">
            <text:p>16</text:p>
          </table:table-cell>
          <table:table-cell table:formula="of:=POWER(EXP(1);(-[.A191]/[.E191]))" office:value-type="float" office:value="0.00000788932482720023" calcext:value-type="float">
            <text:p>7.88932482720023E-06</text:p>
          </table:table-cell>
          <table:table-cell table:formula="of:=[.E190]" office:value-type="float" office:value="16" calcext:value-type="float">
            <text:p>16</text:p>
          </table:table-cell>
          <table:table-cell table:formula="of:=[.B191]*[.D191]" office:value-type="float" office:value="0.000007889262585754" calcext:value-type="float">
            <text:p>7.889262585754E-06</text:p>
          </table:table-cell>
        </table:table-row>
        <table:table-row table:style-name="ro1">
          <table:table-cell table:formula="of:=[.A191]+1" office:value-type="float" office:value="189" calcext:value-type="float">
            <text:p>189</text:p>
          </table:table-cell>
          <table:table-cell table:formula="of:=1-POWER(EXP(1);(-[.A192]/[.C192]))" office:value-type="float" office:value="0.999992588665201" calcext:value-type="float">
            <text:p>0.999992588665201</text:p>
          </table:table-cell>
          <table:table-cell table:formula="of:=[.C191]" office:value-type="float" office:value="16" calcext:value-type="float">
            <text:p>16</text:p>
          </table:table-cell>
          <table:table-cell table:formula="of:=POWER(EXP(1);(-[.A192]/[.E192]))" office:value-type="float" office:value="0.00000741133479945056" calcext:value-type="float">
            <text:p>7.41133479945056E-06</text:p>
          </table:table-cell>
          <table:table-cell table:formula="of:=[.E191]" office:value-type="float" office:value="16" calcext:value-type="float">
            <text:p>16</text:p>
          </table:table-cell>
          <table:table-cell table:formula="of:=[.B192]*[.D192]" office:value-type="float" office:value="0.00000741127987156705" calcext:value-type="float">
            <text:p>7.41127987156705E-06</text:p>
          </table:table-cell>
        </table:table-row>
        <table:table-row table:style-name="ro1">
          <table:table-cell table:formula="of:=[.A192]+1" office:value-type="float" office:value="190" calcext:value-type="float">
            <text:p>190</text:p>
          </table:table-cell>
          <table:table-cell table:formula="of:=1-POWER(EXP(1);(-[.A193]/[.C193]))" office:value-type="float" office:value="0.999993037695277" calcext:value-type="float">
            <text:p>0.999993037695277</text:p>
          </table:table-cell>
          <table:table-cell table:formula="of:=[.C192]" office:value-type="float" office:value="16" calcext:value-type="float">
            <text:p>16</text:p>
          </table:table-cell>
          <table:table-cell table:formula="of:=POWER(EXP(1);(-[.A193]/[.E193]))" office:value-type="float" office:value="0.00000696230472348795" calcext:value-type="float">
            <text:p>6.96230472348795E-06</text:p>
          </table:table-cell>
          <table:table-cell table:formula="of:=[.E192]" office:value-type="float" office:value="16" calcext:value-type="float">
            <text:p>16</text:p>
          </table:table-cell>
          <table:table-cell table:formula="of:=[.B193]*[.D193]" office:value-type="float" office:value="0.00000696225624980089" calcext:value-type="float">
            <text:p>6.96225624980089E-06</text:p>
          </table:table-cell>
        </table:table-row>
        <table:table-row table:style-name="ro1">
          <table:table-cell table:formula="of:=[.A193]+1" office:value-type="float" office:value="191" calcext:value-type="float">
            <text:p>191</text:p>
          </table:table-cell>
          <table:table-cell table:formula="of:=1-POWER(EXP(1);(-[.A194]/[.C194]))" office:value-type="float" office:value="0.999993459519996" calcext:value-type="float">
            <text:p>0.999993459519996</text:p>
          </table:table-cell>
          <table:table-cell table:formula="of:=[.C193]" office:value-type="float" office:value="16" calcext:value-type="float">
            <text:p>16</text:p>
          </table:table-cell>
          <table:table-cell table:formula="of:=POWER(EXP(1);(-[.A194]/[.E194]))" office:value-type="float" office:value="0.00000654048000453254" calcext:value-type="float">
            <text:p>6.54048000453254E-06</text:p>
          </table:table-cell>
          <table:table-cell table:formula="of:=[.E193]" office:value-type="float" office:value="16" calcext:value-type="float">
            <text:p>16</text:p>
          </table:table-cell>
          <table:table-cell table:formula="of:=[.B194]*[.D194]" office:value-type="float" office:value="0.00000654043722665386" calcext:value-type="float">
            <text:p>6.54043722665386E-06</text:p>
          </table:table-cell>
        </table:table-row>
        <table:table-row table:style-name="ro1">
          <table:table-cell table:formula="of:=[.A194]+1" office:value-type="float" office:value="192" calcext:value-type="float">
            <text:p>192</text:p>
          </table:table-cell>
          <table:table-cell table:formula="of:=1-POWER(EXP(1);(-[.A195]/[.C195]))" office:value-type="float" office:value="0.999993855787647" calcext:value-type="float">
            <text:p>0.999993855787647</text:p>
          </table:table-cell>
          <table:table-cell table:formula="of:=[.C194]" office:value-type="float" office:value="16" calcext:value-type="float">
            <text:p>16</text:p>
          </table:table-cell>
          <table:table-cell table:formula="of:=POWER(EXP(1);(-[.A195]/[.E195]))" office:value-type="float" office:value="0.00000614421235332821" calcext:value-type="float">
            <text:p>6.14421235332821E-06</text:p>
          </table:table-cell>
          <table:table-cell table:formula="of:=[.E194]" office:value-type="float" office:value="16" calcext:value-type="float">
            <text:p>16</text:p>
          </table:table-cell>
          <table:table-cell table:formula="of:=[.B195]*[.D195]" office:value-type="float" office:value="0.00000614417460198277" calcext:value-type="float">
            <text:p>6.14417460198277E-06</text:p>
          </table:table-cell>
        </table:table-row>
        <table:table-row table:style-name="ro1">
          <table:table-cell table:formula="of:=[.A195]+1" office:value-type="float" office:value="193" calcext:value-type="float">
            <text:p>193</text:p>
          </table:table-cell>
          <table:table-cell table:formula="of:=1-POWER(EXP(1);(-[.A196]/[.C196]))" office:value-type="float" office:value="0.999994228046655" calcext:value-type="float">
            <text:p>0.999994228046655</text:p>
          </table:table-cell>
          <table:table-cell table:formula="of:=[.C195]" office:value-type="float" office:value="16" calcext:value-type="float">
            <text:p>16</text:p>
          </table:table-cell>
          <table:table-cell table:formula="of:=POWER(EXP(1);(-[.A196]/[.E196]))" office:value-type="float" office:value="0.00000577195334541645" calcext:value-type="float">
            <text:p>5.77195334541645E-06</text:p>
          </table:table-cell>
          <table:table-cell table:formula="of:=[.E195]" office:value-type="float" office:value="16" calcext:value-type="float">
            <text:p>16</text:p>
          </table:table-cell>
          <table:table-cell table:formula="of:=[.B196]*[.D196]" office:value-type="float" office:value="0.00000577192002997103" calcext:value-type="float">
            <text:p>5.77192002997103E-06</text:p>
          </table:table-cell>
        </table:table-row>
        <table:table-row table:style-name="ro1">
          <table:table-cell table:formula="of:=[.A196]+1" office:value-type="float" office:value="194" calcext:value-type="float">
            <text:p>194</text:p>
          </table:table-cell>
          <table:table-cell table:formula="of:=1-POWER(EXP(1);(-[.A197]/[.C197]))" office:value-type="float" office:value="0.999994577751629" calcext:value-type="float">
            <text:p>0.999994577751629</text:p>
          </table:table-cell>
          <table:table-cell table:formula="of:=[.C196]" office:value-type="float" office:value="16" calcext:value-type="float">
            <text:p>16</text:p>
          </table:table-cell>
          <table:table-cell table:formula="of:=POWER(EXP(1);(-[.A197]/[.E197]))" office:value-type="float" office:value="0.00000542224837063416" calcext:value-type="float">
            <text:p>5.42224837063416E-06</text:p>
          </table:table-cell>
          <table:table-cell table:formula="of:=[.E196]" office:value-type="float" office:value="16" calcext:value-type="float">
            <text:p>16</text:p>
          </table:table-cell>
          <table:table-cell table:formula="of:=[.B197]*[.D197]" office:value-type="float" office:value="0.00000542221896985676" calcext:value-type="float">
            <text:p>5.42221896985676E-06</text:p>
          </table:table-cell>
        </table:table-row>
        <table:table-row table:style-name="ro1">
          <table:table-cell table:formula="of:=[.A197]+1" office:value-type="float" office:value="195" calcext:value-type="float">
            <text:p>195</text:p>
          </table:table-cell>
          <table:table-cell table:formula="of:=1-POWER(EXP(1);(-[.A198]/[.C198]))" office:value-type="float" office:value="0.999994906269051" calcext:value-type="float">
            <text:p>0.999994906269051</text:p>
          </table:table-cell>
          <table:table-cell table:formula="of:=[.C197]" office:value-type="float" office:value="16" calcext:value-type="float">
            <text:p>16</text:p>
          </table:table-cell>
          <table:table-cell table:formula="of:=POWER(EXP(1);(-[.A198]/[.E198]))" office:value-type="float" office:value="0.00000509373094919281" calcext:value-type="float">
            <text:p>5.09373094919281E-06</text:p>
          </table:table-cell>
          <table:table-cell table:formula="of:=[.E197]" office:value-type="float" office:value="16" calcext:value-type="float">
            <text:p>16</text:p>
          </table:table-cell>
          <table:table-cell table:formula="of:=[.B198]*[.D198]" office:value-type="float" office:value="0.00000509370500309783" calcext:value-type="float">
            <text:p>5.09370500309783E-06</text:p>
          </table:table-cell>
        </table:table-row>
        <table:table-row table:style-name="ro1">
          <table:table-cell table:formula="of:=[.A198]+1" office:value-type="float" office:value="196" calcext:value-type="float">
            <text:p>196</text:p>
          </table:table-cell>
          <table:table-cell table:formula="of:=1-POWER(EXP(1);(-[.A199]/[.C199]))" office:value-type="float" office:value="0.999995214882608" calcext:value-type="float">
            <text:p>0.999995214882608</text:p>
          </table:table-cell>
          <table:table-cell table:formula="of:=[.C198]" office:value-type="float" office:value="16" calcext:value-type="float">
            <text:p>16</text:p>
          </table:table-cell>
          <table:table-cell table:formula="of:=POWER(EXP(1);(-[.A199]/[.E199]))" office:value-type="float" office:value="0.00000478511739212901" calcext:value-type="float">
            <text:p>4.78511739212901E-06</text:p>
          </table:table-cell>
          <table:table-cell table:formula="of:=[.E198]" office:value-type="float" office:value="16" calcext:value-type="float">
            <text:p>16</text:p>
          </table:table-cell>
          <table:table-cell table:formula="of:=[.B199]*[.D199]" office:value-type="float" office:value="0.00000478509449478056" calcext:value-type="float">
            <text:p>4.78509449478056E-06</text:p>
          </table:table-cell>
        </table:table-row>
        <table:table-row table:style-name="ro1">
          <table:table-cell table:formula="of:=[.A199]+1" office:value-type="float" office:value="197" calcext:value-type="float">
            <text:p>197</text:p>
          </table:table-cell>
          <table:table-cell table:formula="of:=1-POWER(EXP(1);(-[.A200]/[.C200]))" office:value-type="float" office:value="0.999995504798215" calcext:value-type="float">
            <text:p>0.999995504798215</text:p>
          </table:table-cell>
          <table:table-cell table:formula="of:=[.C199]" office:value-type="float" office:value="16" calcext:value-type="float">
            <text:p>16</text:p>
          </table:table-cell>
          <table:table-cell table:formula="of:=POWER(EXP(1);(-[.A200]/[.E200]))" office:value-type="float" office:value="0.00000449520178526195" calcext:value-type="float">
            <text:p>4.49520178526195E-06</text:p>
          </table:table-cell>
          <table:table-cell table:formula="of:=[.E199]" office:value-type="float" office:value="16" calcext:value-type="float">
            <text:p>16</text:p>
          </table:table-cell>
          <table:table-cell table:formula="of:=[.B200]*[.D200]" office:value-type="float" office:value="0.00000449518157842286" calcext:value-type="float">
            <text:p>4.49518157842286E-06</text:p>
          </table:table-cell>
        </table:table-row>
        <table:table-row table:style-name="ro1">
          <table:table-cell table:formula="of:=[.A200]+1" office:value-type="float" office:value="198" calcext:value-type="float">
            <text:p>198</text:p>
          </table:table-cell>
          <table:table-cell table:formula="of:=1-POWER(EXP(1);(-[.A201]/[.C201]))" office:value-type="float" office:value="0.999995777148723" calcext:value-type="float">
            <text:p>0.999995777148723</text:p>
          </table:table-cell>
          <table:table-cell table:formula="of:=[.C200]" office:value-type="float" office:value="16" calcext:value-type="float">
            <text:p>16</text:p>
          </table:table-cell>
          <table:table-cell table:formula="of:=POWER(EXP(1);(-[.A201]/[.E201]))" office:value-type="float" office:value="0.00000422285127705753" calcext:value-type="float">
            <text:p>4.22285127705753E-06</text:p>
          </table:table-cell>
          <table:table-cell table:formula="of:=[.E200]" office:value-type="float" office:value="16" calcext:value-type="float">
            <text:p>16</text:p>
          </table:table-cell>
          <table:table-cell table:formula="of:=[.B201]*[.D201]" office:value-type="float" office:value="0.00000422283344458462" calcext:value-type="float">
            <text:p>4.22283344458462E-06</text:p>
          </table:table-cell>
        </table:table-row>
        <table:table-row table:style-name="ro1">
          <table:table-cell table:formula="of:=[.A201]+1" office:value-type="float" office:value="199" calcext:value-type="float">
            <text:p>199</text:p>
          </table:table-cell>
          <table:table-cell table:formula="of:=1-POWER(EXP(1);(-[.A202]/[.C202]))" office:value-type="float" office:value="0.999996032998348" calcext:value-type="float">
            <text:p>0.999996032998348</text:p>
          </table:table-cell>
          <table:table-cell table:formula="of:=[.C201]" office:value-type="float" office:value="16" calcext:value-type="float">
            <text:p>16</text:p>
          </table:table-cell>
          <table:table-cell table:formula="of:=POWER(EXP(1);(-[.A202]/[.E202]))" office:value-type="float" office:value="0.00000396700165198641" calcext:value-type="float">
            <text:p>3.96700165198641E-06</text:p>
          </table:table-cell>
          <table:table-cell table:formula="of:=[.E201]" office:value-type="float" office:value="16" calcext:value-type="float">
            <text:p>16</text:p>
          </table:table-cell>
          <table:table-cell table:formula="of:=[.B202]*[.D202]" office:value-type="float" office:value="0.00000396698591488431" calcext:value-type="float">
            <text:p>3.96698591488431E-06</text:p>
          </table:table-cell>
        </table:table-row>
        <table:table-row table:style-name="ro1">
          <table:table-cell table:formula="of:=[.A202]+1" office:value-type="float" office:value="200" calcext:value-type="float">
            <text:p>200</text:p>
          </table:table-cell>
          <table:table-cell table:formula="of:=1-POWER(EXP(1);(-[.A203]/[.C203]))" office:value-type="float" office:value="0.999996273346828" calcext:value-type="float">
            <text:p>0.999996273346828</text:p>
          </table:table-cell>
          <table:table-cell table:formula="of:=[.C202]" office:value-type="float" office:value="16" calcext:value-type="float">
            <text:p>16</text:p>
          </table:table-cell>
          <table:table-cell table:formula="of:=POWER(EXP(1);(-[.A203]/[.E203]))" office:value-type="float" office:value="0.00000372665317207867" calcext:value-type="float">
            <text:p>3.72665317207867E-06</text:p>
          </table:table-cell>
          <table:table-cell table:formula="of:=[.E202]" office:value-type="float" office:value="16" calcext:value-type="float">
            <text:p>16</text:p>
          </table:table-cell>
          <table:table-cell table:formula="of:=[.B203]*[.D203]" office:value-type="float" office:value="0.00000372663928413481" calcext:value-type="float">
            <text:p>3.72663928413481E-06</text:p>
          </table:table-cell>
        </table:table-row>
        <table:table-row table:style-name="ro1">
          <table:table-cell table:formula="of:=[.A203]+1" office:value-type="float" office:value="201" calcext:value-type="float">
            <text:p>201</text:p>
          </table:table-cell>
          <table:table-cell table:formula="of:=1-POWER(EXP(1);(-[.A204]/[.C204]))" office:value-type="float" office:value="0.99999649913333" calcext:value-type="float">
            <text:p>0.99999649913333</text:p>
          </table:table-cell>
          <table:table-cell table:formula="of:=[.C203]" office:value-type="float" office:value="16" calcext:value-type="float">
            <text:p>16</text:p>
          </table:table-cell>
          <table:table-cell table:formula="of:=POWER(EXP(1);(-[.A204]/[.E204]))" office:value-type="float" office:value="0.00000350086667042598" calcext:value-type="float">
            <text:p>3.50086667042598E-06</text:p>
          </table:table-cell>
          <table:table-cell table:formula="of:=[.E203]" office:value-type="float" office:value="16" calcext:value-type="float">
            <text:p>16</text:p>
          </table:table-cell>
          <table:table-cell table:formula="of:=[.B204]*[.D204]" office:value-type="float" office:value="0.00000350085441435854" calcext:value-type="float">
            <text:p>3.50085441435854E-06</text:p>
          </table:table-cell>
        </table:table-row>
        <table:table-row table:style-name="ro1">
          <table:table-cell table:formula="of:=[.A204]+1" office:value-type="float" office:value="202" calcext:value-type="float">
            <text:p>202</text:p>
          </table:table-cell>
          <table:table-cell table:formula="of:=1-POWER(EXP(1);(-[.A205]/[.C205]))" office:value-type="float" office:value="0.999996711240119" calcext:value-type="float">
            <text:p>0.999996711240119</text:p>
          </table:table-cell>
          <table:table-cell table:formula="of:=[.C204]" office:value-type="float" office:value="16" calcext:value-type="float">
            <text:p>16</text:p>
          </table:table-cell>
          <table:table-cell table:formula="of:=POWER(EXP(1);(-[.A205]/[.E205]))" office:value-type="float" office:value="0.00000328875988136649" calcext:value-type="float">
            <text:p>3.28875988136649E-06</text:p>
          </table:table-cell>
          <table:table-cell table:formula="of:=[.E204]" office:value-type="float" office:value="16" calcext:value-type="float">
            <text:p>16</text:p>
          </table:table-cell>
          <table:table-cell table:formula="of:=[.B205]*[.D205]" office:value-type="float" office:value="0.00000328874906542493" calcext:value-type="float">
            <text:p>3.28874906542493E-06</text:p>
          </table:table-cell>
        </table:table-row>
        <table:table-row table:style-name="ro1">
          <table:table-cell table:formula="of:=[.A205]+1" office:value-type="float" office:value="203" calcext:value-type="float">
            <text:p>203</text:p>
          </table:table-cell>
          <table:table-cell table:formula="of:=1-POWER(EXP(1);(-[.A206]/[.C206]))" office:value-type="float" office:value="0.999996910496007" calcext:value-type="float">
            <text:p>0.999996910496007</text:p>
          </table:table-cell>
          <table:table-cell table:formula="of:=[.C205]" office:value-type="float" office:value="16" calcext:value-type="float">
            <text:p>16</text:p>
          </table:table-cell>
          <table:table-cell table:formula="of:=POWER(EXP(1);(-[.A206]/[.E206]))" office:value-type="float" office:value="0.00000308950399301257" calcext:value-type="float">
            <text:p>3.08950399301257E-06</text:p>
          </table:table-cell>
          <table:table-cell table:formula="of:=[.E205]" office:value-type="float" office:value="16" calcext:value-type="float">
            <text:p>16</text:p>
          </table:table-cell>
          <table:table-cell table:formula="of:=[.B206]*[.D206]" office:value-type="float" office:value="0.00000308949444797765" calcext:value-type="float">
            <text:p>3.08949444797765E-06</text:p>
          </table:table-cell>
        </table:table-row>
        <table:table-row table:style-name="ro1">
          <table:table-cell table:formula="of:=[.A206]+1" office:value-type="float" office:value="204" calcext:value-type="float">
            <text:p>204</text:p>
          </table:table-cell>
          <table:table-cell table:formula="of:=1-POWER(EXP(1);(-[.A207]/[.C207]))" office:value-type="float" office:value="0.999997097679591" calcext:value-type="float">
            <text:p>0.999997097679591</text:p>
          </table:table-cell>
          <table:table-cell table:formula="of:=[.C206]" office:value-type="float" office:value="16" calcext:value-type="float">
            <text:p>16</text:p>
          </table:table-cell>
          <table:table-cell table:formula="of:=POWER(EXP(1);(-[.A207]/[.E207]))" office:value-type="float" office:value="0.00000290232040865041" calcext:value-type="float">
            <text:p>2.90232040865041E-06</text:p>
          </table:table-cell>
          <table:table-cell table:formula="of:=[.E206]" office:value-type="float" office:value="16" calcext:value-type="float">
            <text:p>16</text:p>
          </table:table-cell>
          <table:table-cell table:formula="of:=[.B207]*[.D207]" office:value-type="float" office:value="0.00000290231198518665" calcext:value-type="float">
            <text:p>2.90231198518665E-06</text:p>
          </table:table-cell>
        </table:table-row>
        <table:table-row table:style-name="ro1">
          <table:table-cell table:formula="of:=[.A207]+1" office:value-type="float" office:value="205" calcext:value-type="float">
            <text:p>205</text:p>
          </table:table-cell>
          <table:table-cell table:formula="of:=1-POWER(EXP(1);(-[.A208]/[.C208]))" office:value-type="float" office:value="0.999997273522296" calcext:value-type="float">
            <text:p>0.999997273522296</text:p>
          </table:table-cell>
          <table:table-cell table:formula="of:=[.C207]" office:value-type="float" office:value="16" calcext:value-type="float">
            <text:p>16</text:p>
          </table:table-cell>
          <table:table-cell table:formula="of:=POWER(EXP(1);(-[.A208]/[.E208]))" office:value-type="float" office:value="0.00000272647770435634" calcext:value-type="float">
            <text:p>2.72647770435634E-06</text:p>
          </table:table-cell>
          <table:table-cell table:formula="of:=[.E207]" office:value-type="float" office:value="16" calcext:value-type="float">
            <text:p>16</text:p>
          </table:table-cell>
          <table:table-cell table:formula="of:=[.B208]*[.D208]" office:value-type="float" office:value="0.00000272647027067566" calcext:value-type="float">
            <text:p>2.72647027067566E-06</text:p>
          </table:table-cell>
        </table:table-row>
        <table:table-row table:style-name="ro1">
          <table:table-cell table:formula="of:=[.A208]+1" office:value-type="float" office:value="206" calcext:value-type="float">
            <text:p>206</text:p>
          </table:table-cell>
          <table:table-cell table:formula="of:=1-POWER(EXP(1);(-[.A209]/[.C209]))" office:value-type="float" office:value="0.999997438711229" calcext:value-type="float">
            <text:p>0.999997438711229</text:p>
          </table:table-cell>
          <table:table-cell table:formula="of:=[.C208]" office:value-type="float" office:value="16" calcext:value-type="float">
            <text:p>16</text:p>
          </table:table-cell>
          <table:table-cell table:formula="of:=POWER(EXP(1);(-[.A209]/[.E209]))" office:value-type="float" office:value="0.00000256128877094204" calcext:value-type="float">
            <text:p>2.56128877094204E-06</text:p>
          </table:table-cell>
          <table:table-cell table:formula="of:=[.E208]" office:value-type="float" office:value="16" calcext:value-type="float">
            <text:p>16</text:p>
          </table:table-cell>
          <table:table-cell table:formula="of:=[.B209]*[.D209]" office:value-type="float" office:value="0.00000256128221074187" calcext:value-type="float">
            <text:p>2.56128221074187E-06</text:p>
          </table:table-cell>
        </table:table-row>
        <table:table-row table:style-name="ro1">
          <table:table-cell table:formula="of:=[.A209]+1" office:value-type="float" office:value="207" calcext:value-type="float">
            <text:p>207</text:p>
          </table:table-cell>
          <table:table-cell table:formula="of:=1-POWER(EXP(1);(-[.A210]/[.C210]))" office:value-type="float" office:value="0.999997593891871" calcext:value-type="float">
            <text:p>0.999997593891871</text:p>
          </table:table-cell>
          <table:table-cell table:formula="of:=[.C209]" office:value-type="float" office:value="16" calcext:value-type="float">
            <text:p>16</text:p>
          </table:table-cell>
          <table:table-cell table:formula="of:=POWER(EXP(1);(-[.A210]/[.E210]))" office:value-type="float" office:value="0.00000240610812906043" calcext:value-type="float">
            <text:p>2.40610812906043E-06</text:p>
          </table:table-cell>
          <table:table-cell table:formula="of:=[.E209]" office:value-type="float" office:value="16" calcext:value-type="float">
            <text:p>16</text:p>
          </table:table-cell>
          <table:table-cell table:formula="of:=[.B210]*[.D210]" office:value-type="float" office:value="0.0000024061023397041" calcext:value-type="float">
            <text:p>2.4061023397041E-06</text:p>
          </table:table-cell>
        </table:table-row>
        <table:table-row table:style-name="ro1">
          <table:table-cell table:formula="of:=[.A210]+1" office:value-type="float" office:value="208" calcext:value-type="float">
            <text:p>208</text:p>
          </table:table-cell>
          <table:table-cell table:formula="of:=1-POWER(EXP(1);(-[.A211]/[.C211]))" office:value-type="float" office:value="0.999997739670593" calcext:value-type="float">
            <text:p>0.999997739670593</text:p>
          </table:table-cell>
          <table:table-cell table:formula="of:=[.C210]" office:value-type="float" office:value="16" calcext:value-type="float">
            <text:p>16</text:p>
          </table:table-cell>
          <table:table-cell table:formula="of:=POWER(EXP(1);(-[.A211]/[.E211]))" office:value-type="float" office:value="0.00000226032940698106" calcext:value-type="float">
            <text:p>2.26032940698106E-06</text:p>
          </table:table-cell>
          <table:table-cell table:formula="of:=[.E210]" office:value-type="float" office:value="16" calcext:value-type="float">
            <text:p>16</text:p>
          </table:table-cell>
          <table:table-cell table:formula="of:=[.B211]*[.D211]" office:value-type="float" office:value="0.00000226032429789203" calcext:value-type="float">
            <text:p>2.26032429789203E-06</text:p>
          </table:table-cell>
        </table:table-row>
        <table:table-row table:style-name="ro1">
          <table:table-cell table:formula="of:=[.A211]+1" office:value-type="float" office:value="209" calcext:value-type="float">
            <text:p>209</text:p>
          </table:table-cell>
          <table:table-cell table:formula="of:=1-POWER(EXP(1);(-[.A212]/[.C212]))" office:value-type="float" office:value="0.999997876617029" calcext:value-type="float">
            <text:p>0.999997876617029</text:p>
          </table:table-cell>
          <table:table-cell table:formula="of:=[.C211]" office:value-type="float" office:value="16" calcext:value-type="float">
            <text:p>16</text:p>
          </table:table-cell>
          <table:table-cell table:formula="of:=POWER(EXP(1);(-[.A212]/[.E212]))" office:value-type="float" office:value="0.00000212338297117944" calcext:value-type="float">
            <text:p>2.12338297117944E-06</text:p>
          </table:table-cell>
          <table:table-cell table:formula="of:=[.E211]" office:value-type="float" office:value="16" calcext:value-type="float">
            <text:p>16</text:p>
          </table:table-cell>
          <table:table-cell table:formula="of:=[.B212]*[.D212]" office:value-type="float" office:value="0.0000021233784624242" calcext:value-type="float">
            <text:p>2.1233784624242E-06</text:p>
          </table:table-cell>
        </table:table-row>
        <table:table-row table:style-name="ro1">
          <table:table-cell table:formula="of:=[.A212]+1" office:value-type="float" office:value="210" calcext:value-type="float">
            <text:p>210</text:p>
          </table:table-cell>
          <table:table-cell table:formula="of:=1-POWER(EXP(1);(-[.A213]/[.C213]))" office:value-type="float" office:value="0.9999980052663" calcext:value-type="float">
            <text:p>0.9999980052663</text:p>
          </table:table-cell>
          <table:table-cell table:formula="of:=[.C212]" office:value-type="float" office:value="16" calcext:value-type="float">
            <text:p>16</text:p>
          </table:table-cell>
          <table:table-cell table:formula="of:=POWER(EXP(1);(-[.A213]/[.E213]))" office:value-type="float" office:value="0.00000199473370048166" calcext:value-type="float">
            <text:p>1.99473370048166E-06</text:p>
          </table:table-cell>
          <table:table-cell table:formula="of:=[.E212]" office:value-type="float" office:value="16" calcext:value-type="float">
            <text:p>16</text:p>
          </table:table-cell>
          <table:table-cell table:formula="of:=[.B213]*[.D213]" office:value-type="float" office:value="0.00000199472972151912" calcext:value-type="float">
            <text:p>1.99472972151912E-06</text:p>
          </table:table-cell>
        </table:table-row>
        <table:table-row table:style-name="ro1">
          <table:table-cell table:formula="of:=[.A213]+1" office:value-type="float" office:value="211" calcext:value-type="float">
            <text:p>211</text:p>
          </table:table-cell>
          <table:table-cell table:formula="of:=1-POWER(EXP(1);(-[.A214]/[.C214]))" office:value-type="float" office:value="0.999998126121105" calcext:value-type="float">
            <text:p>0.999998126121105</text:p>
          </table:table-cell>
          <table:table-cell table:formula="of:=[.C213]" office:value-type="float" office:value="16" calcext:value-type="float">
            <text:p>16</text:p>
          </table:table-cell>
          <table:table-cell table:formula="of:=POWER(EXP(1);(-[.A214]/[.E214]))" office:value-type="float" office:value="0.00000187387889506673" calcext:value-type="float">
            <text:p>1.87387889506673E-06</text:p>
          </table:table-cell>
          <table:table-cell table:formula="of:=[.E213]" office:value-type="float" office:value="16" calcext:value-type="float">
            <text:p>16</text:p>
          </table:table-cell>
          <table:table-cell table:formula="of:=[.B214]*[.D214]" office:value-type="float" office:value="0.00000187387538364462" calcext:value-type="float">
            <text:p>1.87387538364462E-06</text:p>
          </table:table-cell>
        </table:table-row>
        <table:table-row table:style-name="ro1">
          <table:table-cell table:formula="of:=[.A214]+1" office:value-type="float" office:value="212" calcext:value-type="float">
            <text:p>212</text:p>
          </table:table-cell>
          <table:table-cell table:formula="of:=1-POWER(EXP(1);(-[.A215]/[.C215]))" office:value-type="float" office:value="0.999998239653688" calcext:value-type="float">
            <text:p>0.999998239653688</text:p>
          </table:table-cell>
          <table:table-cell table:formula="of:=[.C214]" office:value-type="float" office:value="16" calcext:value-type="float">
            <text:p>16</text:p>
          </table:table-cell>
          <table:table-cell table:formula="of:=POWER(EXP(1);(-[.A215]/[.E215]))" office:value-type="float" office:value="0.00000176034631215617" calcext:value-type="float">
            <text:p>1.76034631215617E-06</text:p>
          </table:table-cell>
          <table:table-cell table:formula="of:=[.E214]" office:value-type="float" office:value="16" calcext:value-type="float">
            <text:p>16</text:p>
          </table:table-cell>
          <table:table-cell table:formula="of:=[.B215]*[.D215]" office:value-type="float" office:value="0.00000176034321333703" calcext:value-type="float">
            <text:p>1.76034321333703E-06</text:p>
          </table:table-cell>
        </table:table-row>
        <table:table-row table:style-name="ro1">
          <table:table-cell table:formula="of:=[.A215]+1" office:value-type="float" office:value="213" calcext:value-type="float">
            <text:p>213</text:p>
          </table:table-cell>
          <table:table-cell table:formula="of:=1-POWER(EXP(1);(-[.A216]/[.C216]))" office:value-type="float" office:value="0.999998346307679" calcext:value-type="float">
            <text:p>0.999998346307679</text:p>
          </table:table-cell>
          <table:table-cell table:formula="of:=[.C215]" office:value-type="float" office:value="16" calcext:value-type="float">
            <text:p>16</text:p>
          </table:table-cell>
          <table:table-cell table:formula="of:=POWER(EXP(1);(-[.A216]/[.E216]))" office:value-type="float" office:value="0.00000165369232071504" calcext:value-type="float">
            <text:p>1.65369232071504E-06</text:p>
          </table:table-cell>
          <table:table-cell table:formula="of:=[.E215]" office:value-type="float" office:value="16" calcext:value-type="float">
            <text:p>16</text:p>
          </table:table-cell>
          <table:table-cell table:formula="of:=[.B216]*[.D216]" office:value-type="float" office:value="0.00000165368958601674" calcext:value-type="float">
            <text:p>1.65368958601674E-06</text:p>
          </table:table-cell>
        </table:table-row>
        <table:table-row table:style-name="ro1">
          <table:table-cell table:formula="of:=[.A216]+1" office:value-type="float" office:value="214" calcext:value-type="float">
            <text:p>214</text:p>
          </table:table-cell>
          <table:table-cell table:formula="of:=1-POWER(EXP(1);(-[.A217]/[.C217]))" office:value-type="float" office:value="0.999998446499832" calcext:value-type="float">
            <text:p>0.999998446499832</text:p>
          </table:table-cell>
          <table:table-cell table:formula="of:=[.C216]" office:value-type="float" office:value="16" calcext:value-type="float">
            <text:p>16</text:p>
          </table:table-cell>
          <table:table-cell table:formula="of:=POWER(EXP(1);(-[.A217]/[.E217]))" office:value-type="float" office:value="0.00000155350016795404" calcext:value-type="float">
            <text:p>1.55350016795404E-06</text:p>
          </table:table-cell>
          <table:table-cell table:formula="of:=[.E216]" office:value-type="float" office:value="16" calcext:value-type="float">
            <text:p>16</text:p>
          </table:table-cell>
          <table:table-cell table:formula="of:=[.B217]*[.D217]" office:value-type="float" office:value="0.00000155349775459126" calcext:value-type="float">
            <text:p>1.55349775459126E-06</text:p>
          </table:table-cell>
        </table:table-row>
        <table:table-row table:style-name="ro1">
          <table:table-cell table:formula="of:=[.A217]+1" office:value-type="float" office:value="215" calcext:value-type="float">
            <text:p>215</text:p>
          </table:table-cell>
          <table:table-cell table:formula="of:=1-POWER(EXP(1);(-[.A218]/[.C218]))" office:value-type="float" office:value="0.999998540621649" calcext:value-type="float">
            <text:p>0.999998540621649</text:p>
          </table:table-cell>
          <table:table-cell table:formula="of:=[.C217]" office:value-type="float" office:value="16" calcext:value-type="float">
            <text:p>16</text:p>
          </table:table-cell>
          <table:table-cell table:formula="of:=POWER(EXP(1);(-[.A218]/[.E218]))" office:value-type="float" office:value="0.00000145937835085895" calcext:value-type="float">
            <text:p>1.45937835085895E-06</text:p>
          </table:table-cell>
          <table:table-cell table:formula="of:=[.E217]" office:value-type="float" office:value="16" calcext:value-type="float">
            <text:p>16</text:p>
          </table:table-cell>
          <table:table-cell table:formula="of:=[.B218]*[.D218]" office:value-type="float" office:value="0.00000145937622107378" calcext:value-type="float">
            <text:p>1.45937622107378E-06</text:p>
          </table:table-cell>
        </table:table-row>
        <table:table-row table:style-name="ro1">
          <table:table-cell table:formula="of:=[.A218]+1" office:value-type="float" office:value="216" calcext:value-type="float">
            <text:p>216</text:p>
          </table:table-cell>
          <table:table-cell table:formula="of:=1-POWER(EXP(1);(-[.A219]/[.C219]))" office:value-type="float" office:value="0.999998629040914" calcext:value-type="float">
            <text:p>0.999998629040914</text:p>
          </table:table-cell>
          <table:table-cell table:formula="of:=[.C218]" office:value-type="float" office:value="16" calcext:value-type="float">
            <text:p>16</text:p>
          </table:table-cell>
          <table:table-cell table:formula="of:=POWER(EXP(1);(-[.A219]/[.E219]))" office:value-type="float" office:value="0.00000137095908638409" calcext:value-type="float">
            <text:p>1.37095908638409E-06</text:p>
          </table:table-cell>
          <table:table-cell table:formula="of:=[.E218]" office:value-type="float" office:value="16" calcext:value-type="float">
            <text:p>16</text:p>
          </table:table-cell>
          <table:table-cell table:formula="of:=[.B219]*[.D219]" office:value-type="float" office:value="0.00000137095720685527" calcext:value-type="float">
            <text:p>1.37095720685527E-06</text:p>
          </table:table-cell>
        </table:table-row>
        <table:table-row table:style-name="ro1">
          <table:table-cell table:formula="of:=[.A219]+1" office:value-type="float" office:value="217" calcext:value-type="float">
            <text:p>217</text:p>
          </table:table-cell>
          <table:table-cell table:formula="of:=1-POWER(EXP(1);(-[.A220]/[.C220]))" office:value-type="float" office:value="0.999998712103126" calcext:value-type="float">
            <text:p>0.999998712103126</text:p>
          </table:table-cell>
          <table:table-cell table:formula="of:=[.C219]" office:value-type="float" office:value="16" calcext:value-type="float">
            <text:p>16</text:p>
          </table:table-cell>
          <table:table-cell table:formula="of:=POWER(EXP(1);(-[.A220]/[.E220]))" office:value-type="float" office:value="0.00000128789687433204" calcext:value-type="float">
            <text:p>1.28789687433204E-06</text:p>
          </table:table-cell>
          <table:table-cell table:formula="of:=[.E219]" office:value-type="float" office:value="16" calcext:value-type="float">
            <text:p>16</text:p>
          </table:table-cell>
          <table:table-cell table:formula="of:=[.B220]*[.D220]" office:value-type="float" office:value="0.00000128789521565368" calcext:value-type="float">
            <text:p>1.28789521565368E-06</text:p>
          </table:table-cell>
        </table:table-row>
        <table:table-row table:style-name="ro1">
          <table:table-cell table:formula="of:=[.A220]+1" office:value-type="float" office:value="218" calcext:value-type="float">
            <text:p>218</text:p>
          </table:table-cell>
          <table:table-cell table:formula="of:=1-POWER(EXP(1);(-[.A221]/[.C221]))" office:value-type="float" office:value="0.999998790132853" calcext:value-type="float">
            <text:p>0.999998790132853</text:p>
          </table:table-cell>
          <table:table-cell table:formula="of:=[.C220]" office:value-type="float" office:value="16" calcext:value-type="float">
            <text:p>16</text:p>
          </table:table-cell>
          <table:table-cell table:formula="of:=POWER(EXP(1);(-[.A221]/[.E221]))" office:value-type="float" office:value="0.00000120986714730416" calcext:value-type="float">
            <text:p>1.20986714730416E-06</text:p>
          </table:table-cell>
          <table:table-cell table:formula="of:=[.E220]" office:value-type="float" office:value="16" calcext:value-type="float">
            <text:p>16</text:p>
          </table:table-cell>
          <table:table-cell table:formula="of:=[.B221]*[.D221]" office:value-type="float" office:value="0.00000120986568352565" calcext:value-type="float">
            <text:p>1.20986568352565E-06</text:p>
          </table:table-cell>
        </table:table-row>
        <table:table-row table:style-name="ro1">
          <table:table-cell table:formula="of:=[.A221]+1" office:value-type="float" office:value="219" calcext:value-type="float">
            <text:p>219</text:p>
          </table:table-cell>
          <table:table-cell table:formula="of:=1-POWER(EXP(1);(-[.A222]/[.C222]))" office:value-type="float" office:value="0.999998863434998" calcext:value-type="float">
            <text:p>0.999998863434998</text:p>
          </table:table-cell>
          <table:table-cell table:formula="of:=[.C221]" office:value-type="float" office:value="16" calcext:value-type="float">
            <text:p>16</text:p>
          </table:table-cell>
          <table:table-cell table:formula="of:=POWER(EXP(1);(-[.A222]/[.E222]))" office:value-type="float" office:value="0.00000113656500244641" calcext:value-type="float">
            <text:p>1.13656500244641E-06</text:p>
          </table:table-cell>
          <table:table-cell table:formula="of:=[.E221]" office:value-type="float" office:value="16" calcext:value-type="float">
            <text:p>16</text:p>
          </table:table-cell>
          <table:table-cell table:formula="of:=[.B222]*[.D222]" office:value-type="float" office:value="0.0000011365637106664" calcext:value-type="float">
            <text:p>1.1365637106664E-06</text:p>
          </table:table-cell>
        </table:table-row>
        <table:table-row table:style-name="ro1">
          <table:table-cell table:formula="of:=[.A222]+1" office:value-type="float" office:value="220" calcext:value-type="float">
            <text:p>220</text:p>
          </table:table-cell>
          <table:table-cell table:formula="of:=1-POWER(EXP(1);(-[.A223]/[.C223]))" office:value-type="float" office:value="0.99999893229599" calcext:value-type="float">
            <text:p>0.99999893229599</text:p>
          </table:table-cell>
          <table:table-cell table:formula="of:=[.C222]" office:value-type="float" office:value="16" calcext:value-type="float">
            <text:p>16</text:p>
          </table:table-cell>
          <table:table-cell table:formula="of:=POWER(EXP(1);(-[.A223]/[.E223]))" office:value-type="float" office:value="0.00000106770401003478" calcext:value-type="float">
            <text:p>1.06770401003478E-06</text:p>
          </table:table-cell>
          <table:table-cell table:formula="of:=[.E222]" office:value-type="float" office:value="16" calcext:value-type="float">
            <text:p>16</text:p>
          </table:table-cell>
          <table:table-cell table:formula="of:=[.B223]*[.D223]" office:value-type="float" office:value="0.00000106770287004293" calcext:value-type="float">
            <text:p>1.06770287004293E-06</text:p>
          </table:table-cell>
        </table:table-row>
        <table:table-row table:style-name="ro1">
          <table:table-cell table:formula="of:=[.A223]+1" office:value-type="float" office:value="221" calcext:value-type="float">
            <text:p>221</text:p>
          </table:table-cell>
          <table:table-cell table:formula="of:=1-POWER(EXP(1);(-[.A224]/[.C224]))" office:value-type="float" office:value="0.999998996984906" calcext:value-type="float">
            <text:p>0.999998996984906</text:p>
          </table:table-cell>
          <table:table-cell table:formula="of:=[.C223]" office:value-type="float" office:value="16" calcext:value-type="float">
            <text:p>16</text:p>
          </table:table-cell>
          <table:table-cell table:formula="of:=POWER(EXP(1);(-[.A224]/[.E224]))" office:value-type="float" office:value="0.00000100301509424501" calcext:value-type="float">
            <text:p>1.00301509424501E-06</text:p>
          </table:table-cell>
          <table:table-cell table:formula="of:=[.E223]" office:value-type="float" office:value="16" calcext:value-type="float">
            <text:p>16</text:p>
          </table:table-cell>
          <table:table-cell table:formula="of:=[.B224]*[.D224]" office:value-type="float" office:value="0.00000100301408820573" calcext:value-type="float">
            <text:p>1.00301408820573E-06</text:p>
          </table:table-cell>
        </table:table-row>
        <table:table-row table:style-name="ro1">
          <table:table-cell table:formula="of:=[.A224]+1" office:value-type="float" office:value="222" calcext:value-type="float">
            <text:p>222</text:p>
          </table:table-cell>
          <table:table-cell table:formula="of:=1-POWER(EXP(1);(-[.A225]/[.C225]))" office:value-type="float" office:value="0.999999057754518" calcext:value-type="float">
            <text:p>0.999999057754518</text:p>
          </table:table-cell>
          <table:table-cell table:formula="of:=[.C224]" office:value-type="float" office:value="16" calcext:value-type="float">
            <text:p>16</text:p>
          </table:table-cell>
          <table:table-cell table:formula="of:=POWER(EXP(1);(-[.A225]/[.E225]))" office:value-type="float" office:value="0.00000094224548173285" calcext:value-type="float">
            <text:p>9.42245481732848E-07</text:p>
          </table:table-cell>
          <table:table-cell table:formula="of:=[.E224]" office:value-type="float" office:value="16" calcext:value-type="float">
            <text:p>16</text:p>
          </table:table-cell>
          <table:table-cell table:formula="of:=[.B225]*[.D225]" office:value-type="float" office:value="0.0000009422445939063" calcext:value-type="float">
            <text:p>9.422445939063E-07</text:p>
          </table:table-cell>
        </table:table-row>
        <table:table-row table:style-name="ro1">
          <table:table-cell table:formula="of:=[.A225]+1" office:value-type="float" office:value="223" calcext:value-type="float">
            <text:p>223</text:p>
          </table:table-cell>
          <table:table-cell table:formula="of:=1-POWER(EXP(1);(-[.A226]/[.C226]))" office:value-type="float" office:value="0.999999114842286" calcext:value-type="float">
            <text:p>0.999999114842286</text:p>
          </table:table-cell>
          <table:table-cell table:formula="of:=[.C225]" office:value-type="float" office:value="16" calcext:value-type="float">
            <text:p>16</text:p>
          </table:table-cell>
          <table:table-cell table:formula="of:=POWER(EXP(1);(-[.A226]/[.E226]))" office:value-type="float" office:value="0.00000088515771391681" calcext:value-type="float">
            <text:p>8.85157713916814E-07</text:p>
          </table:table-cell>
          <table:table-cell table:formula="of:=[.E225]" office:value-type="float" office:value="16" calcext:value-type="float">
            <text:p>16</text:p>
          </table:table-cell>
          <table:table-cell table:formula="of:=[.B226]*[.D226]" office:value-type="float" office:value="0.00000088515693041264" calcext:value-type="float">
            <text:p>8.85156930412635E-07</text:p>
          </table:table-cell>
        </table:table-row>
        <table:table-row table:style-name="ro1">
          <table:table-cell table:formula="of:=[.A226]+1" office:value-type="float" office:value="224" calcext:value-type="float">
            <text:p>224</text:p>
          </table:table-cell>
          <table:table-cell table:formula="of:=1-POWER(EXP(1);(-[.A227]/[.C227]))" office:value-type="float" office:value="0.999999168471281" calcext:value-type="float">
            <text:p>0.999999168471281</text:p>
          </table:table-cell>
          <table:table-cell table:formula="of:=[.C226]" office:value-type="float" office:value="16" calcext:value-type="float">
            <text:p>16</text:p>
          </table:table-cell>
          <table:table-cell table:formula="of:=POWER(EXP(1);(-[.A227]/[.E227]))" office:value-type="float" office:value="0.00000083152871910357" calcext:value-type="float">
            <text:p>8.31528719103569E-07</text:p>
          </table:table-cell>
          <table:table-cell table:formula="of:=[.E226]" office:value-type="float" office:value="16" calcext:value-type="float">
            <text:p>16</text:p>
          </table:table-cell>
          <table:table-cell table:formula="of:=[.B227]*[.D227]" office:value-type="float" office:value="0.00000083152802766356" calcext:value-type="float">
            <text:p>8.31528027663558E-07</text:p>
          </table:table-cell>
        </table:table-row>
        <table:table-row table:style-name="ro1">
          <table:table-cell table:formula="of:=[.A227]+1" office:value-type="float" office:value="225" calcext:value-type="float">
            <text:p>225</text:p>
          </table:table-cell>
          <table:table-cell table:formula="of:=1-POWER(EXP(1);(-[.A228]/[.C228]))" office:value-type="float" office:value="0.999999218851059" calcext:value-type="float">
            <text:p>0.999999218851059</text:p>
          </table:table-cell>
          <table:table-cell table:formula="of:=[.C227]" office:value-type="float" office:value="16" calcext:value-type="float">
            <text:p>16</text:p>
          </table:table-cell>
          <table:table-cell table:formula="of:=POWER(EXP(1);(-[.A228]/[.E228]))" office:value-type="float" office:value="0.00000078114894083045" calcext:value-type="float">
            <text:p>7.8114894083045E-07</text:p>
          </table:table-cell>
          <table:table-cell table:formula="of:=[.E227]" office:value-type="float" office:value="16" calcext:value-type="float">
            <text:p>16</text:p>
          </table:table-cell>
          <table:table-cell table:formula="of:=[.B228]*[.D228]" office:value-type="float" office:value="0.00000078114833063678" calcext:value-type="float">
            <text:p>7.81148330636782E-07</text:p>
          </table:table-cell>
        </table:table-row>
        <table:table-row table:style-name="ro1">
          <table:table-cell table:formula="of:=[.A228]+1" office:value-type="float" office:value="226" calcext:value-type="float">
            <text:p>226</text:p>
          </table:table-cell>
          <table:table-cell table:formula="of:=1-POWER(EXP(1);(-[.A229]/[.C229]))" office:value-type="float" office:value="0.999999266178481" calcext:value-type="float">
            <text:p>0.999999266178481</text:p>
          </table:table-cell>
          <table:table-cell table:formula="of:=[.C228]" office:value-type="float" office:value="16" calcext:value-type="float">
            <text:p>16</text:p>
          </table:table-cell>
          <table:table-cell table:formula="of:=POWER(EXP(1);(-[.A229]/[.E229]))" office:value-type="float" office:value="0.00000073382151901904" calcext:value-type="float">
            <text:p>7.33821519019035E-07</text:p>
          </table:table-cell>
          <table:table-cell table:formula="of:=[.E228]" office:value-type="float" office:value="16" calcext:value-type="float">
            <text:p>16</text:p>
          </table:table-cell>
          <table:table-cell table:formula="of:=[.B229]*[.D229]" office:value-type="float" office:value="0.00000073382098052501" calcext:value-type="float">
            <text:p>7.33820980525014E-07</text:p>
          </table:table-cell>
        </table:table-row>
        <table:table-row table:style-name="ro1">
          <table:table-cell table:formula="of:=[.A229]+1" office:value-type="float" office:value="227" calcext:value-type="float">
            <text:p>227</text:p>
          </table:table-cell>
          <table:table-cell table:formula="of:=1-POWER(EXP(1);(-[.A230]/[.C230]))" office:value-type="float" office:value="0.999999310638479" calcext:value-type="float">
            <text:p>0.999999310638479</text:p>
          </table:table-cell>
          <table:table-cell table:formula="of:=[.C229]" office:value-type="float" office:value="16" calcext:value-type="float">
            <text:p>16</text:p>
          </table:table-cell>
          <table:table-cell table:formula="of:=POWER(EXP(1);(-[.A230]/[.E230]))" office:value-type="float" office:value="0.00000068936152074011" calcext:value-type="float">
            <text:p>6.89361520740109E-07</text:p>
          </table:table-cell>
          <table:table-cell table:formula="of:=[.E229]" office:value-type="float" office:value="16" calcext:value-type="float">
            <text:p>16</text:p>
          </table:table-cell>
          <table:table-cell table:formula="of:=[.B230]*[.D230]" office:value-type="float" office:value="0.0000006893610455208" calcext:value-type="float">
            <text:p>6.89361045520803E-07</text:p>
          </table:table-cell>
        </table:table-row>
        <table:table-row table:style-name="ro1">
          <table:table-cell table:formula="of:=[.A230]+1" office:value-type="float" office:value="228" calcext:value-type="float">
            <text:p>228</text:p>
          </table:table-cell>
          <table:table-cell table:formula="of:=1-POWER(EXP(1);(-[.A231]/[.C231]))" office:value-type="float" office:value="0.999999352404782" calcext:value-type="float">
            <text:p>0.999999352404782</text:p>
          </table:table-cell>
          <table:table-cell table:formula="of:=[.C230]" office:value-type="float" office:value="16" calcext:value-type="float">
            <text:p>16</text:p>
          </table:table-cell>
          <table:table-cell table:formula="of:=POWER(EXP(1);(-[.A231]/[.E231]))" office:value-type="float" office:value="0.00000064759521758422" calcext:value-type="float">
            <text:p>6.47595217584222E-07</text:p>
          </table:table-cell>
          <table:table-cell table:formula="of:=[.E230]" office:value-type="float" office:value="16" calcext:value-type="float">
            <text:p>16</text:p>
          </table:table-cell>
          <table:table-cell table:formula="of:=[.B231]*[.D231]" office:value-type="float" office:value="0.00000064759479820466" calcext:value-type="float">
            <text:p>6.47594798204656E-07</text:p>
          </table:table-cell>
        </table:table-row>
        <table:table-row table:style-name="ro1">
          <table:table-cell table:formula="of:=[.A231]+1" office:value-type="float" office:value="229" calcext:value-type="float">
            <text:p>229</text:p>
          </table:table-cell>
          <table:table-cell table:formula="of:=1-POWER(EXP(1);(-[.A232]/[.C232]))" office:value-type="float" office:value="0.999999391640593" calcext:value-type="float">
            <text:p>0.999999391640593</text:p>
          </table:table-cell>
          <table:table-cell table:formula="of:=[.C231]" office:value-type="float" office:value="16" calcext:value-type="float">
            <text:p>16</text:p>
          </table:table-cell>
          <table:table-cell table:formula="of:=POWER(EXP(1);(-[.A232]/[.E232]))" office:value-type="float" office:value="0.00000060835940681415" calcext:value-type="float">
            <text:p>6.08359406814153E-07</text:p>
          </table:table-cell>
          <table:table-cell table:formula="of:=[.E231]" office:value-type="float" office:value="16" calcext:value-type="float">
            <text:p>16</text:p>
          </table:table-cell>
          <table:table-cell table:formula="of:=[.B232]*[.D232]" office:value-type="float" office:value="0.00000060835903671298" calcext:value-type="float">
            <text:p>6.08359036712985E-07</text:p>
          </table:table-cell>
        </table:table-row>
        <table:table-row table:style-name="ro1">
          <table:table-cell table:formula="of:=[.A232]+1" office:value-type="float" office:value="230" calcext:value-type="float">
            <text:p>230</text:p>
          </table:table-cell>
          <table:table-cell table:formula="of:=1-POWER(EXP(1);(-[.A233]/[.C233]))" office:value-type="float" office:value="0.999999428499226" calcext:value-type="float">
            <text:p>0.999999428499226</text:p>
          </table:table-cell>
          <table:table-cell table:formula="of:=[.C232]" office:value-type="float" office:value="16" calcext:value-type="float">
            <text:p>16</text:p>
          </table:table-cell>
          <table:table-cell table:formula="of:=POWER(EXP(1);(-[.A233]/[.E233]))" office:value-type="float" office:value="0.00000057150077364667" calcext:value-type="float">
            <text:p>5.71500773646673E-07</text:p>
          </table:table-cell>
          <table:table-cell table:formula="of:=[.E232]" office:value-type="float" office:value="16" calcext:value-type="float">
            <text:p>16</text:p>
          </table:table-cell>
          <table:table-cell table:formula="of:=[.B233]*[.D233]" office:value-type="float" office:value="0.00000057150044703354" calcext:value-type="float">
            <text:p>5.71500447033538E-07</text:p>
          </table:table-cell>
        </table:table-row>
        <table:table-row table:style-name="ro1">
          <table:table-cell table:formula="of:=[.A233]+1" office:value-type="float" office:value="231" calcext:value-type="float">
            <text:p>231</text:p>
          </table:table-cell>
          <table:table-cell table:formula="of:=1-POWER(EXP(1);(-[.A234]/[.C234]))" office:value-type="float" office:value="0.999999463124708" calcext:value-type="float">
            <text:p>0.999999463124708</text:p>
          </table:table-cell>
          <table:table-cell table:formula="of:=[.C233]" office:value-type="float" office:value="16" calcext:value-type="float">
            <text:p>16</text:p>
          </table:table-cell>
          <table:table-cell table:formula="of:=POWER(EXP(1);(-[.A234]/[.E234]))" office:value-type="float" office:value="0.00000053687529217169" calcext:value-type="float">
            <text:p>5.36875292171692E-07</text:p>
          </table:table-cell>
          <table:table-cell table:formula="of:=[.E233]" office:value-type="float" office:value="16" calcext:value-type="float">
            <text:p>16</text:p>
          </table:table-cell>
          <table:table-cell table:formula="of:=[.B234]*[.D234]" office:value-type="float" office:value="0.00000053687500393661" calcext:value-type="float">
            <text:p>5.36875003936612E-07</text:p>
          </table:table-cell>
        </table:table-row>
        <table:table-row table:style-name="ro1">
          <table:table-cell table:formula="of:=[.A234]+1" office:value-type="float" office:value="232" calcext:value-type="float">
            <text:p>232</text:p>
          </table:table-cell>
          <table:table-cell table:formula="of:=1-POWER(EXP(1);(-[.A235]/[.C235]))" office:value-type="float" office:value="0.999999495652338" calcext:value-type="float">
            <text:p>0.999999495652338</text:p>
          </table:table-cell>
          <table:table-cell table:formula="of:=[.C234]" office:value-type="float" office:value="16" calcext:value-type="float">
            <text:p>16</text:p>
          </table:table-cell>
          <table:table-cell table:formula="of:=POWER(EXP(1);(-[.A235]/[.E235]))" office:value-type="float" office:value="0.00000050434766256789" calcext:value-type="float">
            <text:p>5.04347662567889E-07</text:p>
          </table:table-cell>
          <table:table-cell table:formula="of:=[.E234]" office:value-type="float" office:value="16" calcext:value-type="float">
            <text:p>16</text:p>
          </table:table-cell>
          <table:table-cell table:formula="of:=[.B235]*[.D235]" office:value-type="float" office:value="0.00000050434740820132" calcext:value-type="float">
            <text:p>5.04347408201324E-07</text:p>
          </table:table-cell>
        </table:table-row>
        <table:table-row table:style-name="ro1">
          <table:table-cell table:formula="of:=[.A235]+1" office:value-type="float" office:value="233" calcext:value-type="float">
            <text:p>233</text:p>
          </table:table-cell>
          <table:table-cell table:formula="of:=1-POWER(EXP(1);(-[.A236]/[.C236]))" office:value-type="float" office:value="0.999999526209218" calcext:value-type="float">
            <text:p>0.999999526209218</text:p>
          </table:table-cell>
          <table:table-cell table:formula="of:=[.C235]" office:value-type="float" office:value="16" calcext:value-type="float">
            <text:p>16</text:p>
          </table:table-cell>
          <table:table-cell table:formula="of:=POWER(EXP(1);(-[.A236]/[.E236]))" office:value-type="float" office:value="0.00000047379078241572" calcext:value-type="float">
            <text:p>4.73790782415718E-07</text:p>
          </table:table-cell>
          <table:table-cell table:formula="of:=[.E235]" office:value-type="float" office:value="16" calcext:value-type="float">
            <text:p>16</text:p>
          </table:table-cell>
          <table:table-cell table:formula="of:=[.B236]*[.D236]" office:value-type="float" office:value="0.00000047379055793801" calcext:value-type="float">
            <text:p>4.73790557938012E-07</text:p>
          </table:table-cell>
        </table:table-row>
        <table:table-row table:style-name="ro1">
          <table:table-cell table:formula="of:=[.A236]+1" office:value-type="float" office:value="234" calcext:value-type="float">
            <text:p>234</text:p>
          </table:table-cell>
          <table:table-cell table:formula="of:=1-POWER(EXP(1);(-[.A237]/[.C237]))" office:value-type="float" office:value="0.99999955491475" calcext:value-type="float">
            <text:p>0.99999955491475</text:p>
          </table:table-cell>
          <table:table-cell table:formula="of:=[.C236]" office:value-type="float" office:value="16" calcext:value-type="float">
            <text:p>16</text:p>
          </table:table-cell>
          <table:table-cell table:formula="of:=POWER(EXP(1);(-[.A237]/[.E237]))" office:value-type="float" office:value="0.00000044508525004194" calcext:value-type="float">
            <text:p>4.45085250041942E-07</text:p>
          </table:table-cell>
          <table:table-cell table:formula="of:=[.E236]" office:value-type="float" office:value="16" calcext:value-type="float">
            <text:p>16</text:p>
          </table:table-cell>
          <table:table-cell table:formula="of:=[.B237]*[.D237]" office:value-type="float" office:value="0.00000044508505194106" calcext:value-type="float">
            <text:p>4.45085051941062E-07</text:p>
          </table:table-cell>
        </table:table-row>
        <table:table-row table:style-name="ro1">
          <table:table-cell table:formula="of:=[.A237]+1" office:value-type="float" office:value="235" calcext:value-type="float">
            <text:p>235</text:p>
          </table:table-cell>
          <table:table-cell table:formula="of:=1-POWER(EXP(1);(-[.A238]/[.C238]))" office:value-type="float" office:value="0.999999581881102" calcext:value-type="float">
            <text:p>0.999999581881102</text:p>
          </table:table-cell>
          <table:table-cell table:formula="of:=[.C237]" office:value-type="float" office:value="16" calcext:value-type="float">
            <text:p>16</text:p>
          </table:table-cell>
          <table:table-cell table:formula="of:=POWER(EXP(1);(-[.A238]/[.E238]))" office:value-type="float" office:value="0.000000418118897955" calcext:value-type="float">
            <text:p>4.18118897955003E-07</text:p>
          </table:table-cell>
          <table:table-cell table:formula="of:=[.E237]" office:value-type="float" office:value="16" calcext:value-type="float">
            <text:p>16</text:p>
          </table:table-cell>
          <table:table-cell table:formula="of:=[.B238]*[.D238]" office:value-type="float" office:value="0.00000041811872313159" calcext:value-type="float">
            <text:p>4.1811872313159E-07</text:p>
          </table:table-cell>
        </table:table-row>
        <table:table-row table:style-name="ro1">
          <table:table-cell table:formula="of:=[.A238]+1" office:value-type="float" office:value="236" calcext:value-type="float">
            <text:p>236</text:p>
          </table:table-cell>
          <table:table-cell table:formula="of:=1-POWER(EXP(1);(-[.A239]/[.C239]))" office:value-type="float" office:value="0.999999607213645" calcext:value-type="float">
            <text:p>0.999999607213645</text:p>
          </table:table-cell>
          <table:table-cell table:formula="of:=[.C238]" office:value-type="float" office:value="16" calcext:value-type="float">
            <text:p>16</text:p>
          </table:table-cell>
          <table:table-cell table:formula="of:=POWER(EXP(1);(-[.A239]/[.E239]))" office:value-type="float" office:value="0.0000003927863545481" calcext:value-type="float">
            <text:p>3.92786354548104E-07</text:p>
          </table:table-cell>
          <table:table-cell table:formula="of:=[.E238]" office:value-type="float" office:value="16" calcext:value-type="float">
            <text:p>16</text:p>
          </table:table-cell>
          <table:table-cell table:formula="of:=[.B239]*[.D239]" office:value-type="float" office:value="0.00000039278620026698" calcext:value-type="float">
            <text:p>3.92786200266984E-07</text:p>
          </table:table-cell>
        </table:table-row>
        <table:table-row table:style-name="ro1">
          <table:table-cell table:formula="of:=[.A239]+1" office:value-type="float" office:value="237" calcext:value-type="float">
            <text:p>237</text:p>
          </table:table-cell>
          <table:table-cell table:formula="of:=1-POWER(EXP(1);(-[.A240]/[.C240]))" office:value-type="float" office:value="0.999999631011368" calcext:value-type="float">
            <text:p>0.999999631011368</text:p>
          </table:table-cell>
          <table:table-cell table:formula="of:=[.C239]" office:value-type="float" office:value="16" calcext:value-type="float">
            <text:p>16</text:p>
          </table:table-cell>
          <table:table-cell table:formula="of:=POWER(EXP(1);(-[.A240]/[.E240]))" office:value-type="float" office:value="0.00000036898863235737" calcext:value-type="float">
            <text:p>3.68988632357374E-07</text:p>
          </table:table-cell>
          <table:table-cell table:formula="of:=[.E239]" office:value-type="float" office:value="16" calcext:value-type="float">
            <text:p>16</text:p>
          </table:table-cell>
          <table:table-cell table:formula="of:=[.B240]*[.D240]" office:value-type="float" office:value="0.00000036898849620476" calcext:value-type="float">
            <text:p>3.68988496204764E-07</text:p>
          </table:table-cell>
        </table:table-row>
        <table:table-row table:style-name="ro1">
          <table:table-cell table:formula="of:=[.A240]+1" office:value-type="float" office:value="238" calcext:value-type="float">
            <text:p>238</text:p>
          </table:table-cell>
          <table:table-cell table:formula="of:=1-POWER(EXP(1);(-[.A241]/[.C241]))" office:value-type="float" office:value="0.999999653367259" calcext:value-type="float">
            <text:p>0.999999653367259</text:p>
          </table:table-cell>
          <table:table-cell table:formula="of:=[.C240]" office:value-type="float" office:value="16" calcext:value-type="float">
            <text:p>16</text:p>
          </table:table-cell>
          <table:table-cell table:formula="of:=POWER(EXP(1);(-[.A241]/[.E241]))" office:value-type="float" office:value="0.0000003466327412662" calcext:value-type="float">
            <text:p>3.46632741266197E-07</text:p>
          </table:table-cell>
          <table:table-cell table:formula="of:=[.E240]" office:value-type="float" office:value="16" calcext:value-type="float">
            <text:p>16</text:p>
          </table:table-cell>
          <table:table-cell table:formula="of:=[.B241]*[.D241]" office:value-type="float" office:value="0.00000034663262111194" calcext:value-type="float">
            <text:p>3.46632621111939E-07</text:p>
          </table:table-cell>
        </table:table-row>
        <table:table-row table:style-name="ro1">
          <table:table-cell table:formula="of:=[.A241]+1" office:value-type="float" office:value="239" calcext:value-type="float">
            <text:p>239</text:p>
          </table:table-cell>
          <table:table-cell table:formula="of:=1-POWER(EXP(1);(-[.A242]/[.C242]))" office:value-type="float" office:value="0.999999674368675" calcext:value-type="float">
            <text:p>0.999999674368675</text:p>
          </table:table-cell>
          <table:table-cell table:formula="of:=[.C241]" office:value-type="float" office:value="16" calcext:value-type="float">
            <text:p>16</text:p>
          </table:table-cell>
          <table:table-cell table:formula="of:=POWER(EXP(1);(-[.A242]/[.E242]))" office:value-type="float" office:value="0.00000032563132514431" calcext:value-type="float">
            <text:p>3.25631325144309E-07</text:p>
          </table:table-cell>
          <table:table-cell table:formula="of:=[.E241]" office:value-type="float" office:value="16" calcext:value-type="float">
            <text:p>16</text:p>
          </table:table-cell>
          <table:table-cell table:formula="of:=[.B242]*[.D242]" office:value-type="float" office:value="0.00000032563121910855" calcext:value-type="float">
            <text:p>3.25631219108549E-07</text:p>
          </table:table-cell>
        </table:table-row>
        <table:table-row table:style-name="ro1">
          <table:table-cell table:formula="of:=[.A242]+1" office:value-type="float" office:value="240" calcext:value-type="float">
            <text:p>240</text:p>
          </table:table-cell>
          <table:table-cell table:formula="of:=1-POWER(EXP(1);(-[.A243]/[.C243]))" office:value-type="float" office:value="0.99999969409768" calcext:value-type="float">
            <text:p>0.99999969409768</text:p>
          </table:table-cell>
          <table:table-cell table:formula="of:=[.C242]" office:value-type="float" office:value="16" calcext:value-type="float">
            <text:p>16</text:p>
          </table:table-cell>
          <table:table-cell table:formula="of:=POWER(EXP(1);(-[.A243]/[.E243]))" office:value-type="float" office:value="0.00000030590232050183" calcext:value-type="float">
            <text:p>3.05902320501826E-07</text:p>
          </table:table-cell>
          <table:table-cell table:formula="of:=[.E242]" office:value-type="float" office:value="16" calcext:value-type="float">
            <text:p>16</text:p>
          </table:table-cell>
          <table:table-cell table:formula="of:=[.B243]*[.D243]" office:value-type="float" office:value="0.0000003059022269256" calcext:value-type="float">
            <text:p>3.05902226925596E-07</text:p>
          </table:table-cell>
        </table:table-row>
        <table:table-row table:style-name="ro1">
          <table:table-cell table:formula="of:=[.A243]+1" office:value-type="float" office:value="241" calcext:value-type="float">
            <text:p>241</text:p>
          </table:table-cell>
          <table:table-cell table:formula="of:=1-POWER(EXP(1);(-[.A244]/[.C244]))" office:value-type="float" office:value="0.999999712631364" calcext:value-type="float">
            <text:p>0.999999712631364</text:p>
          </table:table-cell>
          <table:table-cell table:formula="of:=[.C243]" office:value-type="float" office:value="16" calcext:value-type="float">
            <text:p>16</text:p>
          </table:table-cell>
          <table:table-cell table:formula="of:=POWER(EXP(1);(-[.A244]/[.E244]))" office:value-type="float" office:value="0.00000028736863582437" calcext:value-type="float">
            <text:p>2.8736863582437E-07</text:p>
          </table:table-cell>
          <table:table-cell table:formula="of:=[.E243]" office:value-type="float" office:value="16" calcext:value-type="float">
            <text:p>16</text:p>
          </table:table-cell>
          <table:table-cell table:formula="of:=[.B244]*[.D244]" office:value-type="float" office:value="0.00000028736855324364" calcext:value-type="float">
            <text:p>2.87368553243637E-07</text:p>
          </table:table-cell>
        </table:table-row>
        <table:table-row table:style-name="ro1">
          <table:table-cell table:formula="of:=[.A244]+1" office:value-type="float" office:value="242" calcext:value-type="float">
            <text:p>242</text:p>
          </table:table-cell>
          <table:table-cell table:formula="of:=1-POWER(EXP(1);(-[.A245]/[.C245]))" office:value-type="float" office:value="0.99999973004215" calcext:value-type="float">
            <text:p>0.99999973004215</text:p>
          </table:table-cell>
          <table:table-cell table:formula="of:=[.C244]" office:value-type="float" office:value="16" calcext:value-type="float">
            <text:p>16</text:p>
          </table:table-cell>
          <table:table-cell table:formula="of:=POWER(EXP(1);(-[.A245]/[.E245]))" office:value-type="float" office:value="0.0000002699578503363" calcext:value-type="float">
            <text:p>2.69957850336302E-07</text:p>
          </table:table-cell>
          <table:table-cell table:formula="of:=[.E244]" office:value-type="float" office:value="16" calcext:value-type="float">
            <text:p>16</text:p>
          </table:table-cell>
          <table:table-cell table:formula="of:=[.B245]*[.D245]" office:value-type="float" office:value="0.00000026995777745906" calcext:value-type="float">
            <text:p>2.69957777459061E-07</text:p>
          </table:table-cell>
        </table:table-row>
        <table:table-row table:style-name="ro1">
          <table:table-cell table:formula="of:=[.A245]+1" office:value-type="float" office:value="243" calcext:value-type="float">
            <text:p>243</text:p>
          </table:table-cell>
          <table:table-cell table:formula="of:=1-POWER(EXP(1);(-[.A246]/[.C246]))" office:value-type="float" office:value="0.999999746398069" calcext:value-type="float">
            <text:p>0.999999746398069</text:p>
          </table:table-cell>
          <table:table-cell table:formula="of:=[.C245]" office:value-type="float" office:value="16" calcext:value-type="float">
            <text:p>16</text:p>
          </table:table-cell>
          <table:table-cell table:formula="of:=POWER(EXP(1);(-[.A246]/[.E246]))" office:value-type="float" office:value="0.00000025360193101497" calcext:value-type="float">
            <text:p>2.53601931014967E-07</text:p>
          </table:table-cell>
          <table:table-cell table:formula="of:=[.E245]" office:value-type="float" office:value="16" calcext:value-type="float">
            <text:p>16</text:p>
          </table:table-cell>
          <table:table-cell table:formula="of:=[.B246]*[.D246]" office:value-type="float" office:value="0.00000025360186670103" calcext:value-type="float">
            <text:p>2.53601866701028E-07</text:p>
          </table:table-cell>
        </table:table-row>
        <table:table-row table:style-name="ro1">
          <table:table-cell table:formula="of:=[.A246]+1" office:value-type="float" office:value="244" calcext:value-type="float">
            <text:p>244</text:p>
          </table:table-cell>
          <table:table-cell table:formula="of:=1-POWER(EXP(1);(-[.A247]/[.C247]))" office:value-type="float" office:value="0.999999761763033" calcext:value-type="float">
            <text:p>0.999999761763033</text:p>
          </table:table-cell>
          <table:table-cell table:formula="of:=[.C246]" office:value-type="float" office:value="16" calcext:value-type="float">
            <text:p>16</text:p>
          </table:table-cell>
          <table:table-cell table:formula="of:=POWER(EXP(1);(-[.A247]/[.E247]))" office:value-type="float" office:value="0.00000023823696675018" calcext:value-type="float">
            <text:p>2.38236966750182E-07</text:p>
          </table:table-cell>
          <table:table-cell table:formula="of:=[.E246]" office:value-type="float" office:value="16" calcext:value-type="float">
            <text:p>16</text:p>
          </table:table-cell>
          <table:table-cell table:formula="of:=[.B247]*[.D247]" office:value-type="float" office:value="0.00000023823690999333" calcext:value-type="float">
            <text:p>2.3823690999333E-07</text:p>
          </table:table-cell>
        </table:table-row>
        <table:table-row table:style-name="ro1">
          <table:table-cell table:formula="of:=[.A247]+1" office:value-type="float" office:value="245" calcext:value-type="float">
            <text:p>245</text:p>
          </table:table-cell>
          <table:table-cell table:formula="of:=1-POWER(EXP(1);(-[.A248]/[.C248]))" office:value-type="float" office:value="0.999999776197081" calcext:value-type="float">
            <text:p>0.999999776197081</text:p>
          </table:table-cell>
          <table:table-cell table:formula="of:=[.C247]" office:value-type="float" office:value="16" calcext:value-type="float">
            <text:p>16</text:p>
          </table:table-cell>
          <table:table-cell table:formula="of:=POWER(EXP(1);(-[.A248]/[.E248]))" office:value-type="float" office:value="0.00000022380291861018" calcext:value-type="float">
            <text:p>2.23802918610181E-07</text:p>
          </table:table-cell>
          <table:table-cell table:formula="of:=[.E247]" office:value-type="float" office:value="16" calcext:value-type="float">
            <text:p>16</text:p>
          </table:table-cell>
          <table:table-cell table:formula="of:=[.B248]*[.D248]" office:value-type="float" office:value="0.00000022380286852243" calcext:value-type="float">
            <text:p>2.23802868522434E-07</text:p>
          </table:table-cell>
        </table:table-row>
        <table:table-row table:style-name="ro1">
          <table:table-cell table:formula="of:=[.A248]+1" office:value-type="float" office:value="246" calcext:value-type="float">
            <text:p>246</text:p>
          </table:table-cell>
          <table:table-cell table:formula="of:=1-POWER(EXP(1);(-[.A249]/[.C249]))" office:value-type="float" office:value="0.999999789756615" calcext:value-type="float">
            <text:p>0.999999789756615</text:p>
          </table:table-cell>
          <table:table-cell table:formula="of:=[.C248]" office:value-type="float" office:value="16" calcext:value-type="float">
            <text:p>16</text:p>
          </table:table-cell>
          <table:table-cell table:formula="of:=POWER(EXP(1);(-[.A249]/[.E249]))" office:value-type="float" office:value="0.00000021024338523818" calcext:value-type="float">
            <text:p>2.10243385238185E-07</text:p>
          </table:table-cell>
          <table:table-cell table:formula="of:=[.E248]" office:value-type="float" office:value="16" calcext:value-type="float">
            <text:p>16</text:p>
          </table:table-cell>
          <table:table-cell table:formula="of:=[.B249]*[.D249]" office:value-type="float" office:value="0.0000002102433410359" calcext:value-type="float">
            <text:p>2.10243341035904E-07</text:p>
          </table:table-cell>
        </table:table-row>
        <table:table-row table:style-name="ro1">
          <table:table-cell table:formula="of:=[.A249]+1" office:value-type="float" office:value="247" calcext:value-type="float">
            <text:p>247</text:p>
          </table:table-cell>
          <table:table-cell table:formula="of:=1-POWER(EXP(1);(-[.A250]/[.C250]))" office:value-type="float" office:value="0.999999802494618" calcext:value-type="float">
            <text:p>0.999999802494618</text:p>
          </table:table-cell>
          <table:table-cell table:formula="of:=[.C249]" office:value-type="float" office:value="16" calcext:value-type="float">
            <text:p>16</text:p>
          </table:table-cell>
          <table:table-cell table:formula="of:=POWER(EXP(1);(-[.A250]/[.E250]))" office:value-type="float" office:value="0.00000019750538246288" calcext:value-type="float">
            <text:p>1.97505382462877E-07</text:p>
          </table:table-cell>
          <table:table-cell table:formula="of:=[.E249]" office:value-type="float" office:value="16" calcext:value-type="float">
            <text:p>16</text:p>
          </table:table-cell>
          <table:table-cell table:formula="of:=[.B250]*[.D250]" office:value-type="float" office:value="0.0000001975053434545" calcext:value-type="float">
            <text:p>1.97505343454501E-07</text:p>
          </table:table-cell>
        </table:table-row>
        <table:table-row table:style-name="ro1">
          <table:table-cell table:formula="of:=[.A250]+1" office:value-type="float" office:value="248" calcext:value-type="float">
            <text:p>248</text:p>
          </table:table-cell>
          <table:table-cell table:formula="of:=1-POWER(EXP(1);(-[.A251]/[.C251]))" office:value-type="float" office:value="0.999999814460864" calcext:value-type="float">
            <text:p>0.999999814460864</text:p>
          </table:table-cell>
          <table:table-cell table:formula="of:=[.C250]" office:value-type="float" office:value="16" calcext:value-type="float">
            <text:p>16</text:p>
          </table:table-cell>
          <table:table-cell table:formula="of:=POWER(EXP(1);(-[.A251]/[.E251]))" office:value-type="float" office:value="0.0000001855391362616" calcext:value-type="float">
            <text:p>1.85539136261598E-07</text:p>
          </table:table-cell>
          <table:table-cell table:formula="of:=[.E250]" office:value-type="float" office:value="16" calcext:value-type="float">
            <text:p>16</text:p>
          </table:table-cell>
          <table:table-cell table:formula="of:=[.B251]*[.D251]" office:value-type="float" office:value="0.00000018553910183683" calcext:value-type="float">
            <text:p>1.85539101836827E-07</text:p>
          </table:table-cell>
        </table:table-row>
        <table:table-row table:style-name="ro1">
          <table:table-cell table:formula="of:=[.A251]+1" office:value-type="float" office:value="249" calcext:value-type="float">
            <text:p>249</text:p>
          </table:table-cell>
          <table:table-cell table:formula="of:=1-POWER(EXP(1);(-[.A252]/[.C252]))" office:value-type="float" office:value="0.999999825702112" calcext:value-type="float">
            <text:p>0.999999825702112</text:p>
          </table:table-cell>
          <table:table-cell table:formula="of:=[.C251]" office:value-type="float" office:value="16" calcext:value-type="float">
            <text:p>16</text:p>
          </table:table-cell>
          <table:table-cell table:formula="of:=POWER(EXP(1);(-[.A252]/[.E252]))" office:value-type="float" office:value="0.00000017429788826727" calcext:value-type="float">
            <text:p>1.74297888267275E-07</text:p>
          </table:table-cell>
          <table:table-cell table:formula="of:=[.E251]" office:value-type="float" office:value="16" calcext:value-type="float">
            <text:p>16</text:p>
          </table:table-cell>
          <table:table-cell table:formula="of:=[.B252]*[.D252]" office:value-type="float" office:value="0.00000017429785788752" calcext:value-type="float">
            <text:p>1.74297857887521E-07</text:p>
          </table:table-cell>
        </table:table-row>
        <table:table-row table:style-name="ro1">
          <table:table-cell table:formula="of:=[.A252]+1" office:value-type="float" office:value="250" calcext:value-type="float">
            <text:p>250</text:p>
          </table:table-cell>
          <table:table-cell table:formula="of:=1-POWER(EXP(1);(-[.A253]/[.C253]))" office:value-type="float" office:value="0.999999836262287" calcext:value-type="float">
            <text:p>0.999999836262287</text:p>
          </table:table-cell>
          <table:table-cell table:formula="of:=[.C252]" office:value-type="float" office:value="16" calcext:value-type="float">
            <text:p>16</text:p>
          </table:table-cell>
          <table:table-cell table:formula="of:=POWER(EXP(1);(-[.A253]/[.E253]))" office:value-type="float" office:value="0.00000016373771305908" calcext:value-type="float">
            <text:p>1.63737713059081E-07</text:p>
          </table:table-cell>
          <table:table-cell table:formula="of:=[.E252]" office:value-type="float" office:value="16" calcext:value-type="float">
            <text:p>16</text:p>
          </table:table-cell>
          <table:table-cell table:formula="of:=[.B253]*[.D253]" office:value-type="float" office:value="0.00000016373768624904" calcext:value-type="float">
            <text:p>1.63737686249043E-07</text:p>
          </table:table-cell>
        </table:table-row>
        <table:table-row table:style-name="ro1">
          <table:table-cell table:formula="of:=[.A253]+1" office:value-type="float" office:value="251" calcext:value-type="float">
            <text:p>251</text:p>
          </table:table-cell>
          <table:table-cell table:formula="of:=1-POWER(EXP(1);(-[.A254]/[.C254]))" office:value-type="float" office:value="0.999999846182654" calcext:value-type="float">
            <text:p>0.999999846182654</text:p>
          </table:table-cell>
          <table:table-cell table:formula="of:=[.C253]" office:value-type="float" office:value="16" calcext:value-type="float">
            <text:p>16</text:p>
          </table:table-cell>
          <table:table-cell table:formula="of:=POWER(EXP(1);(-[.A254]/[.E254]))" office:value-type="float" office:value="0.00000015381734652291" calcext:value-type="float">
            <text:p>1.53817346522906E-07</text:p>
          </table:table-cell>
          <table:table-cell table:formula="of:=[.E253]" office:value-type="float" office:value="16" calcext:value-type="float">
            <text:p>16</text:p>
          </table:table-cell>
          <table:table-cell table:formula="of:=[.B254]*[.D254]" office:value-type="float" office:value="0.00000015381732286313" calcext:value-type="float">
            <text:p>1.5381732286313E-07</text:p>
          </table:table-cell>
        </table:table-row>
        <table:table-row table:style-name="ro1">
          <table:table-cell table:formula="of:=[.A254]+1" office:value-type="float" office:value="252" calcext:value-type="float">
            <text:p>252</text:p>
          </table:table-cell>
          <table:table-cell table:formula="of:=1-POWER(EXP(1);(-[.A255]/[.C255]))" office:value-type="float" office:value="0.999999855501975" calcext:value-type="float">
            <text:p>0.999999855501975</text:p>
          </table:table-cell>
          <table:table-cell table:formula="of:=[.C254]" office:value-type="float" office:value="16" calcext:value-type="float">
            <text:p>16</text:p>
          </table:table-cell>
          <table:table-cell table:formula="of:=POWER(EXP(1);(-[.A255]/[.E255]))" office:value-type="float" office:value="0.00000014449802461092" calcext:value-type="float">
            <text:p>1.44498024610925E-07</text:p>
          </table:table-cell>
          <table:table-cell table:formula="of:=[.E254]" office:value-type="float" office:value="16" calcext:value-type="float">
            <text:p>16</text:p>
          </table:table-cell>
          <table:table-cell table:formula="of:=[.B255]*[.D255]" office:value-type="float" office:value="0.00000014449800373125" calcext:value-type="float">
            <text:p>1.44498003731245E-07</text:p>
          </table:table-cell>
        </table:table-row>
        <table:table-row table:style-name="ro1">
          <table:table-cell table:formula="of:=[.A255]+1" office:value-type="float" office:value="253" calcext:value-type="float">
            <text:p>253</text:p>
          </table:table-cell>
          <table:table-cell table:formula="of:=1-POWER(EXP(1);(-[.A256]/[.C256]))" office:value-type="float" office:value="0.999999864256668" calcext:value-type="float">
            <text:p>0.999999864256668</text:p>
          </table:table-cell>
          <table:table-cell table:formula="of:=[.C255]" office:value-type="float" office:value="16" calcext:value-type="float">
            <text:p>16</text:p>
          </table:table-cell>
          <table:table-cell table:formula="of:=POWER(EXP(1);(-[.A256]/[.E256]))" office:value-type="float" office:value="0.00000013574333187025" calcext:value-type="float">
            <text:p>1.35743331870246E-07</text:p>
          </table:table-cell>
          <table:table-cell table:formula="of:=[.E255]" office:value-type="float" office:value="16" calcext:value-type="float">
            <text:p>16</text:p>
          </table:table-cell>
          <table:table-cell table:formula="of:=[.B256]*[.D256]" office:value-type="float" office:value="0.00000013574331344399" calcext:value-type="float">
            <text:p>1.35743313443994E-07</text:p>
          </table:table-cell>
        </table:table-row>
        <table:table-row table:style-name="ro1">
          <table:table-cell table:formula="of:=[.A256]+1" office:value-type="float" office:value="254" calcext:value-type="float">
            <text:p>254</text:p>
          </table:table-cell>
          <table:table-cell table:formula="of:=1-POWER(EXP(1);(-[.A257]/[.C257]))" office:value-type="float" office:value="0.999999872480941" calcext:value-type="float">
            <text:p>0.999999872480941</text:p>
          </table:table-cell>
          <table:table-cell table:formula="of:=[.C256]" office:value-type="float" office:value="16" calcext:value-type="float">
            <text:p>16</text:p>
          </table:table-cell>
          <table:table-cell table:formula="of:=POWER(EXP(1);(-[.A257]/[.E257]))" office:value-type="float" office:value="0.00000012751905914873" calcext:value-type="float">
            <text:p>1.27519059148734E-07</text:p>
          </table:table-cell>
          <table:table-cell table:formula="of:=[.E256]" office:value-type="float" office:value="16" calcext:value-type="float">
            <text:p>16</text:p>
          </table:table-cell>
          <table:table-cell table:formula="of:=[.B257]*[.D257]" office:value-type="float" office:value="0.00000012751904288762" calcext:value-type="float">
            <text:p>1.27519042887623E-07</text:p>
          </table:table-cell>
        </table:table-row>
        <table:table-row table:style-name="ro1">
          <table:table-cell table:formula="of:=[.A257]+1" office:value-type="float" office:value="255" calcext:value-type="float">
            <text:p>255</text:p>
          </table:table-cell>
          <table:table-cell table:formula="of:=1-POWER(EXP(1);(-[.A258]/[.C258]))" office:value-type="float" office:value="0.99999988020693" calcext:value-type="float">
            <text:p>0.99999988020693</text:p>
          </table:table-cell>
          <table:table-cell table:formula="of:=[.C257]" office:value-type="float" office:value="16" calcext:value-type="float">
            <text:p>16</text:p>
          </table:table-cell>
          <table:table-cell table:formula="of:=POWER(EXP(1);(-[.A258]/[.E258]))" office:value-type="float" office:value="0.000000119793069922" calcext:value-type="float">
            <text:p>1.19793069922005E-07</text:p>
          </table:table-cell>
          <table:table-cell table:formula="of:=[.E257]" office:value-type="float" office:value="16" calcext:value-type="float">
            <text:p>16</text:p>
          </table:table-cell>
          <table:table-cell table:formula="of:=[.B258]*[.D258]" office:value-type="float" office:value="0.00000011979305557163" calcext:value-type="float">
            <text:p>1.19793055571625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2:13:32.329271295</meta:creation-date>
    <dc:date>2024-09-21T15:07:23.066036317</dc:date>
    <meta:editing-duration>P1DT1H20M9S</meta:editing-duration>
    <meta:editing-cycles>8</meta:editing-cycles>
    <meta:generator>LibreOffice/7.4.7.2$Linux_X86_64 LibreOffice_project/40$Build-2</meta:generator>
    <meta:document-statistic meta:table-count="1" meta:cell-count="154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4.201cm" style:legend-expansion="high" chart:style-name="ch2"/>
        <chart:plot-area chart:style-name="ch3" table:cell-range-address="Sheet1.B2:Sheet1.B258" chart:data-source-has-labels="row" svg:x="0.32cm" svg:y="0.18cm" svg:width="12.111cm" svg:height="8.64cm">
          <chart:coordinate-region svg:x="1.047cm" svg:y="0.38cm" svg:width="11.38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58" chart:label-cell-address="Sheet1.B2:Sheet1.B2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ris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5869371865242">
                <text:p>0.0605869371865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503097415405">
                <text:p>0.117503097415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708818196">
                <text:p>0.1709708818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199216928595">
                <text:p>0.22119921692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384371053358">
                <text:p>0.26838437105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2710721209028">
                <text:p>0.312710721209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4351473572108">
                <text:p>0.354351473572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3469340287367">
                <text:p>0.393469340287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0217175269077">
                <text:p>0.430217175269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473857148101">
                <text:p>0.46473857148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168422029059">
                <text:p>0.497168422029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7633447258985">
                <text:p>0.52763344725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625268991892">
                <text:p>0.5562526899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3137980321492">
                <text:p>0.583137980321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394373323201">
                <text:p>0.608394373323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2120558828558">
                <text:p>0.632120558828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409247423025">
                <text:p>0.654409247423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534753264165">
                <text:p>0.67534753264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5017231288941">
                <text:p>0.695017231288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349520313981">
                <text:p>0.7134952031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0853651270816">
                <text:p>0.730853651270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160404195254">
                <text:p>0.74716040419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2479180904542">
                <text:p>0.762479180904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686983985157">
                <text:p>0.77686983985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0388612848902">
                <text:p>0.790388612848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3088324795806">
                <text:p>0.803088324795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5018600092696">
                <text:p>0.815018600092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6226056549555">
                <text:p>0.826226056549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6754487546042">
                <text:p>0.836754487546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6645033155072">
                <text:p>0.846645033155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5936340898547">
                <text:p>0.855936340898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4664716763387">
                <text:p>0.864664716763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2864267067964">
                <text:p>0.872864267067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056703173328">
                <text:p>0.88056703173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7803109479656">
                <text:p>0.887803109479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4600775438136">
                <text:p>0.894600775438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0986591636174">
                <text:p>0.900986591636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6985510789337">
                <text:p>0.906985510789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262097380458">
                <text:p>0.91262097380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7915001376101">
                <text:p>0.917915001376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2888280031683">
                <text:p>0.922888280031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7560242965749">
                <text:p>0.927560242965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194914597499">
                <text:p>0.93194914597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6072138793292">
                <text:p>0.936072138793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945332104692">
                <text:p>0.939945332104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3583860496223">
                <text:p>0.943583860496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7001941596644">
                <text:p>0.947001941596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0212931632136">
                <text:p>0.950212931632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3229377616041">
                <text:p>0.953229377616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6063066376593">
                <text:p>0.956063066376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8725070614202">
                <text:p>0.958725070614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225792168278">
                <text:p>0.9612257921682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3575002662636">
                <text:p>0.963575002662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5781881688334">
                <text:p>0.965781881688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7855052673124">
                <text:p>0.967855052673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9802616577682">
                <text:p>0.969802616577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1632183550287">
                <text:p>0.971632183550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350902663645">
                <text:p>0.9733509026636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496548985004">
                <text:p>0.97496548985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6482254143991">
                <text:p>0.976482254143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7907122334938">
                <text:p>0.977907122334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2456621263">
                <text:p>0.9792456621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0503103891402">
                <text:p>0.980503103891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1684361111266">
                <text:p>0.981684361111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2794049574149">
                <text:p>0.982794049574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3836505411834">
                <text:p>0.983836505411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815802043162">
                <text:p>0.98481580204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5735766091001">
                <text:p>0.985735766091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6599992334859">
                <text:p>0.986599992334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7411857757566">
                <text:p>0.987411857757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8174534740903">
                <text:p>0.988174534740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8891003461758">
                <text:p>0.988891003461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9564063537226">
                <text:p>0.989564063537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0196344964178">
                <text:p>0.990196344964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0790318396032">
                <text:p>0.990790318396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1348304796879">
                <text:p>0.991348304796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1872484510708">
                <text:p>0.991872484510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236490578114">
                <text:p>0.99236490578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2827492754991">
                <text:p>0.992827492754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3262053000915">
                <text:p>0.99326205300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670284572514">
                <text:p>0.99367028457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053782643528">
                <text:p>0.994053782643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4414045741002">
                <text:p>0.994414045741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4752481600819">
                <text:p>0.994752481600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5070412668455">
                <text:p>0.995070412668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5369081266467">
                <text:p>0.995369081266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5649654448891">
                <text:p>0.995649654448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5913228561536">
                <text:p>0.995913228561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60833525974">
                <text:p>0.996160833525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6393436863984">
                <text:p>0.996393436863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611947478165">
                <text:p>0.996611947478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681721920349">
                <text:p>0.99681721920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7010054143687">
                <text:p>0.997010054143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7191205805475">
                <text:p>0.997191205805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7361382042908">
                <text:p>0.997361382042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7521247823334">
                <text:p>0.997521247823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71427825762">
                <text:p>0.997671427825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812508881817">
                <text:p>0.997812508881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945042268791">
                <text:p>0.997945042268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8069545863772">
                <text:p>0.9980695458637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8186506167265">
                <text:p>0.998186506167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8296380204197">
                <text:p>0.998296380204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8399597309756">
                <text:p>0.998399597309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8496560807022">
                <text:p>0.998496560807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8587649582971">
                <text:p>0.998587649582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8673219568973">
                <text:p>0.998673219568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8753605131608">
                <text:p>0.998753605131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829120379209">
                <text:p>0.9988291203792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8900060389247">
                <text:p>0.998900060389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8966702361352">
                <text:p>0.998966702361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02930670048">
                <text:p>0.99902930670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088118034446">
                <text:p>0.9990881180344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143366169814">
                <text:p>0.999143366169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9195266989875">
                <text:p>0.999195266989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244023298212">
                <text:p>0.999244023298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9289825611157">
                <text:p>0.999289825611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332852902246">
                <text:p>0.999332852902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9373273301552">
                <text:p>0.999373273301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9411244752664">
                <text:p>0.999411244752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9446915629852">
                <text:p>0.999446915629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480425317845">
                <text:p>0.999480425317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9511904756477">
                <text:p>0.999511904756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541476952337">
                <text:p>0.9995414769523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9569257459424">
                <text:p>0.999569257459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595354830674">
                <text:p>0.9995953548306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619871042131">
                <text:p>0.999619871042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9642901891424">
                <text:p>0.999642901891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9664537372098">
                <text:p>0.999664537372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9684862025263">
                <text:p>0.9996848620252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703955269943">
                <text:p>0.999703955269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721891713408">
                <text:p>0.9997218917134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9738741442698">
                <text:p>0.9997387414426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9754570298499">
                <text:p>0.999754570298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9769440132408">
                <text:p>0.999769440132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783409048623">
                <text:p>0.9997834090486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9796531630989">
                <text:p>0.999796531630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9808859156282">
                <text:p>0.999808859156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820439794574">
                <text:p>0.999820439794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831318797462">
                <text:p>0.9998313187974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9841538674884">
                <text:p>0.999841538674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9851139361236">
                <text:p>0.999851139361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9860158371406">
                <text:p>0.999860158371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9868630947374">
                <text:p>0.999868630947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9876590195913">
                <text:p>0.999876590195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9884067217962">
                <text:p>0.9998840672179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9891091230145">
                <text:p>0.999891091230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9897689678943">
                <text:p>0.999897689678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9903888347939">
                <text:p>0.999903888347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909711458565">
                <text:p>0.9999097114585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9915181764754">
                <text:p>0.999915181764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9920320641845">
                <text:p>0.999920320641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9925148170112">
                <text:p>0.999925148170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9929683213228">
                <text:p>0.999929683213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933943491971">
                <text:p>0.9999339434919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9937945653474">
                <text:p>0.999937945653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9941705336269">
                <text:p>0.999941705336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945237231399">
                <text:p>0.999945237231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994855513982">
                <text:p>0.99994855513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9951672026333">
                <text:p>0.999951672026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9954600070238">
                <text:p>0.999954600070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995735071293">
                <text:p>0.9999573507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9959934702607">
                <text:p>0.999959934702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9962362136264">
                <text:p>0.999962362136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996464249915">
                <text:p>0.99996464249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9966784701833">
                <text:p>0.999966784701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9968797115016">
                <text:p>0.999968797115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9970687602249">
                <text:p>0.9999706876022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997246355065">
                <text:p>0.999972463550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9974131899777">
                <text:p>0.9999741318997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9975699168741">
                <text:p>0.9999756991687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9977171481678">
                <text:p>0.999977171481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9978554591683">
                <text:p>0.999978554591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997985390329">
                <text:p>0.99997985390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9981074493586">
                <text:p>0.999981074493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9982221132054">
                <text:p>0.9999822211320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998329829921">
                <text:p>0.99998329829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984310204106">
                <text:p>0.999984310204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9985260800785">
                <text:p>0.9999852608007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9986153803722">
                <text:p>0.999986153803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9986992702346">
                <text:p>0.9999869927023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9987780774672">
                <text:p>0.9999877807746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9988521100109">
                <text:p>0.9999885211001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9989216571496">
                <text:p>0.999989216571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9989869906401">
                <text:p>0.9999898699064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9990483657746">
                <text:p>0.9999904836577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9991060223776">
                <text:p>0.999991060223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9991601857437">
                <text:p>0.9999916018574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9992110675173">
                <text:p>0.9999921106751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9992588665201">
                <text:p>0.999992588665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9993037695277">
                <text:p>0.9999930376952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9993459519996">
                <text:p>0.999993459519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9993855787647">
                <text:p>0.9999938557876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9994228046655">
                <text:p>0.9999942280466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9994577751629">
                <text:p>0.999994577751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9994906269051">
                <text:p>0.999994906269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9995214882608">
                <text:p>0.999995214882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995504798215">
                <text:p>0.999995504798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995777148723">
                <text:p>0.9999957771487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96032998348">
                <text:p>0.999996032998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6273346828">
                <text:p>0.9999962733468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999649913333">
                <text:p>0.9999964991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9996711240119">
                <text:p>0.9999967112401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9996910496007">
                <text:p>0.999996910496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9997097679591">
                <text:p>0.999997097679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9997273522296">
                <text:p>0.99999727352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9997438711229">
                <text:p>0.9999974387112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9997593891871">
                <text:p>0.9999975938918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9997739670593">
                <text:p>0.9999977396705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9997876617029">
                <text:p>0.9999978766170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99980052663">
                <text:p>0.99999800526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9998126121105">
                <text:p>0.999998126121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9998239653688">
                <text:p>0.999998239653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9998346307679">
                <text:p>0.9999983463076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9998446499832">
                <text:p>0.9999984464998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9998540621649">
                <text:p>0.9999985406216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9998629040914">
                <text:p>0.9999986290409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9998712103126">
                <text:p>0.999998712103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9998790132853">
                <text:p>0.9999987901328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9998863434998">
                <text:p>0.999998863434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999893229599">
                <text:p>0.999998932295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9998996984906">
                <text:p>0.999998996984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9999057754518">
                <text:p>0.9999990577545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9999114842286">
                <text:p>0.999999114842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9999168471281">
                <text:p>0.9999991684712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9999218851059">
                <text:p>0.9999992188510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9999266178481">
                <text:p>0.9999992661784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9999310638479">
                <text:p>0.999999310638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9999352404782">
                <text:p>0.9999993524047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9999391640593">
                <text:p>0.999999391640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9999428499226">
                <text:p>0.9999994284992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9999463124708">
                <text:p>0.999999463124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9999495652338">
                <text:p>0.9999994956523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9999526209218">
                <text:p>0.9999995262092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999955491475">
                <text:p>0.999999554914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9999581881102">
                <text:p>0.9999995818811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9999607213645">
                <text:p>0.9999996072136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9999631011368">
                <text:p>0.9999996310113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9999653367259">
                <text:p>0.999999653367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674368675">
                <text:p>0.999999674368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999969409768">
                <text:p>0.99999969409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9999712631364">
                <text:p>0.9999997126313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999973004215">
                <text:p>0.99999973004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9999746398069">
                <text:p>0.9999997463980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999761763033">
                <text:p>0.9999997617630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9999776197081">
                <text:p>0.9999997761970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9999789756615">
                <text:p>0.9999997897566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9999802494618">
                <text:p>0.9999998024946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9999814460864">
                <text:p>0.9999998144608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9999825702112">
                <text:p>0.999999825702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9999836262287">
                <text:p>0.999999836262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9999846182654">
                <text:p>0.9999998461826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9999855501975">
                <text:p>0.999999855501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9999864256668">
                <text:p>0.9999998642566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9999872480941">
                <text:p>0.9999998724809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999988020693">
                <text:p>0.99999988020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201cm" style:legend-expansion="high" chart:style-name="ch2"/>
        <chart:plot-area chart:style-name="ch3" table:cell-range-address="Sheet1.D2:Sheet1.D258" chart:data-source-has-labels="row" svg:x="0.32cm" svg:y="0.18cm" svg:width="12.217cm" svg:height="8.64cm">
          <chart:coordinate-region svg:x="1.047cm" svg:y="0.38cm" svg:width="11.4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58" chart:label-cell-address="Sheet1.D2:Sheet1.D2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fal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9413062813476">
                <text:p>0.939413062813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90291181804">
                <text:p>0.8290291181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8800783071405">
                <text:p>0.778800783071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1615628946642">
                <text:p>0.73161562894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289278790972">
                <text:p>0.687289278790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5648526427892">
                <text:p>0.645648526427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9782824730923">
                <text:p>0.569782824730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26142851899">
                <text:p>0.53526142851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2831577970941">
                <text:p>0.50283157797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374731008108">
                <text:p>0.44374731008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862019678508">
                <text:p>0.41686201967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1605626676799">
                <text:p>0.391605626676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5590752576975">
                <text:p>0.345590752576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982768711059">
                <text:p>0.304982768711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650479686019">
                <text:p>0.2865047968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46348729184">
                <text:p>0.269146348729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839595804747">
                <text:p>0.252839595804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7520819095458">
                <text:p>0.237520819095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9611387151098">
                <text:p>0.209611387151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6911675204194">
                <text:p>0.196911675204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4981399907304">
                <text:p>0.18498139990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3773943450445">
                <text:p>0.173773943450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3245512453958">
                <text:p>0.163245512453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3354966844928">
                <text:p>0.153354966844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4063659101453">
                <text:p>0.144063659101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135732932036">
                <text:p>0.127135732932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943296826672">
                <text:p>0.11943296826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2196890520344">
                <text:p>0.11219689052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399224561864">
                <text:p>0.105399224561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90134083638263">
                <text:p>0.0990134083638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30144892106635">
                <text:p>0.0930144892106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73790261954204">
                <text:p>0.0873790261954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1117199683167">
                <text:p>0.077111719968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24397570342515">
                <text:p>0.0724397570342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0508540250102">
                <text:p>0.0680508540250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9278612067076">
                <text:p>0.0639278612067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0054667895308">
                <text:p>0.060054667895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4161395037774">
                <text:p>0.0564161395037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29980584033558">
                <text:p>0.05299805840335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787068367864">
                <text:p>0.049787068367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6770622383959">
                <text:p>0.046770622383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9369336234074">
                <text:p>0.0439369336234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12749293857976">
                <text:p>0.0412749293857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774207831722">
                <text:p>0.038774207831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4249973373642">
                <text:p>0.0364249973373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218118311666">
                <text:p>0.03421811831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21449473268761">
                <text:p>0.0321449473268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1973834223185">
                <text:p>0.0301973834223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3678164497131">
                <text:p>0.0283678164497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6490973363555">
                <text:p>0.026649097336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0345101499602">
                <text:p>0.0250345101499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35177458560091">
                <text:p>0.0235177458560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20928776650625">
                <text:p>0.022092877665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7543378736997">
                <text:p>0.0207543378736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496896108598">
                <text:p>0.019496896108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2059504258514">
                <text:p>0.0172059504258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1634945881659">
                <text:p>0.0161634945881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1841979568379">
                <text:p>0.0151841979568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2642339089993">
                <text:p>0.0142642339089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4000076651408">
                <text:p>0.0134000076651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588142242434">
                <text:p>0.012588142242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8254652590966">
                <text:p>0.01182546525909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4359364627745">
                <text:p>0.0104359364627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80365503582183">
                <text:p>0.00980365503582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20968160396814">
                <text:p>0.00920968160396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65169520312064">
                <text:p>0.00865169520312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12751548929221">
                <text:p>0.00812751548929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63509421885996">
                <text:p>0.00763509421885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1725072450087">
                <text:p>0.00717250724500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32971542748575">
                <text:p>0.00632971542748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9462173564721">
                <text:p>0.0059462173564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5859542589981">
                <text:p>0.0055859542589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24751839918139">
                <text:p>0.00524751839918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92958733154505">
                <text:p>0.00492958733154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63091873353325">
                <text:p>0.0046309187335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5034555110877">
                <text:p>0.004350345551108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08677143846407">
                <text:p>0.00408677143846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3916647402616">
                <text:p>0.00383916647402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60656313601573">
                <text:p>0.00360656313601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38805252183471">
                <text:p>0.00338805252183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18278079650967">
                <text:p>0.00318278079650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98994585631306">
                <text:p>0.00298994585631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80879419452551">
                <text:p>0.00280879419452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3861795709192">
                <text:p>0.00263861795709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7875217666636">
                <text:p>0.00247875217666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32857217423771">
                <text:p>0.00232857217423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18749111818289">
                <text:p>0.00218749111818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495773120946">
                <text:p>0.00205495773120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3045413622771">
                <text:p>0.00193045413622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81349383273462">
                <text:p>0.00181349383273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0361979580257">
                <text:p>0.00170361979580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60040269024456">
                <text:p>0.00160040269024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0343919297757">
                <text:p>0.00150343919297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41235041702888">
                <text:p>0.001412350417028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2678043102699">
                <text:p>0.001326780431026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24639486839205">
                <text:p>0.00124639486839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7087962079117">
                <text:p>0.00117087962079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9993961075332">
                <text:p>0.00109993961075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03329763864764">
                <text:p>0.00103329763864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70693299519909">
                <text:p>0.000970693299519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11881965554517">
                <text:p>0.000911881965554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856633830185941">
                <text:p>0.0008566338301859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04733010124614">
                <text:p>0.000804733010124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755976701788271">
                <text:p>0.0007559767017882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710174388842549">
                <text:p>0.00071017438884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67147097754268">
                <text:p>0.000667147097754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26726698448458">
                <text:p>0.0006267266984484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88755247336444">
                <text:p>0.000588755247336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53084370147834">
                <text:p>0.000553084370147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19574682154839">
                <text:p>0.000519574682154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88095243523415">
                <text:p>0.000488095243523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58523047663021">
                <text:p>0.000458523047663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30742540575688">
                <text:p>0.000430742540575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404645169326265">
                <text:p>0.000404645169326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80128957869464">
                <text:p>0.000380128957869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57098108576248">
                <text:p>0.000357098108576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35462627902512">
                <text:p>0.000335462627902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315137974737356">
                <text:p>0.000315137974737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96044730056856">
                <text:p>0.000296044730056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78108286592499">
                <text:p>0.000278108286592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61258557301668">
                <text:p>0.000261258557301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4542970150099">
                <text:p>0.000245429701500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30559867592442">
                <text:p>0.000230559867592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16590951376885">
                <text:p>0.000216590951376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03468369010644">
                <text:p>0.000203468369010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91140843717952">
                <text:p>0.000191140843717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79560205425833">
                <text:p>0.000179560205425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68681202538499">
                <text:p>0.0001686812025384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58461325115751">
                <text:p>0.0001584613251157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4886063876447">
                <text:p>0.000148860638764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39841628594101">
                <text:p>0.000139841628594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31369052626409">
                <text:p>0.000131369052626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15932782038279">
                <text:p>0.000115932782038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08908769855067">
                <text:p>0.00010890876985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02310321056796">
                <text:p>0.000102310321056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961116520613947">
                <text:p>0.00009611165206139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90288541435058">
                <text:p>0.000090288541435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848182352464692">
                <text:p>0.0000848182352464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796793581553195">
                <text:p>0.0000796793581553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48518298877006">
                <text:p>0.0000748518298877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703167867719981">
                <text:p>0.0000703167867719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60565080286849">
                <text:p>0.0000660565080286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20543465259898">
                <text:p>0.0000620543465259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582946637308688">
                <text:p>0.0000582946637308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547627686010971">
                <text:p>0.0000547627686010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514448601797023">
                <text:p>0.0000514448601797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483279736674252">
                <text:p>0.0000483279736674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426492870696926">
                <text:p>0.0000426492870696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400652973929511">
                <text:p>0.0000400652973929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37637863736445">
                <text:p>0.000037637863736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3535750085041">
                <text:p>0.00003535750085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332152981673137">
                <text:p>0.0000332152981673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31202884983619">
                <text:p>0.000031202884983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293123977510782">
                <text:p>0.0000293123977510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275364493497472">
                <text:p>0.0000275364493497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258681002226541">
                <text:p>0.0000258681002226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243008312593295">
                <text:p>0.00002430083125932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228285183222402">
                <text:p>0.000022828518322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214454083165892">
                <text:p>0.0000214454083165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201460967099726">
                <text:p>0.0000201460967099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189255064140519">
                <text:p>0.0000189255064140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77788679457206">
                <text:p>0.00001777886794572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67017007902457">
                <text:p>0.00001670170079024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156897958935589">
                <text:p>0.00001568979589355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147391992152865">
                <text:p>0.00001473919921528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138461962782503">
                <text:p>0.00001384619627825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130072976540676">
                <text:p>0.0000130072976540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122192253281342">
                <text:p>0.000012219225328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114788998907106">
                <text:p>0.0000114788998907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107834285040617">
                <text:p>0.00001078342850406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101300935986307">
                <text:p>0.0000101300935986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951634225407687">
                <text:p>0.000009516342254076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893977622368365">
                <text:p>0.00000893977622368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839814256315774">
                <text:p>0.00000839814256315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788932482720023">
                <text:p>0.00000788932482720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741133479945056">
                <text:p>0.00000741133479945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696230472348795">
                <text:p>0.000006962304723487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654048000453254">
                <text:p>0.00000654048000453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614421235332821">
                <text:p>0.000006144212353328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577195334541645">
                <text:p>0.00000577195334541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542224837063416">
                <text:p>0.00000542224837063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509373094919281">
                <text:p>0.00000509373094919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478511739212901">
                <text:p>0.00000478511739212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449520178526195">
                <text:p>0.00000449520178526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22285127705753">
                <text:p>0.000004222851277057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396700165198641">
                <text:p>0.000003967001651986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350086667042598">
                <text:p>0.000003500866670425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328875988136649">
                <text:p>0.000003288759881366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308950399301257">
                <text:p>0.000003089503993012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90232040865041">
                <text:p>0.000002902320408650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272647770435634">
                <text:p>0.000002726477704356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56128877094204">
                <text:p>0.000002561288770942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240610812906043">
                <text:p>0.000002406108129060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26032940698106">
                <text:p>0.000002260329406981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212338297117944">
                <text:p>0.00000212338297117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99473370048166">
                <text:p>0.00000199473370048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87387889506673">
                <text:p>0.000001873878895066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76034631215617">
                <text:p>0.000001760346312156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65369232071504">
                <text:p>0.00000165369232071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55350016795404">
                <text:p>0.000001553500167954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145937835085895">
                <text:p>0.000001459378350858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37095908638409">
                <text:p>0.000001370959086384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28789687433204">
                <text:p>0.00000128789687433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120986714730416">
                <text:p>0.00000120986714730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13656500244641">
                <text:p>0.000001136565002446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06770401003478">
                <text:p>0.000001067704010034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100301509424501">
                <text:p>0.000001003015094245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94224548173285">
                <text:p>0.00000094224548173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88515771391681">
                <text:p>0.000000885157713916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83152871910357">
                <text:p>0.000000831528719103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78114894083045">
                <text:p>0.00000078114894083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73382151901904">
                <text:p>0.000000733821519019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68936152074011">
                <text:p>0.00000068936152074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64759521758422">
                <text:p>0.00000064759521758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60835940681415">
                <text:p>0.000000608359406814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57150077364667">
                <text:p>0.00000057150077364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53687529217169">
                <text:p>0.000000536875292171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50434766256789">
                <text:p>0.000000504347662567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47379078241572">
                <text:p>0.000000473790782415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44508525004194">
                <text:p>0.000000445085250041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418118897955">
                <text:p>0.0000004181188979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3927863545481">
                <text:p>0.0000003927863545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36898863235737">
                <text:p>0.000000368988632357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3466327412662">
                <text:p>0.00000034663274126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32563132514431">
                <text:p>0.000000325631325144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30590232050183">
                <text:p>0.00000030590232050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28736863582437">
                <text:p>0.00000028736863582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2699578503363">
                <text:p>0.0000002699578503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25360193101497">
                <text:p>0.00000025360193101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23823696675018">
                <text:p>0.00000023823696675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22380291861018">
                <text:p>0.00000022380291861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21024338523818">
                <text:p>0.00000021024338523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19750538246288">
                <text:p>0.000000197505382462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1855391362616">
                <text:p>0.00000018553913626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17429788826727">
                <text:p>0.000000174297888267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16373771305908">
                <text:p>0.00000016373771305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15381734652291">
                <text:p>0.00000015381734652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14449802461092">
                <text:p>0.000000144498024610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13574333187025">
                <text:p>0.00000013574333187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12751905914873">
                <text:p>0.00000012751905914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119793069922">
                <text:p>0.000000119793069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4.201cm" style:legend-expansion="high" chart:style-name="ch2"/>
        <chart:plot-area chart:style-name="ch3" table:cell-range-address="Sheet1.F2:Sheet1.F258" chart:data-source-has-labels="row" svg:x="0.32cm" svg:y="0.18cm" svg:width="12.217cm" svg:height="8.64cm">
          <chart:coordinate-region svg:x="1.232cm" svg:y="0.38cm" svg:width="11.02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258" chart:label-cell-address="Sheet1.F2:Sheet1.F2" chart:class="chart:scatte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val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3:Sheet1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161602288804">
                <text:p>0.0569161602288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696119513191">
                <text:p>0.103696119513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739839389428">
                <text:p>0.141739839389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270123358771">
                <text:p>0.172270123358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354200427652">
                <text:p>0.196354200427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922726049958">
                <text:p>0.214922726049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786506749384">
                <text:p>0.22878650674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651218541191">
                <text:p>0.238651218541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5130357372573">
                <text:p>0.245130357372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87566316588">
                <text:p>0.2487566316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9991982166194">
                <text:p>0.249991982166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9236392592585">
                <text:p>0.249236392592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6835634876886">
                <text:p>0.246835634876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088076228063">
                <text:p>0.24308807622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250659831871">
                <text:p>0.238250659831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254415793483">
                <text:p>0.23254415793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157784310255">
                <text:p>0.226157784310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9253242796485">
                <text:p>0.219253242796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1968279500396">
                <text:p>0.211968279500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4419798236291">
                <text:p>0.204419798236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6706591694932">
                <text:p>0.196706591694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911734598039">
                <text:p>0.188911734598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104679591681">
                <text:p>0.181104679591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343091780566">
                <text:p>0.173343091780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67445352769">
                <text:p>0.16567445352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8137467372472">
                <text:p>0.158137467372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763281595638">
                <text:p>0.150763281595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3576560028127">
                <text:p>0.143576560028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6596415117603">
                <text:p>0.1365964151176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837220988919">
                <text:p>0.129837220988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3309321227754">
                <text:p>0.123309321227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7019644347879">
                <text:p>0.117019644347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097223834387">
                <text:p>0.11097223834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516873435772">
                <text:p>0.10516873435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96087482779098">
                <text:p>0.0996087482779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90228023622">
                <text:p>0.094290228023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92097533280045">
                <text:p>0.0892097533280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3627940075429">
                <text:p>0.0843627940075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7439319765604">
                <text:p>0.07974393197656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53470516248133">
                <text:p>0.0753470516248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1655026118446">
                <text:p>0.0711655026118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71922386350701">
                <text:p>0.0671922386350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19935291477">
                <text:p>0.063419935291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8410897682435">
                <text:p>0.0598410897682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4481047592922">
                <text:p>0.0564481047592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32333587072677">
                <text:p>0.0532333587072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1892642088303">
                <text:p>0.0501892642088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3083161911976">
                <text:p>0.0473083161911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45831312657761">
                <text:p>0.0445831312657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20064794871797">
                <text:p>0.0420064794871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9571309589995">
                <text:p>0.03957130958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72707686387444">
                <text:p>0.0372707686387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50982169063373">
                <text:p>0.0350982169063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30472386908749">
                <text:p>0.0330472386908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11116496882284">
                <text:p>0.0311116496882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9285501456764">
                <text:p>0.029285501456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5630834395885">
                <text:p>0.02756308343958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9389229475129">
                <text:p>0.0259389229475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4077834515117">
                <text:p>0.0244077834515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29646614858613">
                <text:p>0.0229646614858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604782421539">
                <text:p>0.021604782421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3235953331241">
                <text:p>0.0203235953331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1167671507285">
                <text:p>0.0191167671507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79801762608317">
                <text:p>0.0179801762608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9099056957945">
                <text:p>0.0169099056957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9022360308642">
                <text:p>0.0159022360308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9536380892455">
                <text:p>0.0149536380892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0607655399886">
                <text:p>0.01406076553998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220447459715">
                <text:p>0.013220447459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4296809173183">
                <text:p>0.0124296809173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6856236305025">
                <text:p>0.0116856236305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55867341556">
                <text:p>0.0109855867341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3270276929194">
                <text:p>0.0103270276929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70754338376044">
                <text:p>0.00970754338376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12486336872167">
                <text:p>0.00912486336872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57684337323294">
                <text:p>0.00857684337323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06145898126353">
                <text:p>0.00806145898126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57679955512909">
                <text:p>0.00757679955512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121062384829">
                <text:p>0.007121062384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69254706932298">
                <text:p>0.00669254706932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2896501300928">
                <text:p>0.0062896501300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91085985562169">
                <text:p>0.00591085985562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55475137401448">
                <text:p>0.00555475137401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21998194983164">
                <text:p>0.00521998194983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90528650028572">
                <text:p>0.00490528650028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60947332521666">
                <text:p>0.00460947332521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3142004469472">
                <text:p>0.00433142004469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07006973767382">
                <text:p>0.00407006973767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2442727481088">
                <text:p>0.00382442727481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59355583836166">
                <text:p>0.00359355583836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376573621944">
                <text:p>0.003376573621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17265070291104">
                <text:p>0.00317265070291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98100608008938">
                <text:p>0.00298100608008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80090486969831">
                <text:p>0.00280090486969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63165565236843">
                <text:p>0.00263165565236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7260796431303">
                <text:p>0.00247260796431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32314992586708">
                <text:p>0.00232314992586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18270600079076">
                <text:p>0.00218270600079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07348799324">
                <text:p>0.0020507348799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2672748305563">
                <text:p>0.00192672748305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81020507285325">
                <text:p>0.00181020507285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0071747539392">
                <text:p>0.001700717475393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59784140147362">
                <text:p>0.00159784140147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0117886357059">
                <text:p>0.00150117886357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4103556833284">
                <text:p>0.0014103556833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2502008471484">
                <text:p>0.001325020084714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2448413682241">
                <text:p>0.0012448413682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6950866170479">
                <text:p>0.00116950866170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9872974360601">
                <text:p>0.00109872974360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0322299346376">
                <text:p>0.0010322299346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69751054038176">
                <text:p>0.000969751054038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11050436835413">
                <text:p>0.000911050436835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855900008666922">
                <text:p>0.000855900008666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04085414907029">
                <text:p>0.000804085414907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755405201014624">
                <text:p>0.000755405201014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709670041179981">
                <text:p>0.000709670041179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66702012504226">
                <text:p>0.000666702012504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2633391209391">
                <text:p>0.00062633391209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88408614595177">
                <text:p>0.0005884086145951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52778467827332">
                <text:p>0.000552778467827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19304724304502">
                <text:p>0.0005193047243045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87857006556665">
                <text:p>0.0004878570065566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58312804277783">
                <text:p>0.000458312804277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30557001439426">
                <text:p>0.000430557001439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404481431613206">
                <text:p>0.000404481431613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79984459844853">
                <text:p>0.000379984459844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56970589517099">
                <text:p>0.000356970589517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35350092727793">
                <text:p>0.0003353500927277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315038662794235">
                <text:p>0.000315038662794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95957087574661">
                <text:p>0.000295957087574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78030942373428">
                <text:p>0.0002780309423734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61190301267904">
                <text:p>0.0002611903012679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45369465762611">
                <text:p>0.000245369465762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30506709739898">
                <text:p>0.000230506709739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16544039736667">
                <text:p>0.00021654403973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03426969633456">
                <text:p>0.000203426969633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91104308895815">
                <text:p>0.000191104308895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17952796355846">
                <text:p>0.00017952796355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168652749190409">
                <text:p>0.000168652749190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158436215124194">
                <text:p>0.0001584362151241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48838479274697">
                <text:p>0.0001488384792746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39822072913013">
                <text:p>0.000139822072913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131351794798421">
                <text:p>0.000131351794798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23394574106935">
                <text:p>0.0001233945741069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15919341628328">
                <text:p>0.000115919341628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08896908734915">
                <text:p>0.000108896908734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02299853655001">
                <text:p>0.000102299853655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961024146117328">
                <text:p>0.0000961024146117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902803894143435">
                <text:p>0.0000902803894143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848110411134389">
                <text:p>0.0000848110411134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796730093552035">
                <text:p>0.00007967300935520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48462270912631">
                <text:p>0.0000748462270912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703118423214962">
                <text:p>0.00007031184232149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60521445664319">
                <text:p>0.0000660521445664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2050495784067">
                <text:p>0.000062050495784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582912654630493">
                <text:p>0.00005829126546304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547597696402723">
                <text:p>0.0000547597696402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514422136060634">
                <text:p>0.00005144221360606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483256380743864">
                <text:p>0.00004832563807438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453978686088624">
                <text:p>0.0000453978686088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42647468108005">
                <text:p>0.000042647468108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400636921648959">
                <text:p>0.00004006369216489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376364471276583">
                <text:p>0.00003763644712765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353562506975436">
                <text:p>0.00003535625069754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332141949112814">
                <text:p>0.00003321419491128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312019113635877">
                <text:p>0.0000312019113635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293115385344162">
                <text:p>0.0000293115385344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275356910937044">
                <text:p>0.0000275356910937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25867431064045">
                <text:p>0.000025867431064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243002407289296">
                <text:p>0.00002430024072892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228279971809914">
                <text:p>0.0000228279971809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214449484110513">
                <text:p>0.0000214449484110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2014569084476">
                <text:p>0.000020145690844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189251482392588">
                <text:p>0.0000189251482392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77785518575751">
                <text:p>0.00001777855185757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67014218434364">
                <text:p>0.00001670142184343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156895497238638">
                <text:p>0.0000156895497238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14738981971293">
                <text:p>0.0000147389819712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138460045610989">
                <text:p>0.0000138460045610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130071284642754">
                <text:p>0.0000130071284642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122190760186666">
                <text:p>0.0000122190760186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114787681255679">
                <text:p>0.0000114787681255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107833122217314">
                <text:p>0.0000107833122217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101299909798344">
                <text:p>0.00001012999097983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951625169330697">
                <text:p>0.000009516251693306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893969630408472">
                <text:p>0.00000893969630408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839807203435923">
                <text:p>0.00000839807203435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7889262585754">
                <text:p>0.0000078892625857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741127987156705">
                <text:p>0.000007411279871567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696225624980089">
                <text:p>0.000006962256249800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654043722665386">
                <text:p>0.00000654043722665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614417460198277">
                <text:p>0.000006144174601982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577192002997103">
                <text:p>0.00000577192002997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542221896985676">
                <text:p>0.00000542221896985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509370500309783">
                <text:p>0.000005093705003097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478509449478056">
                <text:p>0.00000478509449478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449518157842286">
                <text:p>0.00000449518157842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22283344458462">
                <text:p>0.00000422283344458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396698591488431">
                <text:p>0.00000396698591488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372663928413481">
                <text:p>0.000003726639284134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350085441435854">
                <text:p>0.000003500854414358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328874906542493">
                <text:p>0.000003288749065424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308949444797765">
                <text:p>0.00000308949444797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90231198518665">
                <text:p>0.000002902311985186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272647027067566">
                <text:p>0.00000272647027067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56128221074187">
                <text:p>0.00000256128221074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24061023397041">
                <text:p>0.00000240610233970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26032429789203">
                <text:p>0.000002260324297892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21233784624242">
                <text:p>0.000002123378462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99472972151912">
                <text:p>0.000001994729721519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87387538364462">
                <text:p>0.000001873875383644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76034321333703">
                <text:p>0.000001760343213337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65368958601674">
                <text:p>0.000001653689586016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55349775459126">
                <text:p>0.00000155349775459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145937622107378">
                <text:p>0.000001459376221073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37095720685527">
                <text:p>0.00000137095720685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28789521565368">
                <text:p>0.000001287895215653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120986568352565">
                <text:p>0.00000120986568352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1365637106664">
                <text:p>0.0000011365637106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06770287004293">
                <text:p>0.000001067702870042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100301408820573">
                <text:p>0.000001003014088205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9422445939063">
                <text:p>0.0000009422445939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88515693041264">
                <text:p>0.000000885156930412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83152802766356">
                <text:p>0.00000083152802766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78114833063678">
                <text:p>0.000000781148330636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73382098052501">
                <text:p>0.000000733820980525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6893610455208">
                <text:p>0.00000068936104552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64759479820466">
                <text:p>0.000000647594798204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60835903671298">
                <text:p>0.000000608359036712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57150044703354">
                <text:p>0.000000571500447033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53687500393661">
                <text:p>0.0000005368750039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50434740820132">
                <text:p>0.00000050434740820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47379055793801">
                <text:p>0.000000473790557938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44508505194106">
                <text:p>0.000000445085051941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41811872313159">
                <text:p>0.00000041811872313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39278620026698">
                <text:p>0.00000039278620026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36898849620476">
                <text:p>0.00000036898849620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34663262111194">
                <text:p>0.000000346632621111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32563121910855">
                <text:p>0.000000325631219108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3059022269256">
                <text:p>0.0000003059022269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28736855324364">
                <text:p>0.000000287368553243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26995777745906">
                <text:p>0.00000026995777745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25360186670103">
                <text:p>0.000000253601866701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23823690999333">
                <text:p>0.00000023823690999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22380286852243">
                <text:p>0.00000022380286852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2102433410359">
                <text:p>0.00000021024334103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1975053434545">
                <text:p>0.0000001975053434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18553910183683">
                <text:p>0.00000018553910183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17429785788752">
                <text:p>0.0000001742978578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16373768624904">
                <text:p>0.00000016373768624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15381732286313">
                <text:p>0.00000015381732286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14449800373125">
                <text:p>0.0000001444980037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13574331344399">
                <text:p>0.000000135743313443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12751904288762">
                <text:p>0.000000127519042887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11979305557163">
                <text:p>0.00000011979305557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